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16">
      <style:graphic-properties draw:fill="none" draw:stroke="solid" svg:stroke-width="0.01042in" svg:stroke-color="#4472c4" svg:stroke-opacity="100%" draw:stroke-linejoin="miter" svg:stroke-linecap="butt"/>
    </style:style>
    <style:style style:family="graphic" style:name="a818">
      <style:graphic-properties draw:fill="none" draw:stroke="solid" svg:stroke-width="0.01389in" svg:stroke-color="#4472c4" draw:marker-end="a817" svg:stroke-opacity="100%" draw:stroke-linejoin="miter" svg:stroke-linecap="butt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draw:fill="none" draw:stroke="solid" svg:stroke-width="0.01736in" svg:stroke-color="#4472c4" svg:stroke-opacity="100%" draw:stroke-linejoin="miter" svg:stroke-linecap="butt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8">
      <style:graphic-properties draw:fill="none" draw:stroke="solid" svg:stroke-width="0.01736in" svg:stroke-color="#4472c4" svg:stroke-opacity="100%" draw:stroke-linejoin="miter" svg:stroke-linecap="butt"/>
    </style:style>
    <style:style style:family="graphic" style:name="a852">
      <style:graphic-properties draw:fill="none" draw:stroke="solid" svg:stroke-width="0.01042in" svg:stroke-color="#4472c4" svg:stroke-opacity="100%" draw:stroke-linejoin="miter" svg:stroke-linecap="butt"/>
    </style:style>
    <style:style style:family="graphic" style:name="a779">
      <style:graphic-properties draw:fill="none" draw:stroke="solid" svg:stroke-width="0.01736in" svg:stroke-color="#4472c4" svg:stroke-opacity="100%" draw:stroke-linejoin="miter" svg:stroke-linecap="butt"/>
    </style:style>
    <style:style style:family="graphic" style:name="a854">
      <style:graphic-properties draw:fill="none" draw:stroke="solid" svg:stroke-width="0.01389in" svg:stroke-color="#4472c4" draw:marker-end="a853" svg:stroke-opacity="100%" draw:stroke-linejoin="miter" svg:stroke-linecap="butt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5">
      <style:graphic-properties draw:fill="none" draw:stroke="solid" svg:stroke-width="0.01042in" svg:stroke-color="#4472c4" svg:stroke-opacity="100%" draw:stroke-linejoin="miter" svg:stroke-linecap="butt"/>
    </style:style>
    <style:style style:family="graphic" style:name="a827">
      <style:graphic-properties draw:fill="none" draw:stroke="solid" svg:stroke-width="0.01389in" svg:stroke-color="#4472c4" draw:marker-end="a826" svg:stroke-opacity="100%" draw:stroke-linejoin="miter" svg:stroke-linecap="butt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draw:fill="none" draw:stroke="solid" svg:stroke-width="0.01736in" svg:stroke-color="#4472c4" svg:stroke-opacity="100%" draw:stroke-linejoin="miter" svg:stroke-linecap="butt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86">
      <style:graphic-properties draw:fill="none" draw:stroke="solid" svg:stroke-width="0.01736in" svg:stroke-color="#4472c4" draw:marker-start="a784" draw:marker-end="a785" svg:stroke-opacity="100%" draw:stroke-linejoin="miter" svg:stroke-linecap="butt"/>
    </style:style>
    <style:style style:family="graphic" style:name="a861">
      <style:graphic-properties draw:fill="none" draw:stroke="solid" svg:stroke-width="0.01042in" svg:stroke-color="#4472c4" svg:stroke-opacity="100%" draw:stroke-linejoin="miter" svg:stroke-linecap="butt"/>
    </style:style>
    <style:style style:family="graphic" style:name="a863">
      <style:graphic-properties draw:fill="none" draw:stroke="solid" svg:stroke-width="0.01389in" svg:stroke-color="#4472c4" draw:marker-end="a862" svg:stroke-opacity="100%" draw:stroke-linejoin="miter" svg:stroke-linecap="butt"/>
    </style:style>
    <style:style style:family="graphic" style:name="a789">
      <style:graphic-properties draw:fill="none" draw:stroke="solid" svg:stroke-width="0.01736in" svg:stroke-color="#4472c4" draw:marker-start="a787" draw:marker-end="a788" svg:stroke-opacity="100%" draw:stroke-linejoin="miter" svg:stroke-linecap="butt"/>
    </style:style>
    <style:style style:family="presentation" style:name="a864">
      <style:graphic-properties draw:fill="none" draw:stroke="solid" svg:stroke-width="0.01389in" svg:stroke-color="#000000" svg:stroke-opacity="100%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4">
      <style:graphic-properties draw:fill="none" draw:stroke="solid" svg:stroke-width="0.01042in" svg:stroke-color="#4472c4" svg:stroke-opacity="100%" draw:stroke-linejoin="miter" svg:stroke-linecap="butt"/>
    </style:style>
    <style:style style:family="graphic" style:name="a836">
      <style:graphic-properties draw:fill="none" draw:stroke="solid" svg:stroke-width="0.01389in" svg:stroke-color="#4472c4" draw:marker-end="a835" svg:stroke-opacity="100%" draw:stroke-linejoin="miter" svg:stroke-linecap="butt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2060" draw:marker-end="a79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2060" draw:marker-start="a79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7">
      <style:graphic-properties draw:fill="none" draw:stroke="solid" svg:stroke-width="0.01042in" svg:stroke-color="#4472c4" svg:stroke-opacity="100%" draw:stroke-linejoin="miter" svg:stroke-linecap="butt"/>
    </style:style>
    <style:style style:family="graphic" style:name="a879">
      <style:graphic-properties draw:fill="none" draw:stroke="solid" svg:stroke-width="0.01389in" svg:stroke-color="#4472c4" draw:marker-end="a878" svg:stroke-opacity="100%" draw:stroke-linejoin="miter" svg:stroke-linecap="butt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43">
      <style:graphic-properties draw:fill="none" draw:stroke="solid" svg:stroke-width="0.01042in" svg:stroke-color="#4472c4" svg:stroke-opacity="100%" draw:stroke-linejoin="miter" svg:stroke-linecap="butt"/>
    </style:style>
    <style:style style:family="graphic" style:name="a845">
      <style:graphic-properties draw:fill="none" draw:stroke="solid" svg:stroke-width="0.01389in" svg:stroke-color="#4472c4" draw:marker-end="a844" svg:stroke-opacity="100%" draw:stroke-linejoin="miter" svg:stroke-linecap="butt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776" draw:master-page-name="Master1-Layout1-title-Titelfolie" presentation:presentation-page-layout-name="Master1-PPL1" draw:id="Slide-257">
        <draw:g draw:name="Gruppieren 1" draw:id="id69">
          <svg:title/>
          <svg:desc/>
          <draw:custom-shape svg:width="0.27589in" svg:height="0.4918in" draw:id="id114" draw:style-name="a857" draw:transform="translate(-0.13795in -0.2459in) rotate(-5.59555) translate(2.32471in 2.3801in)" draw:name="Bogen 2">
            <svg:title/>
            <svg:desc/>
            <text:p text:style-name="a856" text:class-names="" text:cond-style-name=""><text:span text:style-name="a855" text:class-names=""/></text:p>
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180"/>
              <draw:equation draw:name="f15" draw:formula="?f81"/>
              <draw:equation draw:name="f16" draw:formula="?f85"/>
              <draw:equation draw:name="f17" draw:formula="?f16 - ?f15"/>
              <draw:equation draw:name="f18" draw:formula="?f17 + 21600000"/>
              <draw:equation draw:name="f19" draw:formula="if(?f17, ?f17, ?f18)"/>
              <draw:equation draw:name="f20" draw:formula="?f15 + ?f2"/>
              <draw:equation draw:name="f21" draw:formula="?f20 * ?f13 / ?f1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?f11"/>
              <draw:equation draw:name="f26" draw:formula="sin(?f22)"/>
              <draw:equation draw:name="f27" draw:formula="0 - ?f26"/>
              <draw:equation draw:name="f28" draw:formula="?f27 * ?f8"/>
              <draw:equation draw:name="f29" draw:formula="0 - ?f28"/>
              <draw:equation draw:name="f30" draw:formula="0 - ?f25"/>
              <draw:equation draw:name="f31" draw:formula="atan2(?f29, ?f30)"/>
              <draw:equation draw:name="f32" draw:formula="-1 * sin(?f31)"/>
              <draw:equation draw:name="f33" draw:formula="?f32 * ?f11"/>
              <draw:equation draw:name="f34" draw:formula="-1 * cos(?f31)"/>
              <draw:equation draw:name="f35" draw:formula="?f34 * ?f8"/>
              <draw:equation draw:name="f36" draw:formula="?f16 + ?f2"/>
              <draw:equation draw:name="f37" draw:formula="?f36 * ?f13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11"/>
              <draw:equation draw:name="f42" draw:formula="sin(?f38)"/>
              <draw:equation draw:name="f43" draw:formula="0 - ?f42"/>
              <draw:equation draw:name="f44" draw:formula="?f43 * ?f8"/>
              <draw:equation draw:name="f45" draw:formula="0 - ?f44"/>
              <draw:equation draw:name="f46" draw:formula="0 - ?f41"/>
              <draw:equation draw:name="f47" draw:formula="atan2(?f45, ?f46)"/>
              <draw:equation draw:name="f48" draw:formula="-1 * sin(?f47)"/>
              <draw:equation draw:name="f49" draw:formula="?f48 * ?f11"/>
              <draw:equation draw:name="f50" draw:formula="-1 * cos(?f47)"/>
              <draw:equation draw:name="f51" draw:formula="?f50 * ?f8"/>
              <draw:equation draw:name="f52" draw:formula="?f12 + ?f33"/>
              <draw:equation draw:name="f53" draw:formula="?f9 + ?f35"/>
              <draw:equation draw:name="f54" draw:formula="?f12 + ?f49"/>
              <draw:equation draw:name="f55" draw:formula="?f9 + ?f51"/>
              <draw:equation draw:name="f56" draw:formula="21600000 - ?f15"/>
              <draw:equation draw:name="f57" draw:formula="?f19 - ?f56"/>
              <draw:equation draw:name="f58" draw:formula="max(?f52, ?f54)"/>
              <draw:equation draw:name="f59" draw:formula="if(?f57, ?f4, ?f58)"/>
              <draw:equation draw:name="f60" draw:formula="?f2 - ?f15"/>
              <draw:equation draw:name="f61" draw:formula="27000000 - ?f15"/>
              <draw:equation draw:name="f62" draw:formula="if(?f60, ?f60, ?f61)"/>
              <draw:equation draw:name="f63" draw:formula="?f19 - ?f62"/>
              <draw:equation draw:name="f64" draw:formula="max(?f53, ?f55)"/>
              <draw:equation draw:name="f65" draw:formula="if(?f63, ?f6, ?f64)"/>
              <draw:equation draw:name="f66" draw:formula="?f1 - ?f15"/>
              <draw:equation draw:name="f67" draw:formula="32400000 - ?f15"/>
              <draw:equation draw:name="f68" draw:formula="if(?f66, ?f66, ?f67)"/>
              <draw:equation draw:name="f69" draw:formula="?f19 - ?f68"/>
              <draw:equation draw:name="f70" draw:formula="min(?f52, ?f54)"/>
              <draw:equation draw:name="f71" draw:formula="if(?f69, ?f3, ?f70)"/>
              <draw:equation draw:name="f72" draw:formula="?f0 - ?f15"/>
              <draw:equation draw:name="f73" draw:formula="37800000 - ?f15"/>
              <draw:equation draw:name="f74" draw:formula="if(?f72, ?f72, ?f73)"/>
              <draw:equation draw:name="f75" draw:formula="?f19 - ?f74"/>
              <draw:equation draw:name="f76" draw:formula="min(?f53, ?f55)"/>
              <draw:equation draw:name="f77" draw:formula="if(?f75, ?f5, ?f76)"/>
              <draw:equation draw:name="f78" draw:formula="0 - $0"/>
              <draw:equation draw:name="f79" draw:formula="?f78 * ?f1 / ?f14"/>
              <draw:equation draw:name="f80" draw:formula="?f79 - ?f2"/>
              <draw:equation draw:name="f81" draw:formula="0 - ?f80"/>
              <draw:equation draw:name="f82" draw:formula="0 - $1"/>
              <draw:equation draw:name="f83" draw:formula="?f82 * ?f1 / ?f14"/>
              <draw:equation draw:name="f84" draw:formula="?f83 - ?f2"/>
              <draw:equation draw:name="f85" draw:formula="0 - ?f84"/>
              <draw:equation draw:name="f86" draw:formula="?f52 - 10800"/>
              <draw:equation draw:name="f87" draw:formula="?f53 - 10800"/>
              <draw:equation draw:name="f88" draw:formula="sqrt(?f86 * ?f86 + ?f87 * ?f87 + 0 * 0)"/>
              <draw:equation draw:name="f89" draw:formula="atan2(?f86, ?f87)"/>
              <draw:equation draw:name="f90" draw:formula="?f89 + ?f2"/>
              <draw:equation draw:name="f91" draw:formula="?f90 * ?f14 / ?f1"/>
              <draw:equation draw:name="f92" draw:formula="0 - ?f91"/>
              <draw:equation draw:name="f93" draw:formula="?f54 - 10800"/>
              <draw:equation draw:name="f94" draw:formula="?f55 - 10800"/>
              <draw:equation draw:name="f95" draw:formula="sqrt(?f93 * ?f93 + ?f94 * ?f94 + 0 * 0)"/>
              <draw:equation draw:name="f96" draw:formula="atan2(?f93, ?f94)"/>
              <draw:equation draw:name="f97" draw:formula="?f96 + ?f2"/>
              <draw:equation draw:name="f98" draw:formula="?f97 * ?f14 / ?f1"/>
              <draw:equation draw:name="f99" draw:formula="0 - ?f98"/>
              <draw:equation draw:name="f100" draw:formula="21550000 - ?f19"/>
              <draw:equation draw:name="f101" draw:formula="if(?f100, ?f19, 21550000)"/>
              <draw:equation draw:name="f102" draw:formula="-21550000 - ?f101"/>
              <draw:equation draw:name="f103" draw:formula="if(?f102, -21550000, ?f101)"/>
              <draw:equation draw:name="f104" draw:formula="?f15 + ?f103"/>
              <draw:equation draw:name="f105" draw:formula="sqrt(?f25 * ?f25 + ?f28 * ?f28 + 0 * 0)"/>
              <draw:equation draw:name="f106" draw:formula="?f11 * ?f8 / ?f105"/>
              <draw:equation draw:name="f107" draw:formula="?f27 * ?f106"/>
              <draw:equation draw:name="f108" draw:formula="?f52 - ?f107"/>
              <draw:equation draw:name="f109" draw:formula="?f24 * ?f106"/>
              <draw:equation draw:name="f110" draw:formula="?f53 - ?f109"/>
              <draw:equation draw:name="f111" draw:formula="?f108 - ?f11"/>
              <draw:equation draw:name="f112" draw:formula="?f110 - ?f8"/>
              <draw:equation draw:name="f113" draw:formula="?f108 + ?f11"/>
              <draw:equation draw:name="f114" draw:formula="?f110 + ?f8"/>
              <draw:equation draw:name="f115" draw:formula="?f104 + ?f2"/>
              <draw:equation draw:name="f116" draw:formula="?f115 * ?f13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11"/>
              <draw:equation draw:name="f121" draw:formula="sin(?f117)"/>
              <draw:equation draw:name="f122" draw:formula="0 - ?f121"/>
              <draw:equation draw:name="f123" draw:formula="?f122 * ?f8"/>
              <draw:equation draw:name="f124" draw:formula="sqrt(?f120 * ?f120 + ?f123 * ?f123 + 0 * 0)"/>
              <draw:equation draw:name="f125" draw:formula="?f11 * ?f8 / ?f124"/>
              <draw:equation draw:name="f126" draw:formula="?f122 * ?f125"/>
              <draw:equation draw:name="f127" draw:formula="?f108 + ?f126"/>
              <draw:equation draw:name="f128" draw:formula="?f119 * ?f125"/>
              <draw:equation draw:name="f129" draw:formula="?f110 + ?f128"/>
              <draw:equation draw:name="f130" draw:formula="if(?f103, ?f52, ?f111)"/>
              <draw:equation draw:name="f131" draw:formula="if(?f103, ?f53, ?f112)"/>
              <draw:equation draw:name="f132" draw:formula="if(?f103, ?f52, ?f113)"/>
              <draw:equation draw:name="f133" draw:formula="if(?f103, ?f53, ?f114)"/>
              <draw:equation draw:name="f134" draw:formula="if(?f103, ?f111, ?f127)"/>
              <draw:equation draw:name="f135" draw:formula="if(?f103, ?f112, ?f129)"/>
              <draw:equation draw:name="f136" draw:formula="if(?f103, ?f113, ?f127)"/>
              <draw:equation draw:name="f137" draw:formula="if(?f103, ?f114, ?f129)"/>
            </draw:enhanced-geometry>
          </draw:custom-shape>
          <draw:custom-shape svg:width="0.27589in" svg:height="0.4918in" draw:id="id115" draw:style-name="a860" draw:transform="translate(-0.13795in -0.2459in) rotate(-2.45396) translate(2.58537in 2.166in)" draw:name="Bogen 3">
            <svg:title/>
            <svg:desc/>
            <text:p text:style-name="a859" text:class-names="" text:cond-style-name=""><text:span text:style-name="a858" text:class-names=""/></text:p>
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180"/>
              <draw:equation draw:name="f15" draw:formula="?f81"/>
              <draw:equation draw:name="f16" draw:formula="?f85"/>
              <draw:equation draw:name="f17" draw:formula="?f16 - ?f15"/>
              <draw:equation draw:name="f18" draw:formula="?f17 + 21600000"/>
              <draw:equation draw:name="f19" draw:formula="if(?f17, ?f17, ?f18)"/>
              <draw:equation draw:name="f20" draw:formula="?f15 + ?f2"/>
              <draw:equation draw:name="f21" draw:formula="?f20 * ?f13 / ?f1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?f11"/>
              <draw:equation draw:name="f26" draw:formula="sin(?f22)"/>
              <draw:equation draw:name="f27" draw:formula="0 - ?f26"/>
              <draw:equation draw:name="f28" draw:formula="?f27 * ?f8"/>
              <draw:equation draw:name="f29" draw:formula="0 - ?f28"/>
              <draw:equation draw:name="f30" draw:formula="0 - ?f25"/>
              <draw:equation draw:name="f31" draw:formula="atan2(?f29, ?f30)"/>
              <draw:equation draw:name="f32" draw:formula="-1 * sin(?f31)"/>
              <draw:equation draw:name="f33" draw:formula="?f32 * ?f11"/>
              <draw:equation draw:name="f34" draw:formula="-1 * cos(?f31)"/>
              <draw:equation draw:name="f35" draw:formula="?f34 * ?f8"/>
              <draw:equation draw:name="f36" draw:formula="?f16 + ?f2"/>
              <draw:equation draw:name="f37" draw:formula="?f36 * ?f13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11"/>
              <draw:equation draw:name="f42" draw:formula="sin(?f38)"/>
              <draw:equation draw:name="f43" draw:formula="0 - ?f42"/>
              <draw:equation draw:name="f44" draw:formula="?f43 * ?f8"/>
              <draw:equation draw:name="f45" draw:formula="0 - ?f44"/>
              <draw:equation draw:name="f46" draw:formula="0 - ?f41"/>
              <draw:equation draw:name="f47" draw:formula="atan2(?f45, ?f46)"/>
              <draw:equation draw:name="f48" draw:formula="-1 * sin(?f47)"/>
              <draw:equation draw:name="f49" draw:formula="?f48 * ?f11"/>
              <draw:equation draw:name="f50" draw:formula="-1 * cos(?f47)"/>
              <draw:equation draw:name="f51" draw:formula="?f50 * ?f8"/>
              <draw:equation draw:name="f52" draw:formula="?f12 + ?f33"/>
              <draw:equation draw:name="f53" draw:formula="?f9 + ?f35"/>
              <draw:equation draw:name="f54" draw:formula="?f12 + ?f49"/>
              <draw:equation draw:name="f55" draw:formula="?f9 + ?f51"/>
              <draw:equation draw:name="f56" draw:formula="21600000 - ?f15"/>
              <draw:equation draw:name="f57" draw:formula="?f19 - ?f56"/>
              <draw:equation draw:name="f58" draw:formula="max(?f52, ?f54)"/>
              <draw:equation draw:name="f59" draw:formula="if(?f57, ?f4, ?f58)"/>
              <draw:equation draw:name="f60" draw:formula="?f2 - ?f15"/>
              <draw:equation draw:name="f61" draw:formula="27000000 - ?f15"/>
              <draw:equation draw:name="f62" draw:formula="if(?f60, ?f60, ?f61)"/>
              <draw:equation draw:name="f63" draw:formula="?f19 - ?f62"/>
              <draw:equation draw:name="f64" draw:formula="max(?f53, ?f55)"/>
              <draw:equation draw:name="f65" draw:formula="if(?f63, ?f6, ?f64)"/>
              <draw:equation draw:name="f66" draw:formula="?f1 - ?f15"/>
              <draw:equation draw:name="f67" draw:formula="32400000 - ?f15"/>
              <draw:equation draw:name="f68" draw:formula="if(?f66, ?f66, ?f67)"/>
              <draw:equation draw:name="f69" draw:formula="?f19 - ?f68"/>
              <draw:equation draw:name="f70" draw:formula="min(?f52, ?f54)"/>
              <draw:equation draw:name="f71" draw:formula="if(?f69, ?f3, ?f70)"/>
              <draw:equation draw:name="f72" draw:formula="?f0 - ?f15"/>
              <draw:equation draw:name="f73" draw:formula="37800000 - ?f15"/>
              <draw:equation draw:name="f74" draw:formula="if(?f72, ?f72, ?f73)"/>
              <draw:equation draw:name="f75" draw:formula="?f19 - ?f74"/>
              <draw:equation draw:name="f76" draw:formula="min(?f53, ?f55)"/>
              <draw:equation draw:name="f77" draw:formula="if(?f75, ?f5, ?f76)"/>
              <draw:equation draw:name="f78" draw:formula="0 - $0"/>
              <draw:equation draw:name="f79" draw:formula="?f78 * ?f1 / ?f14"/>
              <draw:equation draw:name="f80" draw:formula="?f79 - ?f2"/>
              <draw:equation draw:name="f81" draw:formula="0 - ?f80"/>
              <draw:equation draw:name="f82" draw:formula="0 - $1"/>
              <draw:equation draw:name="f83" draw:formula="?f82 * ?f1 / ?f14"/>
              <draw:equation draw:name="f84" draw:formula="?f83 - ?f2"/>
              <draw:equation draw:name="f85" draw:formula="0 - ?f84"/>
              <draw:equation draw:name="f86" draw:formula="?f52 - 10800"/>
              <draw:equation draw:name="f87" draw:formula="?f53 - 10800"/>
              <draw:equation draw:name="f88" draw:formula="sqrt(?f86 * ?f86 + ?f87 * ?f87 + 0 * 0)"/>
              <draw:equation draw:name="f89" draw:formula="atan2(?f86, ?f87)"/>
              <draw:equation draw:name="f90" draw:formula="?f89 + ?f2"/>
              <draw:equation draw:name="f91" draw:formula="?f90 * ?f14 / ?f1"/>
              <draw:equation draw:name="f92" draw:formula="0 - ?f91"/>
              <draw:equation draw:name="f93" draw:formula="?f54 - 10800"/>
              <draw:equation draw:name="f94" draw:formula="?f55 - 10800"/>
              <draw:equation draw:name="f95" draw:formula="sqrt(?f93 * ?f93 + ?f94 * ?f94 + 0 * 0)"/>
              <draw:equation draw:name="f96" draw:formula="atan2(?f93, ?f94)"/>
              <draw:equation draw:name="f97" draw:formula="?f96 + ?f2"/>
              <draw:equation draw:name="f98" draw:formula="?f97 * ?f14 / ?f1"/>
              <draw:equation draw:name="f99" draw:formula="0 - ?f98"/>
              <draw:equation draw:name="f100" draw:formula="21550000 - ?f19"/>
              <draw:equation draw:name="f101" draw:formula="if(?f100, ?f19, 21550000)"/>
              <draw:equation draw:name="f102" draw:formula="-21550000 - ?f101"/>
              <draw:equation draw:name="f103" draw:formula="if(?f102, -21550000, ?f101)"/>
              <draw:equation draw:name="f104" draw:formula="?f15 + ?f103"/>
              <draw:equation draw:name="f105" draw:formula="sqrt(?f25 * ?f25 + ?f28 * ?f28 + 0 * 0)"/>
              <draw:equation draw:name="f106" draw:formula="?f11 * ?f8 / ?f105"/>
              <draw:equation draw:name="f107" draw:formula="?f27 * ?f106"/>
              <draw:equation draw:name="f108" draw:formula="?f52 - ?f107"/>
              <draw:equation draw:name="f109" draw:formula="?f24 * ?f106"/>
              <draw:equation draw:name="f110" draw:formula="?f53 - ?f109"/>
              <draw:equation draw:name="f111" draw:formula="?f108 - ?f11"/>
              <draw:equation draw:name="f112" draw:formula="?f110 - ?f8"/>
              <draw:equation draw:name="f113" draw:formula="?f108 + ?f11"/>
              <draw:equation draw:name="f114" draw:formula="?f110 + ?f8"/>
              <draw:equation draw:name="f115" draw:formula="?f104 + ?f2"/>
              <draw:equation draw:name="f116" draw:formula="?f115 * ?f13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11"/>
              <draw:equation draw:name="f121" draw:formula="sin(?f117)"/>
              <draw:equation draw:name="f122" draw:formula="0 - ?f121"/>
              <draw:equation draw:name="f123" draw:formula="?f122 * ?f8"/>
              <draw:equation draw:name="f124" draw:formula="sqrt(?f120 * ?f120 + ?f123 * ?f123 + 0 * 0)"/>
              <draw:equation draw:name="f125" draw:formula="?f11 * ?f8 / ?f124"/>
              <draw:equation draw:name="f126" draw:formula="?f122 * ?f125"/>
              <draw:equation draw:name="f127" draw:formula="?f108 + ?f126"/>
              <draw:equation draw:name="f128" draw:formula="?f119 * ?f125"/>
              <draw:equation draw:name="f129" draw:formula="?f110 + ?f128"/>
              <draw:equation draw:name="f130" draw:formula="if(?f103, ?f52, ?f111)"/>
              <draw:equation draw:name="f131" draw:formula="if(?f103, ?f53, ?f112)"/>
              <draw:equation draw:name="f132" draw:formula="if(?f103, ?f52, ?f113)"/>
              <draw:equation draw:name="f133" draw:formula="if(?f103, ?f53, ?f114)"/>
              <draw:equation draw:name="f134" draw:formula="if(?f103, ?f111, ?f127)"/>
              <draw:equation draw:name="f135" draw:formula="if(?f103, ?f112, ?f129)"/>
              <draw:equation draw:name="f136" draw:formula="if(?f103, ?f113, ?f127)"/>
              <draw:equation draw:name="f137" draw:formula="if(?f103, ?f114, ?f129)"/>
            </draw:enhanced-geometry>
          </draw:custom-shape>
          <draw:connector draw:type="line" svg:x1="1.88418in" svg:y1="2.27305in" svg:x2="3.0259in" svg:y2="2.27305in" draw:id="id116" draw:style-name="a861" draw:transform="translate(-2.45504in -2.27305in) rotate(-0.88316) translate(2.45504in 2.27305in)" draw:name="Gerader Verbinder 6">
            <svg:title/>
            <svg:desc/>
          </draw:connector>
          <draw:connector draw:type="line" svg:x1="2.34392in" svg:y1="2.43622in" svg:x2="2.58857in" svg:y2="2.09148in" draw:id="id117" draw:style-name="a863" draw:transform="translate(-2.46624in -2.26385in) rotate(-0.88316) translate(2.46624in 2.26385in)" draw:name="Gerade Verbindung mit Pfeil 8">
            <svg:title/>
            <svg:desc/>
          </draw:connector>
        </draw:g>
        <draw:g draw:name="Gruppieren 11" draw:id="id70">
          <svg:title/>
          <svg:desc/>
          <draw:custom-shape svg:width="0.27589in" svg:height="0.4918in" draw:id="id110" draw:style-name="a848" draw:transform="translate(-0.13795in -0.2459in) rotate(-0.85993) translate(3.13099in 2.21441in)" draw:name="Bogen 12">
            <svg:title/>
            <svg:desc/>
            <text:p text:style-name="a847" text:class-names="" text:cond-style-name=""><text:span text:style-name="a846" text:class-names=""/></text:p>
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180"/>
              <draw:equation draw:name="f15" draw:formula="?f81"/>
              <draw:equation draw:name="f16" draw:formula="?f85"/>
              <draw:equation draw:name="f17" draw:formula="?f16 - ?f15"/>
              <draw:equation draw:name="f18" draw:formula="?f17 + 21600000"/>
              <draw:equation draw:name="f19" draw:formula="if(?f17, ?f17, ?f18)"/>
              <draw:equation draw:name="f20" draw:formula="?f15 + ?f2"/>
              <draw:equation draw:name="f21" draw:formula="?f20 * ?f13 / ?f1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?f11"/>
              <draw:equation draw:name="f26" draw:formula="sin(?f22)"/>
              <draw:equation draw:name="f27" draw:formula="0 - ?f26"/>
              <draw:equation draw:name="f28" draw:formula="?f27 * ?f8"/>
              <draw:equation draw:name="f29" draw:formula="0 - ?f28"/>
              <draw:equation draw:name="f30" draw:formula="0 - ?f25"/>
              <draw:equation draw:name="f31" draw:formula="atan2(?f29, ?f30)"/>
              <draw:equation draw:name="f32" draw:formula="-1 * sin(?f31)"/>
              <draw:equation draw:name="f33" draw:formula="?f32 * ?f11"/>
              <draw:equation draw:name="f34" draw:formula="-1 * cos(?f31)"/>
              <draw:equation draw:name="f35" draw:formula="?f34 * ?f8"/>
              <draw:equation draw:name="f36" draw:formula="?f16 + ?f2"/>
              <draw:equation draw:name="f37" draw:formula="?f36 * ?f13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11"/>
              <draw:equation draw:name="f42" draw:formula="sin(?f38)"/>
              <draw:equation draw:name="f43" draw:formula="0 - ?f42"/>
              <draw:equation draw:name="f44" draw:formula="?f43 * ?f8"/>
              <draw:equation draw:name="f45" draw:formula="0 - ?f44"/>
              <draw:equation draw:name="f46" draw:formula="0 - ?f41"/>
              <draw:equation draw:name="f47" draw:formula="atan2(?f45, ?f46)"/>
              <draw:equation draw:name="f48" draw:formula="-1 * sin(?f47)"/>
              <draw:equation draw:name="f49" draw:formula="?f48 * ?f11"/>
              <draw:equation draw:name="f50" draw:formula="-1 * cos(?f47)"/>
              <draw:equation draw:name="f51" draw:formula="?f50 * ?f8"/>
              <draw:equation draw:name="f52" draw:formula="?f12 + ?f33"/>
              <draw:equation draw:name="f53" draw:formula="?f9 + ?f35"/>
              <draw:equation draw:name="f54" draw:formula="?f12 + ?f49"/>
              <draw:equation draw:name="f55" draw:formula="?f9 + ?f51"/>
              <draw:equation draw:name="f56" draw:formula="21600000 - ?f15"/>
              <draw:equation draw:name="f57" draw:formula="?f19 - ?f56"/>
              <draw:equation draw:name="f58" draw:formula="max(?f52, ?f54)"/>
              <draw:equation draw:name="f59" draw:formula="if(?f57, ?f4, ?f58)"/>
              <draw:equation draw:name="f60" draw:formula="?f2 - ?f15"/>
              <draw:equation draw:name="f61" draw:formula="27000000 - ?f15"/>
              <draw:equation draw:name="f62" draw:formula="if(?f60, ?f60, ?f61)"/>
              <draw:equation draw:name="f63" draw:formula="?f19 - ?f62"/>
              <draw:equation draw:name="f64" draw:formula="max(?f53, ?f55)"/>
              <draw:equation draw:name="f65" draw:formula="if(?f63, ?f6, ?f64)"/>
              <draw:equation draw:name="f66" draw:formula="?f1 - ?f15"/>
              <draw:equation draw:name="f67" draw:formula="32400000 - ?f15"/>
              <draw:equation draw:name="f68" draw:formula="if(?f66, ?f66, ?f67)"/>
              <draw:equation draw:name="f69" draw:formula="?f19 - ?f68"/>
              <draw:equation draw:name="f70" draw:formula="min(?f52, ?f54)"/>
              <draw:equation draw:name="f71" draw:formula="if(?f69, ?f3, ?f70)"/>
              <draw:equation draw:name="f72" draw:formula="?f0 - ?f15"/>
              <draw:equation draw:name="f73" draw:formula="37800000 - ?f15"/>
              <draw:equation draw:name="f74" draw:formula="if(?f72, ?f72, ?f73)"/>
              <draw:equation draw:name="f75" draw:formula="?f19 - ?f74"/>
              <draw:equation draw:name="f76" draw:formula="min(?f53, ?f55)"/>
              <draw:equation draw:name="f77" draw:formula="if(?f75, ?f5, ?f76)"/>
              <draw:equation draw:name="f78" draw:formula="0 - $0"/>
              <draw:equation draw:name="f79" draw:formula="?f78 * ?f1 / ?f14"/>
              <draw:equation draw:name="f80" draw:formula="?f79 - ?f2"/>
              <draw:equation draw:name="f81" draw:formula="0 - ?f80"/>
              <draw:equation draw:name="f82" draw:formula="0 - $1"/>
              <draw:equation draw:name="f83" draw:formula="?f82 * ?f1 / ?f14"/>
              <draw:equation draw:name="f84" draw:formula="?f83 - ?f2"/>
              <draw:equation draw:name="f85" draw:formula="0 - ?f84"/>
              <draw:equation draw:name="f86" draw:formula="?f52 - 10800"/>
              <draw:equation draw:name="f87" draw:formula="?f53 - 10800"/>
              <draw:equation draw:name="f88" draw:formula="sqrt(?f86 * ?f86 + ?f87 * ?f87 + 0 * 0)"/>
              <draw:equation draw:name="f89" draw:formula="atan2(?f86, ?f87)"/>
              <draw:equation draw:name="f90" draw:formula="?f89 + ?f2"/>
              <draw:equation draw:name="f91" draw:formula="?f90 * ?f14 / ?f1"/>
              <draw:equation draw:name="f92" draw:formula="0 - ?f91"/>
              <draw:equation draw:name="f93" draw:formula="?f54 - 10800"/>
              <draw:equation draw:name="f94" draw:formula="?f55 - 10800"/>
              <draw:equation draw:name="f95" draw:formula="sqrt(?f93 * ?f93 + ?f94 * ?f94 + 0 * 0)"/>
              <draw:equation draw:name="f96" draw:formula="atan2(?f93, ?f94)"/>
              <draw:equation draw:name="f97" draw:formula="?f96 + ?f2"/>
              <draw:equation draw:name="f98" draw:formula="?f97 * ?f14 / ?f1"/>
              <draw:equation draw:name="f99" draw:formula="0 - ?f98"/>
              <draw:equation draw:name="f100" draw:formula="21550000 - ?f19"/>
              <draw:equation draw:name="f101" draw:formula="if(?f100, ?f19, 21550000)"/>
              <draw:equation draw:name="f102" draw:formula="-21550000 - ?f101"/>
              <draw:equation draw:name="f103" draw:formula="if(?f102, -21550000, ?f101)"/>
              <draw:equation draw:name="f104" draw:formula="?f15 + ?f103"/>
              <draw:equation draw:name="f105" draw:formula="sqrt(?f25 * ?f25 + ?f28 * ?f28 + 0 * 0)"/>
              <draw:equation draw:name="f106" draw:formula="?f11 * ?f8 / ?f105"/>
              <draw:equation draw:name="f107" draw:formula="?f27 * ?f106"/>
              <draw:equation draw:name="f108" draw:formula="?f52 - ?f107"/>
              <draw:equation draw:name="f109" draw:formula="?f24 * ?f106"/>
              <draw:equation draw:name="f110" draw:formula="?f53 - ?f109"/>
              <draw:equation draw:name="f111" draw:formula="?f108 - ?f11"/>
              <draw:equation draw:name="f112" draw:formula="?f110 - ?f8"/>
              <draw:equation draw:name="f113" draw:formula="?f108 + ?f11"/>
              <draw:equation draw:name="f114" draw:formula="?f110 + ?f8"/>
              <draw:equation draw:name="f115" draw:formula="?f104 + ?f2"/>
              <draw:equation draw:name="f116" draw:formula="?f115 * ?f13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11"/>
              <draw:equation draw:name="f121" draw:formula="sin(?f117)"/>
              <draw:equation draw:name="f122" draw:formula="0 - ?f121"/>
              <draw:equation draw:name="f123" draw:formula="?f122 * ?f8"/>
              <draw:equation draw:name="f124" draw:formula="sqrt(?f120 * ?f120 + ?f123 * ?f123 + 0 * 0)"/>
              <draw:equation draw:name="f125" draw:formula="?f11 * ?f8 / ?f124"/>
              <draw:equation draw:name="f126" draw:formula="?f122 * ?f125"/>
              <draw:equation draw:name="f127" draw:formula="?f108 + ?f126"/>
              <draw:equation draw:name="f128" draw:formula="?f119 * ?f125"/>
              <draw:equation draw:name="f129" draw:formula="?f110 + ?f128"/>
              <draw:equation draw:name="f130" draw:formula="if(?f103, ?f52, ?f111)"/>
              <draw:equation draw:name="f131" draw:formula="if(?f103, ?f53, ?f112)"/>
              <draw:equation draw:name="f132" draw:formula="if(?f103, ?f52, ?f113)"/>
              <draw:equation draw:name="f133" draw:formula="if(?f103, ?f53, ?f114)"/>
              <draw:equation draw:name="f134" draw:formula="if(?f103, ?f111, ?f127)"/>
              <draw:equation draw:name="f135" draw:formula="if(?f103, ?f112, ?f129)"/>
              <draw:equation draw:name="f136" draw:formula="if(?f103, ?f113, ?f127)"/>
              <draw:equation draw:name="f137" draw:formula="if(?f103, ?f114, ?f129)"/>
            </draw:enhanced-geometry>
          </draw:custom-shape>
          <draw:custom-shape svg:width="0.27589in" svg:height="0.4918in" draw:id="id111" draw:style-name="a851" draw:transform="translate(-0.13795in -0.2459in) rotate(-4.00152) translate(3.35109in 2.47004in)" draw:name="Bogen 13">
            <svg:title/>
            <svg:desc/>
            <text:p text:style-name="a850" text:class-names="" text:cond-style-name=""><text:span text:style-name="a849" text:class-names=""/></text:p>
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180"/>
              <draw:equation draw:name="f15" draw:formula="?f81"/>
              <draw:equation draw:name="f16" draw:formula="?f85"/>
              <draw:equation draw:name="f17" draw:formula="?f16 - ?f15"/>
              <draw:equation draw:name="f18" draw:formula="?f17 + 21600000"/>
              <draw:equation draw:name="f19" draw:formula="if(?f17, ?f17, ?f18)"/>
              <draw:equation draw:name="f20" draw:formula="?f15 + ?f2"/>
              <draw:equation draw:name="f21" draw:formula="?f20 * ?f13 / ?f1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?f11"/>
              <draw:equation draw:name="f26" draw:formula="sin(?f22)"/>
              <draw:equation draw:name="f27" draw:formula="0 - ?f26"/>
              <draw:equation draw:name="f28" draw:formula="?f27 * ?f8"/>
              <draw:equation draw:name="f29" draw:formula="0 - ?f28"/>
              <draw:equation draw:name="f30" draw:formula="0 - ?f25"/>
              <draw:equation draw:name="f31" draw:formula="atan2(?f29, ?f30)"/>
              <draw:equation draw:name="f32" draw:formula="-1 * sin(?f31)"/>
              <draw:equation draw:name="f33" draw:formula="?f32 * ?f11"/>
              <draw:equation draw:name="f34" draw:formula="-1 * cos(?f31)"/>
              <draw:equation draw:name="f35" draw:formula="?f34 * ?f8"/>
              <draw:equation draw:name="f36" draw:formula="?f16 + ?f2"/>
              <draw:equation draw:name="f37" draw:formula="?f36 * ?f13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11"/>
              <draw:equation draw:name="f42" draw:formula="sin(?f38)"/>
              <draw:equation draw:name="f43" draw:formula="0 - ?f42"/>
              <draw:equation draw:name="f44" draw:formula="?f43 * ?f8"/>
              <draw:equation draw:name="f45" draw:formula="0 - ?f44"/>
              <draw:equation draw:name="f46" draw:formula="0 - ?f41"/>
              <draw:equation draw:name="f47" draw:formula="atan2(?f45, ?f46)"/>
              <draw:equation draw:name="f48" draw:formula="-1 * sin(?f47)"/>
              <draw:equation draw:name="f49" draw:formula="?f48 * ?f11"/>
              <draw:equation draw:name="f50" draw:formula="-1 * cos(?f47)"/>
              <draw:equation draw:name="f51" draw:formula="?f50 * ?f8"/>
              <draw:equation draw:name="f52" draw:formula="?f12 + ?f33"/>
              <draw:equation draw:name="f53" draw:formula="?f9 + ?f35"/>
              <draw:equation draw:name="f54" draw:formula="?f12 + ?f49"/>
              <draw:equation draw:name="f55" draw:formula="?f9 + ?f51"/>
              <draw:equation draw:name="f56" draw:formula="21600000 - ?f15"/>
              <draw:equation draw:name="f57" draw:formula="?f19 - ?f56"/>
              <draw:equation draw:name="f58" draw:formula="max(?f52, ?f54)"/>
              <draw:equation draw:name="f59" draw:formula="if(?f57, ?f4, ?f58)"/>
              <draw:equation draw:name="f60" draw:formula="?f2 - ?f15"/>
              <draw:equation draw:name="f61" draw:formula="27000000 - ?f15"/>
              <draw:equation draw:name="f62" draw:formula="if(?f60, ?f60, ?f61)"/>
              <draw:equation draw:name="f63" draw:formula="?f19 - ?f62"/>
              <draw:equation draw:name="f64" draw:formula="max(?f53, ?f55)"/>
              <draw:equation draw:name="f65" draw:formula="if(?f63, ?f6, ?f64)"/>
              <draw:equation draw:name="f66" draw:formula="?f1 - ?f15"/>
              <draw:equation draw:name="f67" draw:formula="32400000 - ?f15"/>
              <draw:equation draw:name="f68" draw:formula="if(?f66, ?f66, ?f67)"/>
              <draw:equation draw:name="f69" draw:formula="?f19 - ?f68"/>
              <draw:equation draw:name="f70" draw:formula="min(?f52, ?f54)"/>
              <draw:equation draw:name="f71" draw:formula="if(?f69, ?f3, ?f70)"/>
              <draw:equation draw:name="f72" draw:formula="?f0 - ?f15"/>
              <draw:equation draw:name="f73" draw:formula="37800000 - ?f15"/>
              <draw:equation draw:name="f74" draw:formula="if(?f72, ?f72, ?f73)"/>
              <draw:equation draw:name="f75" draw:formula="?f19 - ?f74"/>
              <draw:equation draw:name="f76" draw:formula="min(?f53, ?f55)"/>
              <draw:equation draw:name="f77" draw:formula="if(?f75, ?f5, ?f76)"/>
              <draw:equation draw:name="f78" draw:formula="0 - $0"/>
              <draw:equation draw:name="f79" draw:formula="?f78 * ?f1 / ?f14"/>
              <draw:equation draw:name="f80" draw:formula="?f79 - ?f2"/>
              <draw:equation draw:name="f81" draw:formula="0 - ?f80"/>
              <draw:equation draw:name="f82" draw:formula="0 - $1"/>
              <draw:equation draw:name="f83" draw:formula="?f82 * ?f1 / ?f14"/>
              <draw:equation draw:name="f84" draw:formula="?f83 - ?f2"/>
              <draw:equation draw:name="f85" draw:formula="0 - ?f84"/>
              <draw:equation draw:name="f86" draw:formula="?f52 - 10800"/>
              <draw:equation draw:name="f87" draw:formula="?f53 - 10800"/>
              <draw:equation draw:name="f88" draw:formula="sqrt(?f86 * ?f86 + ?f87 * ?f87 + 0 * 0)"/>
              <draw:equation draw:name="f89" draw:formula="atan2(?f86, ?f87)"/>
              <draw:equation draw:name="f90" draw:formula="?f89 + ?f2"/>
              <draw:equation draw:name="f91" draw:formula="?f90 * ?f14 / ?f1"/>
              <draw:equation draw:name="f92" draw:formula="0 - ?f91"/>
              <draw:equation draw:name="f93" draw:formula="?f54 - 10800"/>
              <draw:equation draw:name="f94" draw:formula="?f55 - 10800"/>
              <draw:equation draw:name="f95" draw:formula="sqrt(?f93 * ?f93 + ?f94 * ?f94 + 0 * 0)"/>
              <draw:equation draw:name="f96" draw:formula="atan2(?f93, ?f94)"/>
              <draw:equation draw:name="f97" draw:formula="?f96 + ?f2"/>
              <draw:equation draw:name="f98" draw:formula="?f97 * ?f14 / ?f1"/>
              <draw:equation draw:name="f99" draw:formula="0 - ?f98"/>
              <draw:equation draw:name="f100" draw:formula="21550000 - ?f19"/>
              <draw:equation draw:name="f101" draw:formula="if(?f100, ?f19, 21550000)"/>
              <draw:equation draw:name="f102" draw:formula="-21550000 - ?f101"/>
              <draw:equation draw:name="f103" draw:formula="if(?f102, -21550000, ?f101)"/>
              <draw:equation draw:name="f104" draw:formula="?f15 + ?f103"/>
              <draw:equation draw:name="f105" draw:formula="sqrt(?f25 * ?f25 + ?f28 * ?f28 + 0 * 0)"/>
              <draw:equation draw:name="f106" draw:formula="?f11 * ?f8 / ?f105"/>
              <draw:equation draw:name="f107" draw:formula="?f27 * ?f106"/>
              <draw:equation draw:name="f108" draw:formula="?f52 - ?f107"/>
              <draw:equation draw:name="f109" draw:formula="?f24 * ?f106"/>
              <draw:equation draw:name="f110" draw:formula="?f53 - ?f109"/>
              <draw:equation draw:name="f111" draw:formula="?f108 - ?f11"/>
              <draw:equation draw:name="f112" draw:formula="?f110 - ?f8"/>
              <draw:equation draw:name="f113" draw:formula="?f108 + ?f11"/>
              <draw:equation draw:name="f114" draw:formula="?f110 + ?f8"/>
              <draw:equation draw:name="f115" draw:formula="?f104 + ?f2"/>
              <draw:equation draw:name="f116" draw:formula="?f115 * ?f13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11"/>
              <draw:equation draw:name="f121" draw:formula="sin(?f117)"/>
              <draw:equation draw:name="f122" draw:formula="0 - ?f121"/>
              <draw:equation draw:name="f123" draw:formula="?f122 * ?f8"/>
              <draw:equation draw:name="f124" draw:formula="sqrt(?f120 * ?f120 + ?f123 * ?f123 + 0 * 0)"/>
              <draw:equation draw:name="f125" draw:formula="?f11 * ?f8 / ?f124"/>
              <draw:equation draw:name="f126" draw:formula="?f122 * ?f125"/>
              <draw:equation draw:name="f127" draw:formula="?f108 + ?f126"/>
              <draw:equation draw:name="f128" draw:formula="?f119 * ?f125"/>
              <draw:equation draw:name="f129" draw:formula="?f110 + ?f128"/>
              <draw:equation draw:name="f130" draw:formula="if(?f103, ?f52, ?f111)"/>
              <draw:equation draw:name="f131" draw:formula="if(?f103, ?f53, ?f112)"/>
              <draw:equation draw:name="f132" draw:formula="if(?f103, ?f52, ?f113)"/>
              <draw:equation draw:name="f133" draw:formula="if(?f103, ?f53, ?f114)"/>
              <draw:equation draw:name="f134" draw:formula="if(?f103, ?f111, ?f127)"/>
              <draw:equation draw:name="f135" draw:formula="if(?f103, ?f112, ?f129)"/>
              <draw:equation draw:name="f136" draw:formula="if(?f103, ?f113, ?f127)"/>
              <draw:equation draw:name="f137" draw:formula="if(?f103, ?f114, ?f129)"/>
            </draw:enhanced-geometry>
          </draw:custom-shape>
          <draw:connector draw:type="line" svg:x1="2.67019in" svg:y1="2.34223in" svg:x2="3.8119in" svg:y2="2.34223in" draw:id="id112" draw:style-name="a852" draw:transform="translate(-3.24104in -2.34223in) rotate(-2.43072) translate(3.24104in 2.34223in)" draw:name="Gerader Verbinder 14">
            <svg:title/>
            <svg:desc/>
          </draw:connector>
          <draw:connector draw:type="line" svg:x1="3.12818in" svg:y1="2.52558in" svg:x2="3.37283in" svg:y2="2.18084in" draw:id="id113" draw:style-name="a854" draw:transform="translate(-3.2505in -2.35321in) rotate(-2.43072) translate(3.2505in 2.35321in)" draw:name="Gerade Verbindung mit Pfeil 15">
            <svg:title/>
            <svg:desc/>
          </draw:connector>
        </draw:g>
        <draw:g draw:name="Gruppieren 33" draw:id="id71">
          <svg:title/>
          <svg:desc/>
          <draw:g draw:name="Gruppieren 21" draw:id="id88">
            <svg:title/>
            <svg:desc/>
            <draw:g draw:name="Gruppieren 10" draw:id="id100">
              <svg:title/>
              <svg:desc/>
              <draw:custom-shape svg:width="0.21469in" svg:height="0.38271in" draw:id="id106" draw:style-name="a839" draw:transform="translate(-0.10734in -0.19135in) rotate(-0.76643) translate(7.8882in 3.0564in)" draw:name="Bogen 4">
                <svg:title/>
                <svg:desc/>
                <text:p text:style-name="a838" text:class-names="" text:cond-style-name=""><text:span text:style-name="a837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7 / 2"/>
                  <draw:equation draw:name="f9" draw:formula="?f5 + ?f8"/>
                  <draw:equation draw:name="f10" draw:formula="?f4 - ?f3"/>
                  <draw:equation draw:name="f11" draw:formula="?f10 / 2"/>
                  <draw:equation draw:name="f12" draw:formula="?f3 + ?f11"/>
                  <draw:equation draw:name="f13" draw:formula="5419351 / 1725033"/>
                  <draw:equation draw:name="f14" draw:formula="180"/>
                  <draw:equation draw:name="f15" draw:formula="?f81"/>
                  <draw:equation draw:name="f16" draw:formula="?f85"/>
                  <draw:equation draw:name="f17" draw:formula="?f16 - ?f15"/>
                  <draw:equation draw:name="f18" draw:formula="?f17 + 21600000"/>
                  <draw:equation draw:name="f19" draw:formula="if(?f17, ?f17, ?f18)"/>
                  <draw:equation draw:name="f20" draw:formula="?f15 + ?f2"/>
                  <draw:equation draw:name="f21" draw:formula="?f20 * ?f13 / ?f1"/>
                  <draw:equation draw:name="f22" draw:formula="0 - ?f21"/>
                  <draw:equation draw:name="f23" draw:formula="cos(?f22)"/>
                  <draw:equation draw:name="f24" draw:formula="0 - ?f23"/>
                  <draw:equation draw:name="f25" draw:formula="?f24 * ?f11"/>
                  <draw:equation draw:name="f26" draw:formula="sin(?f22)"/>
                  <draw:equation draw:name="f27" draw:formula="0 - ?f26"/>
                  <draw:equation draw:name="f28" draw:formula="?f27 * ?f8"/>
                  <draw:equation draw:name="f29" draw:formula="0 - ?f28"/>
                  <draw:equation draw:name="f30" draw:formula="0 - ?f25"/>
                  <draw:equation draw:name="f31" draw:formula="atan2(?f29, ?f30)"/>
                  <draw:equation draw:name="f32" draw:formula="-1 * sin(?f31)"/>
                  <draw:equation draw:name="f33" draw:formula="?f32 * ?f11"/>
                  <draw:equation draw:name="f34" draw:formula="-1 * cos(?f31)"/>
                  <draw:equation draw:name="f35" draw:formula="?f34 * ?f8"/>
                  <draw:equation draw:name="f36" draw:formula="?f16 + ?f2"/>
                  <draw:equation draw:name="f37" draw:formula="?f36 * ?f13 / ?f1"/>
                  <draw:equation draw:name="f38" draw:formula="0 - ?f37"/>
                  <draw:equation draw:name="f39" draw:formula="cos(?f38)"/>
                  <draw:equation draw:name="f40" draw:formula="0 - ?f39"/>
                  <draw:equation draw:name="f41" draw:formula="?f40 * ?f11"/>
                  <draw:equation draw:name="f42" draw:formula="sin(?f38)"/>
                  <draw:equation draw:name="f43" draw:formula="0 - ?f42"/>
                  <draw:equation draw:name="f44" draw:formula="?f43 * ?f8"/>
                  <draw:equation draw:name="f45" draw:formula="0 - ?f44"/>
                  <draw:equation draw:name="f46" draw:formula="0 - ?f41"/>
                  <draw:equation draw:name="f47" draw:formula="atan2(?f45, ?f46)"/>
                  <draw:equation draw:name="f48" draw:formula="-1 * sin(?f47)"/>
                  <draw:equation draw:name="f49" draw:formula="?f48 * ?f11"/>
                  <draw:equation draw:name="f50" draw:formula="-1 * cos(?f47)"/>
                  <draw:equation draw:name="f51" draw:formula="?f50 * ?f8"/>
                  <draw:equation draw:name="f52" draw:formula="?f12 + ?f33"/>
                  <draw:equation draw:name="f53" draw:formula="?f9 + ?f35"/>
                  <draw:equation draw:name="f54" draw:formula="?f12 + ?f49"/>
                  <draw:equation draw:name="f55" draw:formula="?f9 + ?f51"/>
                  <draw:equation draw:name="f56" draw:formula="21600000 - ?f15"/>
                  <draw:equation draw:name="f57" draw:formula="?f19 - ?f56"/>
                  <draw:equation draw:name="f58" draw:formula="max(?f52, ?f54)"/>
                  <draw:equation draw:name="f59" draw:formula="if(?f57, ?f4, ?f58)"/>
                  <draw:equation draw:name="f60" draw:formula="?f2 - ?f15"/>
                  <draw:equation draw:name="f61" draw:formula="27000000 - ?f15"/>
                  <draw:equation draw:name="f62" draw:formula="if(?f60, ?f60, ?f61)"/>
                  <draw:equation draw:name="f63" draw:formula="?f19 - ?f62"/>
                  <draw:equation draw:name="f64" draw:formula="max(?f53, ?f55)"/>
                  <draw:equation draw:name="f65" draw:formula="if(?f63, ?f6, ?f64)"/>
                  <draw:equation draw:name="f66" draw:formula="?f1 - ?f15"/>
                  <draw:equation draw:name="f67" draw:formula="32400000 - ?f15"/>
                  <draw:equation draw:name="f68" draw:formula="if(?f66, ?f66, ?f67)"/>
                  <draw:equation draw:name="f69" draw:formula="?f19 - ?f68"/>
                  <draw:equation draw:name="f70" draw:formula="min(?f52, ?f54)"/>
                  <draw:equation draw:name="f71" draw:formula="if(?f69, ?f3, ?f70)"/>
                  <draw:equation draw:name="f72" draw:formula="?f0 - ?f15"/>
                  <draw:equation draw:name="f73" draw:formula="37800000 - ?f15"/>
                  <draw:equation draw:name="f74" draw:formula="if(?f72, ?f72, ?f73)"/>
                  <draw:equation draw:name="f75" draw:formula="?f19 - ?f74"/>
                  <draw:equation draw:name="f76" draw:formula="min(?f53, ?f55)"/>
                  <draw:equation draw:name="f77" draw:formula="if(?f75, ?f5, ?f76)"/>
                  <draw:equation draw:name="f78" draw:formula="0 - $0"/>
                  <draw:equation draw:name="f79" draw:formula="?f78 * ?f1 / ?f14"/>
                  <draw:equation draw:name="f80" draw:formula="?f79 - ?f2"/>
                  <draw:equation draw:name="f81" draw:formula="0 - ?f80"/>
                  <draw:equation draw:name="f82" draw:formula="0 - $1"/>
                  <draw:equation draw:name="f83" draw:formula="?f82 * ?f1 / ?f14"/>
                  <draw:equation draw:name="f84" draw:formula="?f83 - ?f2"/>
                  <draw:equation draw:name="f85" draw:formula="0 - ?f84"/>
                  <draw:equation draw:name="f86" draw:formula="?f52 - 10800"/>
                  <draw:equation draw:name="f87" draw:formula="?f53 - 10800"/>
                  <draw:equation draw:name="f88" draw:formula="sqrt(?f86 * ?f86 + ?f87 * ?f87 + 0 * 0)"/>
                  <draw:equation draw:name="f89" draw:formula="atan2(?f86, ?f87)"/>
                  <draw:equation draw:name="f90" draw:formula="?f89 + ?f2"/>
                  <draw:equation draw:name="f91" draw:formula="?f90 * ?f14 / ?f1"/>
                  <draw:equation draw:name="f92" draw:formula="0 - ?f91"/>
                  <draw:equation draw:name="f93" draw:formula="?f54 - 10800"/>
                  <draw:equation draw:name="f94" draw:formula="?f55 - 10800"/>
                  <draw:equation draw:name="f95" draw:formula="sqrt(?f93 * ?f93 + ?f94 * ?f94 + 0 * 0)"/>
                  <draw:equation draw:name="f96" draw:formula="atan2(?f93, ?f94)"/>
                  <draw:equation draw:name="f97" draw:formula="?f96 + ?f2"/>
                  <draw:equation draw:name="f98" draw:formula="?f97 * ?f14 / ?f1"/>
                  <draw:equation draw:name="f99" draw:formula="0 - ?f98"/>
                  <draw:equation draw:name="f100" draw:formula="21550000 - ?f19"/>
                  <draw:equation draw:name="f101" draw:formula="if(?f100, ?f19, 21550000)"/>
                  <draw:equation draw:name="f102" draw:formula="-21550000 - ?f101"/>
                  <draw:equation draw:name="f103" draw:formula="if(?f102, -21550000, ?f101)"/>
                  <draw:equation draw:name="f104" draw:formula="?f15 + ?f103"/>
                  <draw:equation draw:name="f105" draw:formula="sqrt(?f25 * ?f25 + ?f28 * ?f28 + 0 * 0)"/>
                  <draw:equation draw:name="f106" draw:formula="?f11 * ?f8 / ?f105"/>
                  <draw:equation draw:name="f107" draw:formula="?f27 * ?f106"/>
                  <draw:equation draw:name="f108" draw:formula="?f52 - ?f107"/>
                  <draw:equation draw:name="f109" draw:formula="?f24 * ?f106"/>
                  <draw:equation draw:name="f110" draw:formula="?f53 - ?f109"/>
                  <draw:equation draw:name="f111" draw:formula="?f108 - ?f11"/>
                  <draw:equation draw:name="f112" draw:formula="?f110 - ?f8"/>
                  <draw:equation draw:name="f113" draw:formula="?f108 + ?f11"/>
                  <draw:equation draw:name="f114" draw:formula="?f110 + ?f8"/>
                  <draw:equation draw:name="f115" draw:formula="?f104 + ?f2"/>
                  <draw:equation draw:name="f116" draw:formula="?f115 * ?f13 / ?f1"/>
                  <draw:equation draw:name="f117" draw:formula="0 - ?f116"/>
                  <draw:equation draw:name="f118" draw:formula="cos(?f117)"/>
                  <draw:equation draw:name="f119" draw:formula="0 - ?f118"/>
                  <draw:equation draw:name="f120" draw:formula="?f119 * ?f11"/>
                  <draw:equation draw:name="f121" draw:formula="sin(?f117)"/>
                  <draw:equation draw:name="f122" draw:formula="0 - ?f121"/>
                  <draw:equation draw:name="f123" draw:formula="?f122 * ?f8"/>
                  <draw:equation draw:name="f124" draw:formula="sqrt(?f120 * ?f120 + ?f123 * ?f123 + 0 * 0)"/>
                  <draw:equation draw:name="f125" draw:formula="?f11 * ?f8 / ?f124"/>
                  <draw:equation draw:name="f126" draw:formula="?f122 * ?f125"/>
                  <draw:equation draw:name="f127" draw:formula="?f108 + ?f126"/>
                  <draw:equation draw:name="f128" draw:formula="?f119 * ?f125"/>
                  <draw:equation draw:name="f129" draw:formula="?f110 + ?f128"/>
                  <draw:equation draw:name="f130" draw:formula="if(?f103, ?f52, ?f111)"/>
                  <draw:equation draw:name="f131" draw:formula="if(?f103, ?f53, ?f112)"/>
                  <draw:equation draw:name="f132" draw:formula="if(?f103, ?f52, ?f113)"/>
                  <draw:equation draw:name="f133" draw:formula="if(?f103, ?f53, ?f114)"/>
                  <draw:equation draw:name="f134" draw:formula="if(?f103, ?f111, ?f127)"/>
                  <draw:equation draw:name="f135" draw:formula="if(?f103, ?f112, ?f129)"/>
                  <draw:equation draw:name="f136" draw:formula="if(?f103, ?f113, ?f127)"/>
                  <draw:equation draw:name="f137" draw:formula="if(?f103, ?f114, ?f129)"/>
                </draw:enhanced-geometry>
              </draw:custom-shape>
              <draw:custom-shape svg:width="0.21469in" svg:height="0.38271in" draw:id="id107" draw:style-name="a842" draw:transform="translate(-0.10734in -0.19135in) rotate(-3.90803) translate(8.0773in 3.23846in)" draw:name="Bogen 5">
                <svg:title/>
                <svg:desc/>
                <text:p text:style-name="a841" text:class-names="" text:cond-style-name=""><text:span text:style-name="a840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7 / 2"/>
                  <draw:equation draw:name="f9" draw:formula="?f5 + ?f8"/>
                  <draw:equation draw:name="f10" draw:formula="?f4 - ?f3"/>
                  <draw:equation draw:name="f11" draw:formula="?f10 / 2"/>
                  <draw:equation draw:name="f12" draw:formula="?f3 + ?f11"/>
                  <draw:equation draw:name="f13" draw:formula="5419351 / 1725033"/>
                  <draw:equation draw:name="f14" draw:formula="180"/>
                  <draw:equation draw:name="f15" draw:formula="?f81"/>
                  <draw:equation draw:name="f16" draw:formula="?f85"/>
                  <draw:equation draw:name="f17" draw:formula="?f16 - ?f15"/>
                  <draw:equation draw:name="f18" draw:formula="?f17 + 21600000"/>
                  <draw:equation draw:name="f19" draw:formula="if(?f17, ?f17, ?f18)"/>
                  <draw:equation draw:name="f20" draw:formula="?f15 + ?f2"/>
                  <draw:equation draw:name="f21" draw:formula="?f20 * ?f13 / ?f1"/>
                  <draw:equation draw:name="f22" draw:formula="0 - ?f21"/>
                  <draw:equation draw:name="f23" draw:formula="cos(?f22)"/>
                  <draw:equation draw:name="f24" draw:formula="0 - ?f23"/>
                  <draw:equation draw:name="f25" draw:formula="?f24 * ?f11"/>
                  <draw:equation draw:name="f26" draw:formula="sin(?f22)"/>
                  <draw:equation draw:name="f27" draw:formula="0 - ?f26"/>
                  <draw:equation draw:name="f28" draw:formula="?f27 * ?f8"/>
                  <draw:equation draw:name="f29" draw:formula="0 - ?f28"/>
                  <draw:equation draw:name="f30" draw:formula="0 - ?f25"/>
                  <draw:equation draw:name="f31" draw:formula="atan2(?f29, ?f30)"/>
                  <draw:equation draw:name="f32" draw:formula="-1 * sin(?f31)"/>
                  <draw:equation draw:name="f33" draw:formula="?f32 * ?f11"/>
                  <draw:equation draw:name="f34" draw:formula="-1 * cos(?f31)"/>
                  <draw:equation draw:name="f35" draw:formula="?f34 * ?f8"/>
                  <draw:equation draw:name="f36" draw:formula="?f16 + ?f2"/>
                  <draw:equation draw:name="f37" draw:formula="?f36 * ?f13 / ?f1"/>
                  <draw:equation draw:name="f38" draw:formula="0 - ?f37"/>
                  <draw:equation draw:name="f39" draw:formula="cos(?f38)"/>
                  <draw:equation draw:name="f40" draw:formula="0 - ?f39"/>
                  <draw:equation draw:name="f41" draw:formula="?f40 * ?f11"/>
                  <draw:equation draw:name="f42" draw:formula="sin(?f38)"/>
                  <draw:equation draw:name="f43" draw:formula="0 - ?f42"/>
                  <draw:equation draw:name="f44" draw:formula="?f43 * ?f8"/>
                  <draw:equation draw:name="f45" draw:formula="0 - ?f44"/>
                  <draw:equation draw:name="f46" draw:formula="0 - ?f41"/>
                  <draw:equation draw:name="f47" draw:formula="atan2(?f45, ?f46)"/>
                  <draw:equation draw:name="f48" draw:formula="-1 * sin(?f47)"/>
                  <draw:equation draw:name="f49" draw:formula="?f48 * ?f11"/>
                  <draw:equation draw:name="f50" draw:formula="-1 * cos(?f47)"/>
                  <draw:equation draw:name="f51" draw:formula="?f50 * ?f8"/>
                  <draw:equation draw:name="f52" draw:formula="?f12 + ?f33"/>
                  <draw:equation draw:name="f53" draw:formula="?f9 + ?f35"/>
                  <draw:equation draw:name="f54" draw:formula="?f12 + ?f49"/>
                  <draw:equation draw:name="f55" draw:formula="?f9 + ?f51"/>
                  <draw:equation draw:name="f56" draw:formula="21600000 - ?f15"/>
                  <draw:equation draw:name="f57" draw:formula="?f19 - ?f56"/>
                  <draw:equation draw:name="f58" draw:formula="max(?f52, ?f54)"/>
                  <draw:equation draw:name="f59" draw:formula="if(?f57, ?f4, ?f58)"/>
                  <draw:equation draw:name="f60" draw:formula="?f2 - ?f15"/>
                  <draw:equation draw:name="f61" draw:formula="27000000 - ?f15"/>
                  <draw:equation draw:name="f62" draw:formula="if(?f60, ?f60, ?f61)"/>
                  <draw:equation draw:name="f63" draw:formula="?f19 - ?f62"/>
                  <draw:equation draw:name="f64" draw:formula="max(?f53, ?f55)"/>
                  <draw:equation draw:name="f65" draw:formula="if(?f63, ?f6, ?f64)"/>
                  <draw:equation draw:name="f66" draw:formula="?f1 - ?f15"/>
                  <draw:equation draw:name="f67" draw:formula="32400000 - ?f15"/>
                  <draw:equation draw:name="f68" draw:formula="if(?f66, ?f66, ?f67)"/>
                  <draw:equation draw:name="f69" draw:formula="?f19 - ?f68"/>
                  <draw:equation draw:name="f70" draw:formula="min(?f52, ?f54)"/>
                  <draw:equation draw:name="f71" draw:formula="if(?f69, ?f3, ?f70)"/>
                  <draw:equation draw:name="f72" draw:formula="?f0 - ?f15"/>
                  <draw:equation draw:name="f73" draw:formula="37800000 - ?f15"/>
                  <draw:equation draw:name="f74" draw:formula="if(?f72, ?f72, ?f73)"/>
                  <draw:equation draw:name="f75" draw:formula="?f19 - ?f74"/>
                  <draw:equation draw:name="f76" draw:formula="min(?f53, ?f55)"/>
                  <draw:equation draw:name="f77" draw:formula="if(?f75, ?f5, ?f76)"/>
                  <draw:equation draw:name="f78" draw:formula="0 - $0"/>
                  <draw:equation draw:name="f79" draw:formula="?f78 * ?f1 / ?f14"/>
                  <draw:equation draw:name="f80" draw:formula="?f79 - ?f2"/>
                  <draw:equation draw:name="f81" draw:formula="0 - ?f80"/>
                  <draw:equation draw:name="f82" draw:formula="0 - $1"/>
                  <draw:equation draw:name="f83" draw:formula="?f82 * ?f1 / ?f14"/>
                  <draw:equation draw:name="f84" draw:formula="?f83 - ?f2"/>
                  <draw:equation draw:name="f85" draw:formula="0 - ?f84"/>
                  <draw:equation draw:name="f86" draw:formula="?f52 - 10800"/>
                  <draw:equation draw:name="f87" draw:formula="?f53 - 10800"/>
                  <draw:equation draw:name="f88" draw:formula="sqrt(?f86 * ?f86 + ?f87 * ?f87 + 0 * 0)"/>
                  <draw:equation draw:name="f89" draw:formula="atan2(?f86, ?f87)"/>
                  <draw:equation draw:name="f90" draw:formula="?f89 + ?f2"/>
                  <draw:equation draw:name="f91" draw:formula="?f90 * ?f14 / ?f1"/>
                  <draw:equation draw:name="f92" draw:formula="0 - ?f91"/>
                  <draw:equation draw:name="f93" draw:formula="?f54 - 10800"/>
                  <draw:equation draw:name="f94" draw:formula="?f55 - 10800"/>
                  <draw:equation draw:name="f95" draw:formula="sqrt(?f93 * ?f93 + ?f94 * ?f94 + 0 * 0)"/>
                  <draw:equation draw:name="f96" draw:formula="atan2(?f93, ?f94)"/>
                  <draw:equation draw:name="f97" draw:formula="?f96 + ?f2"/>
                  <draw:equation draw:name="f98" draw:formula="?f97 * ?f14 / ?f1"/>
                  <draw:equation draw:name="f99" draw:formula="0 - ?f98"/>
                  <draw:equation draw:name="f100" draw:formula="21550000 - ?f19"/>
                  <draw:equation draw:name="f101" draw:formula="if(?f100, ?f19, 21550000)"/>
                  <draw:equation draw:name="f102" draw:formula="-21550000 - ?f101"/>
                  <draw:equation draw:name="f103" draw:formula="if(?f102, -21550000, ?f101)"/>
                  <draw:equation draw:name="f104" draw:formula="?f15 + ?f103"/>
                  <draw:equation draw:name="f105" draw:formula="sqrt(?f25 * ?f25 + ?f28 * ?f28 + 0 * 0)"/>
                  <draw:equation draw:name="f106" draw:formula="?f11 * ?f8 / ?f105"/>
                  <draw:equation draw:name="f107" draw:formula="?f27 * ?f106"/>
                  <draw:equation draw:name="f108" draw:formula="?f52 - ?f107"/>
                  <draw:equation draw:name="f109" draw:formula="?f24 * ?f106"/>
                  <draw:equation draw:name="f110" draw:formula="?f53 - ?f109"/>
                  <draw:equation draw:name="f111" draw:formula="?f108 - ?f11"/>
                  <draw:equation draw:name="f112" draw:formula="?f110 - ?f8"/>
                  <draw:equation draw:name="f113" draw:formula="?f108 + ?f11"/>
                  <draw:equation draw:name="f114" draw:formula="?f110 + ?f8"/>
                  <draw:equation draw:name="f115" draw:formula="?f104 + ?f2"/>
                  <draw:equation draw:name="f116" draw:formula="?f115 * ?f13 / ?f1"/>
                  <draw:equation draw:name="f117" draw:formula="0 - ?f116"/>
                  <draw:equation draw:name="f118" draw:formula="cos(?f117)"/>
                  <draw:equation draw:name="f119" draw:formula="0 - ?f118"/>
                  <draw:equation draw:name="f120" draw:formula="?f119 * ?f11"/>
                  <draw:equation draw:name="f121" draw:formula="sin(?f117)"/>
                  <draw:equation draw:name="f122" draw:formula="0 - ?f121"/>
                  <draw:equation draw:name="f123" draw:formula="?f122 * ?f8"/>
                  <draw:equation draw:name="f124" draw:formula="sqrt(?f120 * ?f120 + ?f123 * ?f123 + 0 * 0)"/>
                  <draw:equation draw:name="f125" draw:formula="?f11 * ?f8 / ?f124"/>
                  <draw:equation draw:name="f126" draw:formula="?f122 * ?f125"/>
                  <draw:equation draw:name="f127" draw:formula="?f108 + ?f126"/>
                  <draw:equation draw:name="f128" draw:formula="?f119 * ?f125"/>
                  <draw:equation draw:name="f129" draw:formula="?f110 + ?f128"/>
                  <draw:equation draw:name="f130" draw:formula="if(?f103, ?f52, ?f111)"/>
                  <draw:equation draw:name="f131" draw:formula="if(?f103, ?f53, ?f112)"/>
                  <draw:equation draw:name="f132" draw:formula="if(?f103, ?f52, ?f113)"/>
                  <draw:equation draw:name="f133" draw:formula="if(?f103, ?f53, ?f114)"/>
                  <draw:equation draw:name="f134" draw:formula="if(?f103, ?f111, ?f127)"/>
                  <draw:equation draw:name="f135" draw:formula="if(?f103, ?f112, ?f129)"/>
                  <draw:equation draw:name="f136" draw:formula="if(?f103, ?f113, ?f127)"/>
                  <draw:equation draw:name="f137" draw:formula="if(?f103, ?f114, ?f129)"/>
                </draw:enhanced-geometry>
              </draw:custom-shape>
              <draw:connector draw:type="line" svg:x1="7.53852in" svg:y1="3.14743in" svg:x2="8.42697in" svg:y2="3.14743in" draw:id="id108" draw:style-name="a843" draw:transform="translate(-7.98275in -3.14743in) rotate(-2.33723) translate(7.98275in 3.14743in)" draw:name="Gerader Verbinder 7">
                <svg:title/>
                <svg:desc/>
              </draw:connector>
              <draw:connector draw:type="line" svg:x1="7.89568in" svg:y1="3.28939in" svg:x2="8.08606in" svg:y2="3.02112in" draw:id="id109" draw:style-name="a845" draw:transform="translate(-7.99087in -3.15525in) rotate(-2.33723) translate(7.99087in 3.15525in)" draw:name="Gerade Verbindung mit Pfeil 9">
                <svg:title/>
                <svg:desc/>
              </draw:connector>
            </draw:g>
            <draw:g draw:name="Gruppieren 16" draw:id="id101">
              <svg:title/>
              <svg:desc/>
              <draw:custom-shape svg:width="0.21469in" svg:height="0.38271in" draw:id="id102" draw:style-name="a830" draw:transform="translate(-0.10734in -0.19135in) rotate(-5.47882) translate(7.87981in 2.61387in)" draw:name="Bogen 17">
                <svg:title/>
                <svg:desc/>
                <text:p text:style-name="a829" text:class-names="" text:cond-style-name=""><text:span text:style-name="a828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7 / 2"/>
                  <draw:equation draw:name="f9" draw:formula="?f5 + ?f8"/>
                  <draw:equation draw:name="f10" draw:formula="?f4 - ?f3"/>
                  <draw:equation draw:name="f11" draw:formula="?f10 / 2"/>
                  <draw:equation draw:name="f12" draw:formula="?f3 + ?f11"/>
                  <draw:equation draw:name="f13" draw:formula="5419351 / 1725033"/>
                  <draw:equation draw:name="f14" draw:formula="180"/>
                  <draw:equation draw:name="f15" draw:formula="?f81"/>
                  <draw:equation draw:name="f16" draw:formula="?f85"/>
                  <draw:equation draw:name="f17" draw:formula="?f16 - ?f15"/>
                  <draw:equation draw:name="f18" draw:formula="?f17 + 21600000"/>
                  <draw:equation draw:name="f19" draw:formula="if(?f17, ?f17, ?f18)"/>
                  <draw:equation draw:name="f20" draw:formula="?f15 + ?f2"/>
                  <draw:equation draw:name="f21" draw:formula="?f20 * ?f13 / ?f1"/>
                  <draw:equation draw:name="f22" draw:formula="0 - ?f21"/>
                  <draw:equation draw:name="f23" draw:formula="cos(?f22)"/>
                  <draw:equation draw:name="f24" draw:formula="0 - ?f23"/>
                  <draw:equation draw:name="f25" draw:formula="?f24 * ?f11"/>
                  <draw:equation draw:name="f26" draw:formula="sin(?f22)"/>
                  <draw:equation draw:name="f27" draw:formula="0 - ?f26"/>
                  <draw:equation draw:name="f28" draw:formula="?f27 * ?f8"/>
                  <draw:equation draw:name="f29" draw:formula="0 - ?f28"/>
                  <draw:equation draw:name="f30" draw:formula="0 - ?f25"/>
                  <draw:equation draw:name="f31" draw:formula="atan2(?f29, ?f30)"/>
                  <draw:equation draw:name="f32" draw:formula="-1 * sin(?f31)"/>
                  <draw:equation draw:name="f33" draw:formula="?f32 * ?f11"/>
                  <draw:equation draw:name="f34" draw:formula="-1 * cos(?f31)"/>
                  <draw:equation draw:name="f35" draw:formula="?f34 * ?f8"/>
                  <draw:equation draw:name="f36" draw:formula="?f16 + ?f2"/>
                  <draw:equation draw:name="f37" draw:formula="?f36 * ?f13 / ?f1"/>
                  <draw:equation draw:name="f38" draw:formula="0 - ?f37"/>
                  <draw:equation draw:name="f39" draw:formula="cos(?f38)"/>
                  <draw:equation draw:name="f40" draw:formula="0 - ?f39"/>
                  <draw:equation draw:name="f41" draw:formula="?f40 * ?f11"/>
                  <draw:equation draw:name="f42" draw:formula="sin(?f38)"/>
                  <draw:equation draw:name="f43" draw:formula="0 - ?f42"/>
                  <draw:equation draw:name="f44" draw:formula="?f43 * ?f8"/>
                  <draw:equation draw:name="f45" draw:formula="0 - ?f44"/>
                  <draw:equation draw:name="f46" draw:formula="0 - ?f41"/>
                  <draw:equation draw:name="f47" draw:formula="atan2(?f45, ?f46)"/>
                  <draw:equation draw:name="f48" draw:formula="-1 * sin(?f47)"/>
                  <draw:equation draw:name="f49" draw:formula="?f48 * ?f11"/>
                  <draw:equation draw:name="f50" draw:formula="-1 * cos(?f47)"/>
                  <draw:equation draw:name="f51" draw:formula="?f50 * ?f8"/>
                  <draw:equation draw:name="f52" draw:formula="?f12 + ?f33"/>
                  <draw:equation draw:name="f53" draw:formula="?f9 + ?f35"/>
                  <draw:equation draw:name="f54" draw:formula="?f12 + ?f49"/>
                  <draw:equation draw:name="f55" draw:formula="?f9 + ?f51"/>
                  <draw:equation draw:name="f56" draw:formula="21600000 - ?f15"/>
                  <draw:equation draw:name="f57" draw:formula="?f19 - ?f56"/>
                  <draw:equation draw:name="f58" draw:formula="max(?f52, ?f54)"/>
                  <draw:equation draw:name="f59" draw:formula="if(?f57, ?f4, ?f58)"/>
                  <draw:equation draw:name="f60" draw:formula="?f2 - ?f15"/>
                  <draw:equation draw:name="f61" draw:formula="27000000 - ?f15"/>
                  <draw:equation draw:name="f62" draw:formula="if(?f60, ?f60, ?f61)"/>
                  <draw:equation draw:name="f63" draw:formula="?f19 - ?f62"/>
                  <draw:equation draw:name="f64" draw:formula="max(?f53, ?f55)"/>
                  <draw:equation draw:name="f65" draw:formula="if(?f63, ?f6, ?f64)"/>
                  <draw:equation draw:name="f66" draw:formula="?f1 - ?f15"/>
                  <draw:equation draw:name="f67" draw:formula="32400000 - ?f15"/>
                  <draw:equation draw:name="f68" draw:formula="if(?f66, ?f66, ?f67)"/>
                  <draw:equation draw:name="f69" draw:formula="?f19 - ?f68"/>
                  <draw:equation draw:name="f70" draw:formula="min(?f52, ?f54)"/>
                  <draw:equation draw:name="f71" draw:formula="if(?f69, ?f3, ?f70)"/>
                  <draw:equation draw:name="f72" draw:formula="?f0 - ?f15"/>
                  <draw:equation draw:name="f73" draw:formula="37800000 - ?f15"/>
                  <draw:equation draw:name="f74" draw:formula="if(?f72, ?f72, ?f73)"/>
                  <draw:equation draw:name="f75" draw:formula="?f19 - ?f74"/>
                  <draw:equation draw:name="f76" draw:formula="min(?f53, ?f55)"/>
                  <draw:equation draw:name="f77" draw:formula="if(?f75, ?f5, ?f76)"/>
                  <draw:equation draw:name="f78" draw:formula="0 - $0"/>
                  <draw:equation draw:name="f79" draw:formula="?f78 * ?f1 / ?f14"/>
                  <draw:equation draw:name="f80" draw:formula="?f79 - ?f2"/>
                  <draw:equation draw:name="f81" draw:formula="0 - ?f80"/>
                  <draw:equation draw:name="f82" draw:formula="0 - $1"/>
                  <draw:equation draw:name="f83" draw:formula="?f82 * ?f1 / ?f14"/>
                  <draw:equation draw:name="f84" draw:formula="?f83 - ?f2"/>
                  <draw:equation draw:name="f85" draw:formula="0 - ?f84"/>
                  <draw:equation draw:name="f86" draw:formula="?f52 - 10800"/>
                  <draw:equation draw:name="f87" draw:formula="?f53 - 10800"/>
                  <draw:equation draw:name="f88" draw:formula="sqrt(?f86 * ?f86 + ?f87 * ?f87 + 0 * 0)"/>
                  <draw:equation draw:name="f89" draw:formula="atan2(?f86, ?f87)"/>
                  <draw:equation draw:name="f90" draw:formula="?f89 + ?f2"/>
                  <draw:equation draw:name="f91" draw:formula="?f90 * ?f14 / ?f1"/>
                  <draw:equation draw:name="f92" draw:formula="0 - ?f91"/>
                  <draw:equation draw:name="f93" draw:formula="?f54 - 10800"/>
                  <draw:equation draw:name="f94" draw:formula="?f55 - 10800"/>
                  <draw:equation draw:name="f95" draw:formula="sqrt(?f93 * ?f93 + ?f94 * ?f94 + 0 * 0)"/>
                  <draw:equation draw:name="f96" draw:formula="atan2(?f93, ?f94)"/>
                  <draw:equation draw:name="f97" draw:formula="?f96 + ?f2"/>
                  <draw:equation draw:name="f98" draw:formula="?f97 * ?f14 / ?f1"/>
                  <draw:equation draw:name="f99" draw:formula="0 - ?f98"/>
                  <draw:equation draw:name="f100" draw:formula="21550000 - ?f19"/>
                  <draw:equation draw:name="f101" draw:formula="if(?f100, ?f19, 21550000)"/>
                  <draw:equation draw:name="f102" draw:formula="-21550000 - ?f101"/>
                  <draw:equation draw:name="f103" draw:formula="if(?f102, -21550000, ?f101)"/>
                  <draw:equation draw:name="f104" draw:formula="?f15 + ?f103"/>
                  <draw:equation draw:name="f105" draw:formula="sqrt(?f25 * ?f25 + ?f28 * ?f28 + 0 * 0)"/>
                  <draw:equation draw:name="f106" draw:formula="?f11 * ?f8 / ?f105"/>
                  <draw:equation draw:name="f107" draw:formula="?f27 * ?f106"/>
                  <draw:equation draw:name="f108" draw:formula="?f52 - ?f107"/>
                  <draw:equation draw:name="f109" draw:formula="?f24 * ?f106"/>
                  <draw:equation draw:name="f110" draw:formula="?f53 - ?f109"/>
                  <draw:equation draw:name="f111" draw:formula="?f108 - ?f11"/>
                  <draw:equation draw:name="f112" draw:formula="?f110 - ?f8"/>
                  <draw:equation draw:name="f113" draw:formula="?f108 + ?f11"/>
                  <draw:equation draw:name="f114" draw:formula="?f110 + ?f8"/>
                  <draw:equation draw:name="f115" draw:formula="?f104 + ?f2"/>
                  <draw:equation draw:name="f116" draw:formula="?f115 * ?f13 / ?f1"/>
                  <draw:equation draw:name="f117" draw:formula="0 - ?f116"/>
                  <draw:equation draw:name="f118" draw:formula="cos(?f117)"/>
                  <draw:equation draw:name="f119" draw:formula="0 - ?f118"/>
                  <draw:equation draw:name="f120" draw:formula="?f119 * ?f11"/>
                  <draw:equation draw:name="f121" draw:formula="sin(?f117)"/>
                  <draw:equation draw:name="f122" draw:formula="0 - ?f121"/>
                  <draw:equation draw:name="f123" draw:formula="?f122 * ?f8"/>
                  <draw:equation draw:name="f124" draw:formula="sqrt(?f120 * ?f120 + ?f123 * ?f123 + 0 * 0)"/>
                  <draw:equation draw:name="f125" draw:formula="?f11 * ?f8 / ?f124"/>
                  <draw:equation draw:name="f126" draw:formula="?f122 * ?f125"/>
                  <draw:equation draw:name="f127" draw:formula="?f108 + ?f126"/>
                  <draw:equation draw:name="f128" draw:formula="?f119 * ?f125"/>
                  <draw:equation draw:name="f129" draw:formula="?f110 + ?f128"/>
                  <draw:equation draw:name="f130" draw:formula="if(?f103, ?f52, ?f111)"/>
                  <draw:equation draw:name="f131" draw:formula="if(?f103, ?f53, ?f112)"/>
                  <draw:equation draw:name="f132" draw:formula="if(?f103, ?f52, ?f113)"/>
                  <draw:equation draw:name="f133" draw:formula="if(?f103, ?f53, ?f114)"/>
                  <draw:equation draw:name="f134" draw:formula="if(?f103, ?f111, ?f127)"/>
                  <draw:equation draw:name="f135" draw:formula="if(?f103, ?f112, ?f129)"/>
                  <draw:equation draw:name="f136" draw:formula="if(?f103, ?f113, ?f127)"/>
                  <draw:equation draw:name="f137" draw:formula="if(?f103, ?f114, ?f129)"/>
                </draw:enhanced-geometry>
              </draw:custom-shape>
              <draw:custom-shape svg:width="0.21469in" svg:height="0.38271in" draw:id="id103" draw:style-name="a833" draw:transform="translate(-0.10734in -0.19135in) rotate(-2.33723) translate(8.06186in 2.42477in)" draw:name="Bogen 18">
                <svg:title/>
                <svg:desc/>
                <text:p text:style-name="a832" text:class-names="" text:cond-style-name=""><text:span text:style-name="a831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7 / 2"/>
                  <draw:equation draw:name="f9" draw:formula="?f5 + ?f8"/>
                  <draw:equation draw:name="f10" draw:formula="?f4 - ?f3"/>
                  <draw:equation draw:name="f11" draw:formula="?f10 / 2"/>
                  <draw:equation draw:name="f12" draw:formula="?f3 + ?f11"/>
                  <draw:equation draw:name="f13" draw:formula="5419351 / 1725033"/>
                  <draw:equation draw:name="f14" draw:formula="180"/>
                  <draw:equation draw:name="f15" draw:formula="?f81"/>
                  <draw:equation draw:name="f16" draw:formula="?f85"/>
                  <draw:equation draw:name="f17" draw:formula="?f16 - ?f15"/>
                  <draw:equation draw:name="f18" draw:formula="?f17 + 21600000"/>
                  <draw:equation draw:name="f19" draw:formula="if(?f17, ?f17, ?f18)"/>
                  <draw:equation draw:name="f20" draw:formula="?f15 + ?f2"/>
                  <draw:equation draw:name="f21" draw:formula="?f20 * ?f13 / ?f1"/>
                  <draw:equation draw:name="f22" draw:formula="0 - ?f21"/>
                  <draw:equation draw:name="f23" draw:formula="cos(?f22)"/>
                  <draw:equation draw:name="f24" draw:formula="0 - ?f23"/>
                  <draw:equation draw:name="f25" draw:formula="?f24 * ?f11"/>
                  <draw:equation draw:name="f26" draw:formula="sin(?f22)"/>
                  <draw:equation draw:name="f27" draw:formula="0 - ?f26"/>
                  <draw:equation draw:name="f28" draw:formula="?f27 * ?f8"/>
                  <draw:equation draw:name="f29" draw:formula="0 - ?f28"/>
                  <draw:equation draw:name="f30" draw:formula="0 - ?f25"/>
                  <draw:equation draw:name="f31" draw:formula="atan2(?f29, ?f30)"/>
                  <draw:equation draw:name="f32" draw:formula="-1 * sin(?f31)"/>
                  <draw:equation draw:name="f33" draw:formula="?f32 * ?f11"/>
                  <draw:equation draw:name="f34" draw:formula="-1 * cos(?f31)"/>
                  <draw:equation draw:name="f35" draw:formula="?f34 * ?f8"/>
                  <draw:equation draw:name="f36" draw:formula="?f16 + ?f2"/>
                  <draw:equation draw:name="f37" draw:formula="?f36 * ?f13 / ?f1"/>
                  <draw:equation draw:name="f38" draw:formula="0 - ?f37"/>
                  <draw:equation draw:name="f39" draw:formula="cos(?f38)"/>
                  <draw:equation draw:name="f40" draw:formula="0 - ?f39"/>
                  <draw:equation draw:name="f41" draw:formula="?f40 * ?f11"/>
                  <draw:equation draw:name="f42" draw:formula="sin(?f38)"/>
                  <draw:equation draw:name="f43" draw:formula="0 - ?f42"/>
                  <draw:equation draw:name="f44" draw:formula="?f43 * ?f8"/>
                  <draw:equation draw:name="f45" draw:formula="0 - ?f44"/>
                  <draw:equation draw:name="f46" draw:formula="0 - ?f41"/>
                  <draw:equation draw:name="f47" draw:formula="atan2(?f45, ?f46)"/>
                  <draw:equation draw:name="f48" draw:formula="-1 * sin(?f47)"/>
                  <draw:equation draw:name="f49" draw:formula="?f48 * ?f11"/>
                  <draw:equation draw:name="f50" draw:formula="-1 * cos(?f47)"/>
                  <draw:equation draw:name="f51" draw:formula="?f50 * ?f8"/>
                  <draw:equation draw:name="f52" draw:formula="?f12 + ?f33"/>
                  <draw:equation draw:name="f53" draw:formula="?f9 + ?f35"/>
                  <draw:equation draw:name="f54" draw:formula="?f12 + ?f49"/>
                  <draw:equation draw:name="f55" draw:formula="?f9 + ?f51"/>
                  <draw:equation draw:name="f56" draw:formula="21600000 - ?f15"/>
                  <draw:equation draw:name="f57" draw:formula="?f19 - ?f56"/>
                  <draw:equation draw:name="f58" draw:formula="max(?f52, ?f54)"/>
                  <draw:equation draw:name="f59" draw:formula="if(?f57, ?f4, ?f58)"/>
                  <draw:equation draw:name="f60" draw:formula="?f2 - ?f15"/>
                  <draw:equation draw:name="f61" draw:formula="27000000 - ?f15"/>
                  <draw:equation draw:name="f62" draw:formula="if(?f60, ?f60, ?f61)"/>
                  <draw:equation draw:name="f63" draw:formula="?f19 - ?f62"/>
                  <draw:equation draw:name="f64" draw:formula="max(?f53, ?f55)"/>
                  <draw:equation draw:name="f65" draw:formula="if(?f63, ?f6, ?f64)"/>
                  <draw:equation draw:name="f66" draw:formula="?f1 - ?f15"/>
                  <draw:equation draw:name="f67" draw:formula="32400000 - ?f15"/>
                  <draw:equation draw:name="f68" draw:formula="if(?f66, ?f66, ?f67)"/>
                  <draw:equation draw:name="f69" draw:formula="?f19 - ?f68"/>
                  <draw:equation draw:name="f70" draw:formula="min(?f52, ?f54)"/>
                  <draw:equation draw:name="f71" draw:formula="if(?f69, ?f3, ?f70)"/>
                  <draw:equation draw:name="f72" draw:formula="?f0 - ?f15"/>
                  <draw:equation draw:name="f73" draw:formula="37800000 - ?f15"/>
                  <draw:equation draw:name="f74" draw:formula="if(?f72, ?f72, ?f73)"/>
                  <draw:equation draw:name="f75" draw:formula="?f19 - ?f74"/>
                  <draw:equation draw:name="f76" draw:formula="min(?f53, ?f55)"/>
                  <draw:equation draw:name="f77" draw:formula="if(?f75, ?f5, ?f76)"/>
                  <draw:equation draw:name="f78" draw:formula="0 - $0"/>
                  <draw:equation draw:name="f79" draw:formula="?f78 * ?f1 / ?f14"/>
                  <draw:equation draw:name="f80" draw:formula="?f79 - ?f2"/>
                  <draw:equation draw:name="f81" draw:formula="0 - ?f80"/>
                  <draw:equation draw:name="f82" draw:formula="0 - $1"/>
                  <draw:equation draw:name="f83" draw:formula="?f82 * ?f1 / ?f14"/>
                  <draw:equation draw:name="f84" draw:formula="?f83 - ?f2"/>
                  <draw:equation draw:name="f85" draw:formula="0 - ?f84"/>
                  <draw:equation draw:name="f86" draw:formula="?f52 - 10800"/>
                  <draw:equation draw:name="f87" draw:formula="?f53 - 10800"/>
                  <draw:equation draw:name="f88" draw:formula="sqrt(?f86 * ?f86 + ?f87 * ?f87 + 0 * 0)"/>
                  <draw:equation draw:name="f89" draw:formula="atan2(?f86, ?f87)"/>
                  <draw:equation draw:name="f90" draw:formula="?f89 + ?f2"/>
                  <draw:equation draw:name="f91" draw:formula="?f90 * ?f14 / ?f1"/>
                  <draw:equation draw:name="f92" draw:formula="0 - ?f91"/>
                  <draw:equation draw:name="f93" draw:formula="?f54 - 10800"/>
                  <draw:equation draw:name="f94" draw:formula="?f55 - 10800"/>
                  <draw:equation draw:name="f95" draw:formula="sqrt(?f93 * ?f93 + ?f94 * ?f94 + 0 * 0)"/>
                  <draw:equation draw:name="f96" draw:formula="atan2(?f93, ?f94)"/>
                  <draw:equation draw:name="f97" draw:formula="?f96 + ?f2"/>
                  <draw:equation draw:name="f98" draw:formula="?f97 * ?f14 / ?f1"/>
                  <draw:equation draw:name="f99" draw:formula="0 - ?f98"/>
                  <draw:equation draw:name="f100" draw:formula="21550000 - ?f19"/>
                  <draw:equation draw:name="f101" draw:formula="if(?f100, ?f19, 21550000)"/>
                  <draw:equation draw:name="f102" draw:formula="-21550000 - ?f101"/>
                  <draw:equation draw:name="f103" draw:formula="if(?f102, -21550000, ?f101)"/>
                  <draw:equation draw:name="f104" draw:formula="?f15 + ?f103"/>
                  <draw:equation draw:name="f105" draw:formula="sqrt(?f25 * ?f25 + ?f28 * ?f28 + 0 * 0)"/>
                  <draw:equation draw:name="f106" draw:formula="?f11 * ?f8 / ?f105"/>
                  <draw:equation draw:name="f107" draw:formula="?f27 * ?f106"/>
                  <draw:equation draw:name="f108" draw:formula="?f52 - ?f107"/>
                  <draw:equation draw:name="f109" draw:formula="?f24 * ?f106"/>
                  <draw:equation draw:name="f110" draw:formula="?f53 - ?f109"/>
                  <draw:equation draw:name="f111" draw:formula="?f108 - ?f11"/>
                  <draw:equation draw:name="f112" draw:formula="?f110 - ?f8"/>
                  <draw:equation draw:name="f113" draw:formula="?f108 + ?f11"/>
                  <draw:equation draw:name="f114" draw:formula="?f110 + ?f8"/>
                  <draw:equation draw:name="f115" draw:formula="?f104 + ?f2"/>
                  <draw:equation draw:name="f116" draw:formula="?f115 * ?f13 / ?f1"/>
                  <draw:equation draw:name="f117" draw:formula="0 - ?f116"/>
                  <draw:equation draw:name="f118" draw:formula="cos(?f117)"/>
                  <draw:equation draw:name="f119" draw:formula="0 - ?f118"/>
                  <draw:equation draw:name="f120" draw:formula="?f119 * ?f11"/>
                  <draw:equation draw:name="f121" draw:formula="sin(?f117)"/>
                  <draw:equation draw:name="f122" draw:formula="0 - ?f121"/>
                  <draw:equation draw:name="f123" draw:formula="?f122 * ?f8"/>
                  <draw:equation draw:name="f124" draw:formula="sqrt(?f120 * ?f120 + ?f123 * ?f123 + 0 * 0)"/>
                  <draw:equation draw:name="f125" draw:formula="?f11 * ?f8 / ?f124"/>
                  <draw:equation draw:name="f126" draw:formula="?f122 * ?f125"/>
                  <draw:equation draw:name="f127" draw:formula="?f108 + ?f126"/>
                  <draw:equation draw:name="f128" draw:formula="?f119 * ?f125"/>
                  <draw:equation draw:name="f129" draw:formula="?f110 + ?f128"/>
                  <draw:equation draw:name="f130" draw:formula="if(?f103, ?f52, ?f111)"/>
                  <draw:equation draw:name="f131" draw:formula="if(?f103, ?f53, ?f112)"/>
                  <draw:equation draw:name="f132" draw:formula="if(?f103, ?f52, ?f113)"/>
                  <draw:equation draw:name="f133" draw:formula="if(?f103, ?f53, ?f114)"/>
                  <draw:equation draw:name="f134" draw:formula="if(?f103, ?f111, ?f127)"/>
                  <draw:equation draw:name="f135" draw:formula="if(?f103, ?f112, ?f129)"/>
                  <draw:equation draw:name="f136" draw:formula="if(?f103, ?f113, ?f127)"/>
                  <draw:equation draw:name="f137" draw:formula="if(?f103, ?f114, ?f129)"/>
                </draw:enhanced-geometry>
              </draw:custom-shape>
              <draw:connector draw:type="line" svg:x1="7.52661in" svg:y1="2.51932in" svg:x2="8.41506in" svg:y2="2.51932in" draw:id="id104" draw:style-name="a834" draw:transform="translate(-7.97083in -2.51932in) rotate(-0.76643) translate(7.97083in 2.51932in)" draw:name="Gerader Verbinder 19">
                <svg:title/>
                <svg:desc/>
              </draw:connector>
              <draw:connector draw:type="line" svg:x1="7.88347in" svg:y1="2.64532in" svg:x2="8.07385in" svg:y2="2.37706in" draw:id="id105" draw:style-name="a836" draw:transform="translate(-7.97866in -2.51119in) rotate(-0.76643) translate(7.97866in 2.51119in)" draw:name="Gerade Verbindung mit Pfeil 20">
                <svg:title/>
                <svg:desc/>
              </draw:connector>
            </draw:g>
          </draw:g>
          <draw:g draw:name="Gruppieren 22" draw:id="id89">
            <svg:title/>
            <svg:desc/>
            <draw:g draw:name="Gruppieren 23" draw:id="id90">
              <svg:title/>
              <svg:desc/>
              <draw:custom-shape svg:width="0.21469in" svg:height="0.38271in" draw:id="id96" draw:style-name="a821" draw:transform="translate(-0.10734in -0.19135in) rotate(-3.90803) translate(7.43511in 2.61999in)" draw:name="Bogen 29">
                <svg:title/>
                <svg:desc/>
                <text:p text:style-name="a820" text:class-names="" text:cond-style-name=""><text:span text:style-name="a819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7 / 2"/>
                  <draw:equation draw:name="f9" draw:formula="?f5 + ?f8"/>
                  <draw:equation draw:name="f10" draw:formula="?f4 - ?f3"/>
                  <draw:equation draw:name="f11" draw:formula="?f10 / 2"/>
                  <draw:equation draw:name="f12" draw:formula="?f3 + ?f11"/>
                  <draw:equation draw:name="f13" draw:formula="5419351 / 1725033"/>
                  <draw:equation draw:name="f14" draw:formula="180"/>
                  <draw:equation draw:name="f15" draw:formula="?f81"/>
                  <draw:equation draw:name="f16" draw:formula="?f85"/>
                  <draw:equation draw:name="f17" draw:formula="?f16 - ?f15"/>
                  <draw:equation draw:name="f18" draw:formula="?f17 + 21600000"/>
                  <draw:equation draw:name="f19" draw:formula="if(?f17, ?f17, ?f18)"/>
                  <draw:equation draw:name="f20" draw:formula="?f15 + ?f2"/>
                  <draw:equation draw:name="f21" draw:formula="?f20 * ?f13 / ?f1"/>
                  <draw:equation draw:name="f22" draw:formula="0 - ?f21"/>
                  <draw:equation draw:name="f23" draw:formula="cos(?f22)"/>
                  <draw:equation draw:name="f24" draw:formula="0 - ?f23"/>
                  <draw:equation draw:name="f25" draw:formula="?f24 * ?f11"/>
                  <draw:equation draw:name="f26" draw:formula="sin(?f22)"/>
                  <draw:equation draw:name="f27" draw:formula="0 - ?f26"/>
                  <draw:equation draw:name="f28" draw:formula="?f27 * ?f8"/>
                  <draw:equation draw:name="f29" draw:formula="0 - ?f28"/>
                  <draw:equation draw:name="f30" draw:formula="0 - ?f25"/>
                  <draw:equation draw:name="f31" draw:formula="atan2(?f29, ?f30)"/>
                  <draw:equation draw:name="f32" draw:formula="-1 * sin(?f31)"/>
                  <draw:equation draw:name="f33" draw:formula="?f32 * ?f11"/>
                  <draw:equation draw:name="f34" draw:formula="-1 * cos(?f31)"/>
                  <draw:equation draw:name="f35" draw:formula="?f34 * ?f8"/>
                  <draw:equation draw:name="f36" draw:formula="?f16 + ?f2"/>
                  <draw:equation draw:name="f37" draw:formula="?f36 * ?f13 / ?f1"/>
                  <draw:equation draw:name="f38" draw:formula="0 - ?f37"/>
                  <draw:equation draw:name="f39" draw:formula="cos(?f38)"/>
                  <draw:equation draw:name="f40" draw:formula="0 - ?f39"/>
                  <draw:equation draw:name="f41" draw:formula="?f40 * ?f11"/>
                  <draw:equation draw:name="f42" draw:formula="sin(?f38)"/>
                  <draw:equation draw:name="f43" draw:formula="0 - ?f42"/>
                  <draw:equation draw:name="f44" draw:formula="?f43 * ?f8"/>
                  <draw:equation draw:name="f45" draw:formula="0 - ?f44"/>
                  <draw:equation draw:name="f46" draw:formula="0 - ?f41"/>
                  <draw:equation draw:name="f47" draw:formula="atan2(?f45, ?f46)"/>
                  <draw:equation draw:name="f48" draw:formula="-1 * sin(?f47)"/>
                  <draw:equation draw:name="f49" draw:formula="?f48 * ?f11"/>
                  <draw:equation draw:name="f50" draw:formula="-1 * cos(?f47)"/>
                  <draw:equation draw:name="f51" draw:formula="?f50 * ?f8"/>
                  <draw:equation draw:name="f52" draw:formula="?f12 + ?f33"/>
                  <draw:equation draw:name="f53" draw:formula="?f9 + ?f35"/>
                  <draw:equation draw:name="f54" draw:formula="?f12 + ?f49"/>
                  <draw:equation draw:name="f55" draw:formula="?f9 + ?f51"/>
                  <draw:equation draw:name="f56" draw:formula="21600000 - ?f15"/>
                  <draw:equation draw:name="f57" draw:formula="?f19 - ?f56"/>
                  <draw:equation draw:name="f58" draw:formula="max(?f52, ?f54)"/>
                  <draw:equation draw:name="f59" draw:formula="if(?f57, ?f4, ?f58)"/>
                  <draw:equation draw:name="f60" draw:formula="?f2 - ?f15"/>
                  <draw:equation draw:name="f61" draw:formula="27000000 - ?f15"/>
                  <draw:equation draw:name="f62" draw:formula="if(?f60, ?f60, ?f61)"/>
                  <draw:equation draw:name="f63" draw:formula="?f19 - ?f62"/>
                  <draw:equation draw:name="f64" draw:formula="max(?f53, ?f55)"/>
                  <draw:equation draw:name="f65" draw:formula="if(?f63, ?f6, ?f64)"/>
                  <draw:equation draw:name="f66" draw:formula="?f1 - ?f15"/>
                  <draw:equation draw:name="f67" draw:formula="32400000 - ?f15"/>
                  <draw:equation draw:name="f68" draw:formula="if(?f66, ?f66, ?f67)"/>
                  <draw:equation draw:name="f69" draw:formula="?f19 - ?f68"/>
                  <draw:equation draw:name="f70" draw:formula="min(?f52, ?f54)"/>
                  <draw:equation draw:name="f71" draw:formula="if(?f69, ?f3, ?f70)"/>
                  <draw:equation draw:name="f72" draw:formula="?f0 - ?f15"/>
                  <draw:equation draw:name="f73" draw:formula="37800000 - ?f15"/>
                  <draw:equation draw:name="f74" draw:formula="if(?f72, ?f72, ?f73)"/>
                  <draw:equation draw:name="f75" draw:formula="?f19 - ?f74"/>
                  <draw:equation draw:name="f76" draw:formula="min(?f53, ?f55)"/>
                  <draw:equation draw:name="f77" draw:formula="if(?f75, ?f5, ?f76)"/>
                  <draw:equation draw:name="f78" draw:formula="0 - $0"/>
                  <draw:equation draw:name="f79" draw:formula="?f78 * ?f1 / ?f14"/>
                  <draw:equation draw:name="f80" draw:formula="?f79 - ?f2"/>
                  <draw:equation draw:name="f81" draw:formula="0 - ?f80"/>
                  <draw:equation draw:name="f82" draw:formula="0 - $1"/>
                  <draw:equation draw:name="f83" draw:formula="?f82 * ?f1 / ?f14"/>
                  <draw:equation draw:name="f84" draw:formula="?f83 - ?f2"/>
                  <draw:equation draw:name="f85" draw:formula="0 - ?f84"/>
                  <draw:equation draw:name="f86" draw:formula="?f52 - 10800"/>
                  <draw:equation draw:name="f87" draw:formula="?f53 - 10800"/>
                  <draw:equation draw:name="f88" draw:formula="sqrt(?f86 * ?f86 + ?f87 * ?f87 + 0 * 0)"/>
                  <draw:equation draw:name="f89" draw:formula="atan2(?f86, ?f87)"/>
                  <draw:equation draw:name="f90" draw:formula="?f89 + ?f2"/>
                  <draw:equation draw:name="f91" draw:formula="?f90 * ?f14 / ?f1"/>
                  <draw:equation draw:name="f92" draw:formula="0 - ?f91"/>
                  <draw:equation draw:name="f93" draw:formula="?f54 - 10800"/>
                  <draw:equation draw:name="f94" draw:formula="?f55 - 10800"/>
                  <draw:equation draw:name="f95" draw:formula="sqrt(?f93 * ?f93 + ?f94 * ?f94 + 0 * 0)"/>
                  <draw:equation draw:name="f96" draw:formula="atan2(?f93, ?f94)"/>
                  <draw:equation draw:name="f97" draw:formula="?f96 + ?f2"/>
                  <draw:equation draw:name="f98" draw:formula="?f97 * ?f14 / ?f1"/>
                  <draw:equation draw:name="f99" draw:formula="0 - ?f98"/>
                  <draw:equation draw:name="f100" draw:formula="21550000 - ?f19"/>
                  <draw:equation draw:name="f101" draw:formula="if(?f100, ?f19, 21550000)"/>
                  <draw:equation draw:name="f102" draw:formula="-21550000 - ?f101"/>
                  <draw:equation draw:name="f103" draw:formula="if(?f102, -21550000, ?f101)"/>
                  <draw:equation draw:name="f104" draw:formula="?f15 + ?f103"/>
                  <draw:equation draw:name="f105" draw:formula="sqrt(?f25 * ?f25 + ?f28 * ?f28 + 0 * 0)"/>
                  <draw:equation draw:name="f106" draw:formula="?f11 * ?f8 / ?f105"/>
                  <draw:equation draw:name="f107" draw:formula="?f27 * ?f106"/>
                  <draw:equation draw:name="f108" draw:formula="?f52 - ?f107"/>
                  <draw:equation draw:name="f109" draw:formula="?f24 * ?f106"/>
                  <draw:equation draw:name="f110" draw:formula="?f53 - ?f109"/>
                  <draw:equation draw:name="f111" draw:formula="?f108 - ?f11"/>
                  <draw:equation draw:name="f112" draw:formula="?f110 - ?f8"/>
                  <draw:equation draw:name="f113" draw:formula="?f108 + ?f11"/>
                  <draw:equation draw:name="f114" draw:formula="?f110 + ?f8"/>
                  <draw:equation draw:name="f115" draw:formula="?f104 + ?f2"/>
                  <draw:equation draw:name="f116" draw:formula="?f115 * ?f13 / ?f1"/>
                  <draw:equation draw:name="f117" draw:formula="0 - ?f116"/>
                  <draw:equation draw:name="f118" draw:formula="cos(?f117)"/>
                  <draw:equation draw:name="f119" draw:formula="0 - ?f118"/>
                  <draw:equation draw:name="f120" draw:formula="?f119 * ?f11"/>
                  <draw:equation draw:name="f121" draw:formula="sin(?f117)"/>
                  <draw:equation draw:name="f122" draw:formula="0 - ?f121"/>
                  <draw:equation draw:name="f123" draw:formula="?f122 * ?f8"/>
                  <draw:equation draw:name="f124" draw:formula="sqrt(?f120 * ?f120 + ?f123 * ?f123 + 0 * 0)"/>
                  <draw:equation draw:name="f125" draw:formula="?f11 * ?f8 / ?f124"/>
                  <draw:equation draw:name="f126" draw:formula="?f122 * ?f125"/>
                  <draw:equation draw:name="f127" draw:formula="?f108 + ?f126"/>
                  <draw:equation draw:name="f128" draw:formula="?f119 * ?f125"/>
                  <draw:equation draw:name="f129" draw:formula="?f110 + ?f128"/>
                  <draw:equation draw:name="f130" draw:formula="if(?f103, ?f52, ?f111)"/>
                  <draw:equation draw:name="f131" draw:formula="if(?f103, ?f53, ?f112)"/>
                  <draw:equation draw:name="f132" draw:formula="if(?f103, ?f52, ?f113)"/>
                  <draw:equation draw:name="f133" draw:formula="if(?f103, ?f53, ?f114)"/>
                  <draw:equation draw:name="f134" draw:formula="if(?f103, ?f111, ?f127)"/>
                  <draw:equation draw:name="f135" draw:formula="if(?f103, ?f112, ?f129)"/>
                  <draw:equation draw:name="f136" draw:formula="if(?f103, ?f113, ?f127)"/>
                  <draw:equation draw:name="f137" draw:formula="if(?f103, ?f114, ?f129)"/>
                </draw:enhanced-geometry>
              </draw:custom-shape>
              <draw:custom-shape svg:width="0.21469in" svg:height="0.38271in" draw:id="id97" draw:style-name="a824" draw:transform="translate(-0.10734in -0.19135in) rotate(-0.76643) translate(7.24601in 2.43793in)" draw:name="Bogen 30">
                <svg:title/>
                <svg:desc/>
                <text:p text:style-name="a823" text:class-names="" text:cond-style-name=""><text:span text:style-name="a822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7 / 2"/>
                  <draw:equation draw:name="f9" draw:formula="?f5 + ?f8"/>
                  <draw:equation draw:name="f10" draw:formula="?f4 - ?f3"/>
                  <draw:equation draw:name="f11" draw:formula="?f10 / 2"/>
                  <draw:equation draw:name="f12" draw:formula="?f3 + ?f11"/>
                  <draw:equation draw:name="f13" draw:formula="5419351 / 1725033"/>
                  <draw:equation draw:name="f14" draw:formula="180"/>
                  <draw:equation draw:name="f15" draw:formula="?f81"/>
                  <draw:equation draw:name="f16" draw:formula="?f85"/>
                  <draw:equation draw:name="f17" draw:formula="?f16 - ?f15"/>
                  <draw:equation draw:name="f18" draw:formula="?f17 + 21600000"/>
                  <draw:equation draw:name="f19" draw:formula="if(?f17, ?f17, ?f18)"/>
                  <draw:equation draw:name="f20" draw:formula="?f15 + ?f2"/>
                  <draw:equation draw:name="f21" draw:formula="?f20 * ?f13 / ?f1"/>
                  <draw:equation draw:name="f22" draw:formula="0 - ?f21"/>
                  <draw:equation draw:name="f23" draw:formula="cos(?f22)"/>
                  <draw:equation draw:name="f24" draw:formula="0 - ?f23"/>
                  <draw:equation draw:name="f25" draw:formula="?f24 * ?f11"/>
                  <draw:equation draw:name="f26" draw:formula="sin(?f22)"/>
                  <draw:equation draw:name="f27" draw:formula="0 - ?f26"/>
                  <draw:equation draw:name="f28" draw:formula="?f27 * ?f8"/>
                  <draw:equation draw:name="f29" draw:formula="0 - ?f28"/>
                  <draw:equation draw:name="f30" draw:formula="0 - ?f25"/>
                  <draw:equation draw:name="f31" draw:formula="atan2(?f29, ?f30)"/>
                  <draw:equation draw:name="f32" draw:formula="-1 * sin(?f31)"/>
                  <draw:equation draw:name="f33" draw:formula="?f32 * ?f11"/>
                  <draw:equation draw:name="f34" draw:formula="-1 * cos(?f31)"/>
                  <draw:equation draw:name="f35" draw:formula="?f34 * ?f8"/>
                  <draw:equation draw:name="f36" draw:formula="?f16 + ?f2"/>
                  <draw:equation draw:name="f37" draw:formula="?f36 * ?f13 / ?f1"/>
                  <draw:equation draw:name="f38" draw:formula="0 - ?f37"/>
                  <draw:equation draw:name="f39" draw:formula="cos(?f38)"/>
                  <draw:equation draw:name="f40" draw:formula="0 - ?f39"/>
                  <draw:equation draw:name="f41" draw:formula="?f40 * ?f11"/>
                  <draw:equation draw:name="f42" draw:formula="sin(?f38)"/>
                  <draw:equation draw:name="f43" draw:formula="0 - ?f42"/>
                  <draw:equation draw:name="f44" draw:formula="?f43 * ?f8"/>
                  <draw:equation draw:name="f45" draw:formula="0 - ?f44"/>
                  <draw:equation draw:name="f46" draw:formula="0 - ?f41"/>
                  <draw:equation draw:name="f47" draw:formula="atan2(?f45, ?f46)"/>
                  <draw:equation draw:name="f48" draw:formula="-1 * sin(?f47)"/>
                  <draw:equation draw:name="f49" draw:formula="?f48 * ?f11"/>
                  <draw:equation draw:name="f50" draw:formula="-1 * cos(?f47)"/>
                  <draw:equation draw:name="f51" draw:formula="?f50 * ?f8"/>
                  <draw:equation draw:name="f52" draw:formula="?f12 + ?f33"/>
                  <draw:equation draw:name="f53" draw:formula="?f9 + ?f35"/>
                  <draw:equation draw:name="f54" draw:formula="?f12 + ?f49"/>
                  <draw:equation draw:name="f55" draw:formula="?f9 + ?f51"/>
                  <draw:equation draw:name="f56" draw:formula="21600000 - ?f15"/>
                  <draw:equation draw:name="f57" draw:formula="?f19 - ?f56"/>
                  <draw:equation draw:name="f58" draw:formula="max(?f52, ?f54)"/>
                  <draw:equation draw:name="f59" draw:formula="if(?f57, ?f4, ?f58)"/>
                  <draw:equation draw:name="f60" draw:formula="?f2 - ?f15"/>
                  <draw:equation draw:name="f61" draw:formula="27000000 - ?f15"/>
                  <draw:equation draw:name="f62" draw:formula="if(?f60, ?f60, ?f61)"/>
                  <draw:equation draw:name="f63" draw:formula="?f19 - ?f62"/>
                  <draw:equation draw:name="f64" draw:formula="max(?f53, ?f55)"/>
                  <draw:equation draw:name="f65" draw:formula="if(?f63, ?f6, ?f64)"/>
                  <draw:equation draw:name="f66" draw:formula="?f1 - ?f15"/>
                  <draw:equation draw:name="f67" draw:formula="32400000 - ?f15"/>
                  <draw:equation draw:name="f68" draw:formula="if(?f66, ?f66, ?f67)"/>
                  <draw:equation draw:name="f69" draw:formula="?f19 - ?f68"/>
                  <draw:equation draw:name="f70" draw:formula="min(?f52, ?f54)"/>
                  <draw:equation draw:name="f71" draw:formula="if(?f69, ?f3, ?f70)"/>
                  <draw:equation draw:name="f72" draw:formula="?f0 - ?f15"/>
                  <draw:equation draw:name="f73" draw:formula="37800000 - ?f15"/>
                  <draw:equation draw:name="f74" draw:formula="if(?f72, ?f72, ?f73)"/>
                  <draw:equation draw:name="f75" draw:formula="?f19 - ?f74"/>
                  <draw:equation draw:name="f76" draw:formula="min(?f53, ?f55)"/>
                  <draw:equation draw:name="f77" draw:formula="if(?f75, ?f5, ?f76)"/>
                  <draw:equation draw:name="f78" draw:formula="0 - $0"/>
                  <draw:equation draw:name="f79" draw:formula="?f78 * ?f1 / ?f14"/>
                  <draw:equation draw:name="f80" draw:formula="?f79 - ?f2"/>
                  <draw:equation draw:name="f81" draw:formula="0 - ?f80"/>
                  <draw:equation draw:name="f82" draw:formula="0 - $1"/>
                  <draw:equation draw:name="f83" draw:formula="?f82 * ?f1 / ?f14"/>
                  <draw:equation draw:name="f84" draw:formula="?f83 - ?f2"/>
                  <draw:equation draw:name="f85" draw:formula="0 - ?f84"/>
                  <draw:equation draw:name="f86" draw:formula="?f52 - 10800"/>
                  <draw:equation draw:name="f87" draw:formula="?f53 - 10800"/>
                  <draw:equation draw:name="f88" draw:formula="sqrt(?f86 * ?f86 + ?f87 * ?f87 + 0 * 0)"/>
                  <draw:equation draw:name="f89" draw:formula="atan2(?f86, ?f87)"/>
                  <draw:equation draw:name="f90" draw:formula="?f89 + ?f2"/>
                  <draw:equation draw:name="f91" draw:formula="?f90 * ?f14 / ?f1"/>
                  <draw:equation draw:name="f92" draw:formula="0 - ?f91"/>
                  <draw:equation draw:name="f93" draw:formula="?f54 - 10800"/>
                  <draw:equation draw:name="f94" draw:formula="?f55 - 10800"/>
                  <draw:equation draw:name="f95" draw:formula="sqrt(?f93 * ?f93 + ?f94 * ?f94 + 0 * 0)"/>
                  <draw:equation draw:name="f96" draw:formula="atan2(?f93, ?f94)"/>
                  <draw:equation draw:name="f97" draw:formula="?f96 + ?f2"/>
                  <draw:equation draw:name="f98" draw:formula="?f97 * ?f14 / ?f1"/>
                  <draw:equation draw:name="f99" draw:formula="0 - ?f98"/>
                  <draw:equation draw:name="f100" draw:formula="21550000 - ?f19"/>
                  <draw:equation draw:name="f101" draw:formula="if(?f100, ?f19, 21550000)"/>
                  <draw:equation draw:name="f102" draw:formula="-21550000 - ?f101"/>
                  <draw:equation draw:name="f103" draw:formula="if(?f102, -21550000, ?f101)"/>
                  <draw:equation draw:name="f104" draw:formula="?f15 + ?f103"/>
                  <draw:equation draw:name="f105" draw:formula="sqrt(?f25 * ?f25 + ?f28 * ?f28 + 0 * 0)"/>
                  <draw:equation draw:name="f106" draw:formula="?f11 * ?f8 / ?f105"/>
                  <draw:equation draw:name="f107" draw:formula="?f27 * ?f106"/>
                  <draw:equation draw:name="f108" draw:formula="?f52 - ?f107"/>
                  <draw:equation draw:name="f109" draw:formula="?f24 * ?f106"/>
                  <draw:equation draw:name="f110" draw:formula="?f53 - ?f109"/>
                  <draw:equation draw:name="f111" draw:formula="?f108 - ?f11"/>
                  <draw:equation draw:name="f112" draw:formula="?f110 - ?f8"/>
                  <draw:equation draw:name="f113" draw:formula="?f108 + ?f11"/>
                  <draw:equation draw:name="f114" draw:formula="?f110 + ?f8"/>
                  <draw:equation draw:name="f115" draw:formula="?f104 + ?f2"/>
                  <draw:equation draw:name="f116" draw:formula="?f115 * ?f13 / ?f1"/>
                  <draw:equation draw:name="f117" draw:formula="0 - ?f116"/>
                  <draw:equation draw:name="f118" draw:formula="cos(?f117)"/>
                  <draw:equation draw:name="f119" draw:formula="0 - ?f118"/>
                  <draw:equation draw:name="f120" draw:formula="?f119 * ?f11"/>
                  <draw:equation draw:name="f121" draw:formula="sin(?f117)"/>
                  <draw:equation draw:name="f122" draw:formula="0 - ?f121"/>
                  <draw:equation draw:name="f123" draw:formula="?f122 * ?f8"/>
                  <draw:equation draw:name="f124" draw:formula="sqrt(?f120 * ?f120 + ?f123 * ?f123 + 0 * 0)"/>
                  <draw:equation draw:name="f125" draw:formula="?f11 * ?f8 / ?f124"/>
                  <draw:equation draw:name="f126" draw:formula="?f122 * ?f125"/>
                  <draw:equation draw:name="f127" draw:formula="?f108 + ?f126"/>
                  <draw:equation draw:name="f128" draw:formula="?f119 * ?f125"/>
                  <draw:equation draw:name="f129" draw:formula="?f110 + ?f128"/>
                  <draw:equation draw:name="f130" draw:formula="if(?f103, ?f52, ?f111)"/>
                  <draw:equation draw:name="f131" draw:formula="if(?f103, ?f53, ?f112)"/>
                  <draw:equation draw:name="f132" draw:formula="if(?f103, ?f52, ?f113)"/>
                  <draw:equation draw:name="f133" draw:formula="if(?f103, ?f53, ?f114)"/>
                  <draw:equation draw:name="f134" draw:formula="if(?f103, ?f111, ?f127)"/>
                  <draw:equation draw:name="f135" draw:formula="if(?f103, ?f112, ?f129)"/>
                  <draw:equation draw:name="f136" draw:formula="if(?f103, ?f113, ?f127)"/>
                  <draw:equation draw:name="f137" draw:formula="if(?f103, ?f114, ?f129)"/>
                </draw:enhanced-geometry>
              </draw:custom-shape>
              <draw:connector draw:type="line" svg:x1="6.89634in" svg:y1="2.52896in" svg:x2="7.78478in" svg:y2="2.52896in" draw:id="id98" draw:style-name="a825" draw:transform="translate(-7.34056in -2.52896in) rotate(-5.47882) translate(7.34056in 2.52896in)" draw:name="Gerader Verbinder 31">
                <svg:title/>
                <svg:desc/>
              </draw:connector>
              <draw:connector draw:type="line" svg:x1="7.23724in" svg:y1="2.65527in" svg:x2="7.42762in" svg:y2="2.387in" draw:id="id99" draw:style-name="a827" draw:transform="translate(-7.33243in -2.52114in) rotate(-5.47882) translate(7.33243in 2.52114in)" draw:name="Gerade Verbindung mit Pfeil 32">
                <svg:title/>
                <svg:desc/>
              </draw:connector>
            </draw:g>
            <draw:g draw:name="Gruppieren 24" draw:id="id91">
              <svg:title/>
              <svg:desc/>
              <draw:custom-shape svg:width="0.21469in" svg:height="0.38271in" draw:id="id92" draw:style-name="a812" draw:transform="translate(-0.10734in -0.19135in) rotate(-2.33723) translate(7.4435in 3.06253in)" draw:name="Bogen 25">
                <svg:title/>
                <svg:desc/>
                <text:p text:style-name="a811" text:class-names="" text:cond-style-name=""><text:span text:style-name="a810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7 / 2"/>
                  <draw:equation draw:name="f9" draw:formula="?f5 + ?f8"/>
                  <draw:equation draw:name="f10" draw:formula="?f4 - ?f3"/>
                  <draw:equation draw:name="f11" draw:formula="?f10 / 2"/>
                  <draw:equation draw:name="f12" draw:formula="?f3 + ?f11"/>
                  <draw:equation draw:name="f13" draw:formula="5419351 / 1725033"/>
                  <draw:equation draw:name="f14" draw:formula="180"/>
                  <draw:equation draw:name="f15" draw:formula="?f81"/>
                  <draw:equation draw:name="f16" draw:formula="?f85"/>
                  <draw:equation draw:name="f17" draw:formula="?f16 - ?f15"/>
                  <draw:equation draw:name="f18" draw:formula="?f17 + 21600000"/>
                  <draw:equation draw:name="f19" draw:formula="if(?f17, ?f17, ?f18)"/>
                  <draw:equation draw:name="f20" draw:formula="?f15 + ?f2"/>
                  <draw:equation draw:name="f21" draw:formula="?f20 * ?f13 / ?f1"/>
                  <draw:equation draw:name="f22" draw:formula="0 - ?f21"/>
                  <draw:equation draw:name="f23" draw:formula="cos(?f22)"/>
                  <draw:equation draw:name="f24" draw:formula="0 - ?f23"/>
                  <draw:equation draw:name="f25" draw:formula="?f24 * ?f11"/>
                  <draw:equation draw:name="f26" draw:formula="sin(?f22)"/>
                  <draw:equation draw:name="f27" draw:formula="0 - ?f26"/>
                  <draw:equation draw:name="f28" draw:formula="?f27 * ?f8"/>
                  <draw:equation draw:name="f29" draw:formula="0 - ?f28"/>
                  <draw:equation draw:name="f30" draw:formula="0 - ?f25"/>
                  <draw:equation draw:name="f31" draw:formula="atan2(?f29, ?f30)"/>
                  <draw:equation draw:name="f32" draw:formula="-1 * sin(?f31)"/>
                  <draw:equation draw:name="f33" draw:formula="?f32 * ?f11"/>
                  <draw:equation draw:name="f34" draw:formula="-1 * cos(?f31)"/>
                  <draw:equation draw:name="f35" draw:formula="?f34 * ?f8"/>
                  <draw:equation draw:name="f36" draw:formula="?f16 + ?f2"/>
                  <draw:equation draw:name="f37" draw:formula="?f36 * ?f13 / ?f1"/>
                  <draw:equation draw:name="f38" draw:formula="0 - ?f37"/>
                  <draw:equation draw:name="f39" draw:formula="cos(?f38)"/>
                  <draw:equation draw:name="f40" draw:formula="0 - ?f39"/>
                  <draw:equation draw:name="f41" draw:formula="?f40 * ?f11"/>
                  <draw:equation draw:name="f42" draw:formula="sin(?f38)"/>
                  <draw:equation draw:name="f43" draw:formula="0 - ?f42"/>
                  <draw:equation draw:name="f44" draw:formula="?f43 * ?f8"/>
                  <draw:equation draw:name="f45" draw:formula="0 - ?f44"/>
                  <draw:equation draw:name="f46" draw:formula="0 - ?f41"/>
                  <draw:equation draw:name="f47" draw:formula="atan2(?f45, ?f46)"/>
                  <draw:equation draw:name="f48" draw:formula="-1 * sin(?f47)"/>
                  <draw:equation draw:name="f49" draw:formula="?f48 * ?f11"/>
                  <draw:equation draw:name="f50" draw:formula="-1 * cos(?f47)"/>
                  <draw:equation draw:name="f51" draw:formula="?f50 * ?f8"/>
                  <draw:equation draw:name="f52" draw:formula="?f12 + ?f33"/>
                  <draw:equation draw:name="f53" draw:formula="?f9 + ?f35"/>
                  <draw:equation draw:name="f54" draw:formula="?f12 + ?f49"/>
                  <draw:equation draw:name="f55" draw:formula="?f9 + ?f51"/>
                  <draw:equation draw:name="f56" draw:formula="21600000 - ?f15"/>
                  <draw:equation draw:name="f57" draw:formula="?f19 - ?f56"/>
                  <draw:equation draw:name="f58" draw:formula="max(?f52, ?f54)"/>
                  <draw:equation draw:name="f59" draw:formula="if(?f57, ?f4, ?f58)"/>
                  <draw:equation draw:name="f60" draw:formula="?f2 - ?f15"/>
                  <draw:equation draw:name="f61" draw:formula="27000000 - ?f15"/>
                  <draw:equation draw:name="f62" draw:formula="if(?f60, ?f60, ?f61)"/>
                  <draw:equation draw:name="f63" draw:formula="?f19 - ?f62"/>
                  <draw:equation draw:name="f64" draw:formula="max(?f53, ?f55)"/>
                  <draw:equation draw:name="f65" draw:formula="if(?f63, ?f6, ?f64)"/>
                  <draw:equation draw:name="f66" draw:formula="?f1 - ?f15"/>
                  <draw:equation draw:name="f67" draw:formula="32400000 - ?f15"/>
                  <draw:equation draw:name="f68" draw:formula="if(?f66, ?f66, ?f67)"/>
                  <draw:equation draw:name="f69" draw:formula="?f19 - ?f68"/>
                  <draw:equation draw:name="f70" draw:formula="min(?f52, ?f54)"/>
                  <draw:equation draw:name="f71" draw:formula="if(?f69, ?f3, ?f70)"/>
                  <draw:equation draw:name="f72" draw:formula="?f0 - ?f15"/>
                  <draw:equation draw:name="f73" draw:formula="37800000 - ?f15"/>
                  <draw:equation draw:name="f74" draw:formula="if(?f72, ?f72, ?f73)"/>
                  <draw:equation draw:name="f75" draw:formula="?f19 - ?f74"/>
                  <draw:equation draw:name="f76" draw:formula="min(?f53, ?f55)"/>
                  <draw:equation draw:name="f77" draw:formula="if(?f75, ?f5, ?f76)"/>
                  <draw:equation draw:name="f78" draw:formula="0 - $0"/>
                  <draw:equation draw:name="f79" draw:formula="?f78 * ?f1 / ?f14"/>
                  <draw:equation draw:name="f80" draw:formula="?f79 - ?f2"/>
                  <draw:equation draw:name="f81" draw:formula="0 - ?f80"/>
                  <draw:equation draw:name="f82" draw:formula="0 - $1"/>
                  <draw:equation draw:name="f83" draw:formula="?f82 * ?f1 / ?f14"/>
                  <draw:equation draw:name="f84" draw:formula="?f83 - ?f2"/>
                  <draw:equation draw:name="f85" draw:formula="0 - ?f84"/>
                  <draw:equation draw:name="f86" draw:formula="?f52 - 10800"/>
                  <draw:equation draw:name="f87" draw:formula="?f53 - 10800"/>
                  <draw:equation draw:name="f88" draw:formula="sqrt(?f86 * ?f86 + ?f87 * ?f87 + 0 * 0)"/>
                  <draw:equation draw:name="f89" draw:formula="atan2(?f86, ?f87)"/>
                  <draw:equation draw:name="f90" draw:formula="?f89 + ?f2"/>
                  <draw:equation draw:name="f91" draw:formula="?f90 * ?f14 / ?f1"/>
                  <draw:equation draw:name="f92" draw:formula="0 - ?f91"/>
                  <draw:equation draw:name="f93" draw:formula="?f54 - 10800"/>
                  <draw:equation draw:name="f94" draw:formula="?f55 - 10800"/>
                  <draw:equation draw:name="f95" draw:formula="sqrt(?f93 * ?f93 + ?f94 * ?f94 + 0 * 0)"/>
                  <draw:equation draw:name="f96" draw:formula="atan2(?f93, ?f94)"/>
                  <draw:equation draw:name="f97" draw:formula="?f96 + ?f2"/>
                  <draw:equation draw:name="f98" draw:formula="?f97 * ?f14 / ?f1"/>
                  <draw:equation draw:name="f99" draw:formula="0 - ?f98"/>
                  <draw:equation draw:name="f100" draw:formula="21550000 - ?f19"/>
                  <draw:equation draw:name="f101" draw:formula="if(?f100, ?f19, 21550000)"/>
                  <draw:equation draw:name="f102" draw:formula="-21550000 - ?f101"/>
                  <draw:equation draw:name="f103" draw:formula="if(?f102, -21550000, ?f101)"/>
                  <draw:equation draw:name="f104" draw:formula="?f15 + ?f103"/>
                  <draw:equation draw:name="f105" draw:formula="sqrt(?f25 * ?f25 + ?f28 * ?f28 + 0 * 0)"/>
                  <draw:equation draw:name="f106" draw:formula="?f11 * ?f8 / ?f105"/>
                  <draw:equation draw:name="f107" draw:formula="?f27 * ?f106"/>
                  <draw:equation draw:name="f108" draw:formula="?f52 - ?f107"/>
                  <draw:equation draw:name="f109" draw:formula="?f24 * ?f106"/>
                  <draw:equation draw:name="f110" draw:formula="?f53 - ?f109"/>
                  <draw:equation draw:name="f111" draw:formula="?f108 - ?f11"/>
                  <draw:equation draw:name="f112" draw:formula="?f110 - ?f8"/>
                  <draw:equation draw:name="f113" draw:formula="?f108 + ?f11"/>
                  <draw:equation draw:name="f114" draw:formula="?f110 + ?f8"/>
                  <draw:equation draw:name="f115" draw:formula="?f104 + ?f2"/>
                  <draw:equation draw:name="f116" draw:formula="?f115 * ?f13 / ?f1"/>
                  <draw:equation draw:name="f117" draw:formula="0 - ?f116"/>
                  <draw:equation draw:name="f118" draw:formula="cos(?f117)"/>
                  <draw:equation draw:name="f119" draw:formula="0 - ?f118"/>
                  <draw:equation draw:name="f120" draw:formula="?f119 * ?f11"/>
                  <draw:equation draw:name="f121" draw:formula="sin(?f117)"/>
                  <draw:equation draw:name="f122" draw:formula="0 - ?f121"/>
                  <draw:equation draw:name="f123" draw:formula="?f122 * ?f8"/>
                  <draw:equation draw:name="f124" draw:formula="sqrt(?f120 * ?f120 + ?f123 * ?f123 + 0 * 0)"/>
                  <draw:equation draw:name="f125" draw:formula="?f11 * ?f8 / ?f124"/>
                  <draw:equation draw:name="f126" draw:formula="?f122 * ?f125"/>
                  <draw:equation draw:name="f127" draw:formula="?f108 + ?f126"/>
                  <draw:equation draw:name="f128" draw:formula="?f119 * ?f125"/>
                  <draw:equation draw:name="f129" draw:formula="?f110 + ?f128"/>
                  <draw:equation draw:name="f130" draw:formula="if(?f103, ?f52, ?f111)"/>
                  <draw:equation draw:name="f131" draw:formula="if(?f103, ?f53, ?f112)"/>
                  <draw:equation draw:name="f132" draw:formula="if(?f103, ?f52, ?f113)"/>
                  <draw:equation draw:name="f133" draw:formula="if(?f103, ?f53, ?f114)"/>
                  <draw:equation draw:name="f134" draw:formula="if(?f103, ?f111, ?f127)"/>
                  <draw:equation draw:name="f135" draw:formula="if(?f103, ?f112, ?f129)"/>
                  <draw:equation draw:name="f136" draw:formula="if(?f103, ?f113, ?f127)"/>
                  <draw:equation draw:name="f137" draw:formula="if(?f103, ?f114, ?f129)"/>
                </draw:enhanced-geometry>
              </draw:custom-shape>
              <draw:custom-shape svg:width="0.21469in" svg:height="0.38271in" draw:id="id93" draw:style-name="a815" draw:transform="translate(-0.10734in -0.19135in) rotate(-5.47882) translate(7.26144in 3.25162in)" draw:name="Bogen 26">
                <svg:title/>
                <svg:desc/>
                <text:p text:style-name="a814" text:class-names="" text:cond-style-name=""><text:span text:style-name="a813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7 / 2"/>
                  <draw:equation draw:name="f9" draw:formula="?f5 + ?f8"/>
                  <draw:equation draw:name="f10" draw:formula="?f4 - ?f3"/>
                  <draw:equation draw:name="f11" draw:formula="?f10 / 2"/>
                  <draw:equation draw:name="f12" draw:formula="?f3 + ?f11"/>
                  <draw:equation draw:name="f13" draw:formula="5419351 / 1725033"/>
                  <draw:equation draw:name="f14" draw:formula="180"/>
                  <draw:equation draw:name="f15" draw:formula="?f81"/>
                  <draw:equation draw:name="f16" draw:formula="?f85"/>
                  <draw:equation draw:name="f17" draw:formula="?f16 - ?f15"/>
                  <draw:equation draw:name="f18" draw:formula="?f17 + 21600000"/>
                  <draw:equation draw:name="f19" draw:formula="if(?f17, ?f17, ?f18)"/>
                  <draw:equation draw:name="f20" draw:formula="?f15 + ?f2"/>
                  <draw:equation draw:name="f21" draw:formula="?f20 * ?f13 / ?f1"/>
                  <draw:equation draw:name="f22" draw:formula="0 - ?f21"/>
                  <draw:equation draw:name="f23" draw:formula="cos(?f22)"/>
                  <draw:equation draw:name="f24" draw:formula="0 - ?f23"/>
                  <draw:equation draw:name="f25" draw:formula="?f24 * ?f11"/>
                  <draw:equation draw:name="f26" draw:formula="sin(?f22)"/>
                  <draw:equation draw:name="f27" draw:formula="0 - ?f26"/>
                  <draw:equation draw:name="f28" draw:formula="?f27 * ?f8"/>
                  <draw:equation draw:name="f29" draw:formula="0 - ?f28"/>
                  <draw:equation draw:name="f30" draw:formula="0 - ?f25"/>
                  <draw:equation draw:name="f31" draw:formula="atan2(?f29, ?f30)"/>
                  <draw:equation draw:name="f32" draw:formula="-1 * sin(?f31)"/>
                  <draw:equation draw:name="f33" draw:formula="?f32 * ?f11"/>
                  <draw:equation draw:name="f34" draw:formula="-1 * cos(?f31)"/>
                  <draw:equation draw:name="f35" draw:formula="?f34 * ?f8"/>
                  <draw:equation draw:name="f36" draw:formula="?f16 + ?f2"/>
                  <draw:equation draw:name="f37" draw:formula="?f36 * ?f13 / ?f1"/>
                  <draw:equation draw:name="f38" draw:formula="0 - ?f37"/>
                  <draw:equation draw:name="f39" draw:formula="cos(?f38)"/>
                  <draw:equation draw:name="f40" draw:formula="0 - ?f39"/>
                  <draw:equation draw:name="f41" draw:formula="?f40 * ?f11"/>
                  <draw:equation draw:name="f42" draw:formula="sin(?f38)"/>
                  <draw:equation draw:name="f43" draw:formula="0 - ?f42"/>
                  <draw:equation draw:name="f44" draw:formula="?f43 * ?f8"/>
                  <draw:equation draw:name="f45" draw:formula="0 - ?f44"/>
                  <draw:equation draw:name="f46" draw:formula="0 - ?f41"/>
                  <draw:equation draw:name="f47" draw:formula="atan2(?f45, ?f46)"/>
                  <draw:equation draw:name="f48" draw:formula="-1 * sin(?f47)"/>
                  <draw:equation draw:name="f49" draw:formula="?f48 * ?f11"/>
                  <draw:equation draw:name="f50" draw:formula="-1 * cos(?f47)"/>
                  <draw:equation draw:name="f51" draw:formula="?f50 * ?f8"/>
                  <draw:equation draw:name="f52" draw:formula="?f12 + ?f33"/>
                  <draw:equation draw:name="f53" draw:formula="?f9 + ?f35"/>
                  <draw:equation draw:name="f54" draw:formula="?f12 + ?f49"/>
                  <draw:equation draw:name="f55" draw:formula="?f9 + ?f51"/>
                  <draw:equation draw:name="f56" draw:formula="21600000 - ?f15"/>
                  <draw:equation draw:name="f57" draw:formula="?f19 - ?f56"/>
                  <draw:equation draw:name="f58" draw:formula="max(?f52, ?f54)"/>
                  <draw:equation draw:name="f59" draw:formula="if(?f57, ?f4, ?f58)"/>
                  <draw:equation draw:name="f60" draw:formula="?f2 - ?f15"/>
                  <draw:equation draw:name="f61" draw:formula="27000000 - ?f15"/>
                  <draw:equation draw:name="f62" draw:formula="if(?f60, ?f60, ?f61)"/>
                  <draw:equation draw:name="f63" draw:formula="?f19 - ?f62"/>
                  <draw:equation draw:name="f64" draw:formula="max(?f53, ?f55)"/>
                  <draw:equation draw:name="f65" draw:formula="if(?f63, ?f6, ?f64)"/>
                  <draw:equation draw:name="f66" draw:formula="?f1 - ?f15"/>
                  <draw:equation draw:name="f67" draw:formula="32400000 - ?f15"/>
                  <draw:equation draw:name="f68" draw:formula="if(?f66, ?f66, ?f67)"/>
                  <draw:equation draw:name="f69" draw:formula="?f19 - ?f68"/>
                  <draw:equation draw:name="f70" draw:formula="min(?f52, ?f54)"/>
                  <draw:equation draw:name="f71" draw:formula="if(?f69, ?f3, ?f70)"/>
                  <draw:equation draw:name="f72" draw:formula="?f0 - ?f15"/>
                  <draw:equation draw:name="f73" draw:formula="37800000 - ?f15"/>
                  <draw:equation draw:name="f74" draw:formula="if(?f72, ?f72, ?f73)"/>
                  <draw:equation draw:name="f75" draw:formula="?f19 - ?f74"/>
                  <draw:equation draw:name="f76" draw:formula="min(?f53, ?f55)"/>
                  <draw:equation draw:name="f77" draw:formula="if(?f75, ?f5, ?f76)"/>
                  <draw:equation draw:name="f78" draw:formula="0 - $0"/>
                  <draw:equation draw:name="f79" draw:formula="?f78 * ?f1 / ?f14"/>
                  <draw:equation draw:name="f80" draw:formula="?f79 - ?f2"/>
                  <draw:equation draw:name="f81" draw:formula="0 - ?f80"/>
                  <draw:equation draw:name="f82" draw:formula="0 - $1"/>
                  <draw:equation draw:name="f83" draw:formula="?f82 * ?f1 / ?f14"/>
                  <draw:equation draw:name="f84" draw:formula="?f83 - ?f2"/>
                  <draw:equation draw:name="f85" draw:formula="0 - ?f84"/>
                  <draw:equation draw:name="f86" draw:formula="?f52 - 10800"/>
                  <draw:equation draw:name="f87" draw:formula="?f53 - 10800"/>
                  <draw:equation draw:name="f88" draw:formula="sqrt(?f86 * ?f86 + ?f87 * ?f87 + 0 * 0)"/>
                  <draw:equation draw:name="f89" draw:formula="atan2(?f86, ?f87)"/>
                  <draw:equation draw:name="f90" draw:formula="?f89 + ?f2"/>
                  <draw:equation draw:name="f91" draw:formula="?f90 * ?f14 / ?f1"/>
                  <draw:equation draw:name="f92" draw:formula="0 - ?f91"/>
                  <draw:equation draw:name="f93" draw:formula="?f54 - 10800"/>
                  <draw:equation draw:name="f94" draw:formula="?f55 - 10800"/>
                  <draw:equation draw:name="f95" draw:formula="sqrt(?f93 * ?f93 + ?f94 * ?f94 + 0 * 0)"/>
                  <draw:equation draw:name="f96" draw:formula="atan2(?f93, ?f94)"/>
                  <draw:equation draw:name="f97" draw:formula="?f96 + ?f2"/>
                  <draw:equation draw:name="f98" draw:formula="?f97 * ?f14 / ?f1"/>
                  <draw:equation draw:name="f99" draw:formula="0 - ?f98"/>
                  <draw:equation draw:name="f100" draw:formula="21550000 - ?f19"/>
                  <draw:equation draw:name="f101" draw:formula="if(?f100, ?f19, 21550000)"/>
                  <draw:equation draw:name="f102" draw:formula="-21550000 - ?f101"/>
                  <draw:equation draw:name="f103" draw:formula="if(?f102, -21550000, ?f101)"/>
                  <draw:equation draw:name="f104" draw:formula="?f15 + ?f103"/>
                  <draw:equation draw:name="f105" draw:formula="sqrt(?f25 * ?f25 + ?f28 * ?f28 + 0 * 0)"/>
                  <draw:equation draw:name="f106" draw:formula="?f11 * ?f8 / ?f105"/>
                  <draw:equation draw:name="f107" draw:formula="?f27 * ?f106"/>
                  <draw:equation draw:name="f108" draw:formula="?f52 - ?f107"/>
                  <draw:equation draw:name="f109" draw:formula="?f24 * ?f106"/>
                  <draw:equation draw:name="f110" draw:formula="?f53 - ?f109"/>
                  <draw:equation draw:name="f111" draw:formula="?f108 - ?f11"/>
                  <draw:equation draw:name="f112" draw:formula="?f110 - ?f8"/>
                  <draw:equation draw:name="f113" draw:formula="?f108 + ?f11"/>
                  <draw:equation draw:name="f114" draw:formula="?f110 + ?f8"/>
                  <draw:equation draw:name="f115" draw:formula="?f104 + ?f2"/>
                  <draw:equation draw:name="f116" draw:formula="?f115 * ?f13 / ?f1"/>
                  <draw:equation draw:name="f117" draw:formula="0 - ?f116"/>
                  <draw:equation draw:name="f118" draw:formula="cos(?f117)"/>
                  <draw:equation draw:name="f119" draw:formula="0 - ?f118"/>
                  <draw:equation draw:name="f120" draw:formula="?f119 * ?f11"/>
                  <draw:equation draw:name="f121" draw:formula="sin(?f117)"/>
                  <draw:equation draw:name="f122" draw:formula="0 - ?f121"/>
                  <draw:equation draw:name="f123" draw:formula="?f122 * ?f8"/>
                  <draw:equation draw:name="f124" draw:formula="sqrt(?f120 * ?f120 + ?f123 * ?f123 + 0 * 0)"/>
                  <draw:equation draw:name="f125" draw:formula="?f11 * ?f8 / ?f124"/>
                  <draw:equation draw:name="f126" draw:formula="?f122 * ?f125"/>
                  <draw:equation draw:name="f127" draw:formula="?f108 + ?f126"/>
                  <draw:equation draw:name="f128" draw:formula="?f119 * ?f125"/>
                  <draw:equation draw:name="f129" draw:formula="?f110 + ?f128"/>
                  <draw:equation draw:name="f130" draw:formula="if(?f103, ?f52, ?f111)"/>
                  <draw:equation draw:name="f131" draw:formula="if(?f103, ?f53, ?f112)"/>
                  <draw:equation draw:name="f132" draw:formula="if(?f103, ?f52, ?f113)"/>
                  <draw:equation draw:name="f133" draw:formula="if(?f103, ?f53, ?f114)"/>
                  <draw:equation draw:name="f134" draw:formula="if(?f103, ?f111, ?f127)"/>
                  <draw:equation draw:name="f135" draw:formula="if(?f103, ?f112, ?f129)"/>
                  <draw:equation draw:name="f136" draw:formula="if(?f103, ?f113, ?f127)"/>
                  <draw:equation draw:name="f137" draw:formula="if(?f103, ?f114, ?f129)"/>
                </draw:enhanced-geometry>
              </draw:custom-shape>
              <draw:connector draw:type="line" svg:x1="6.90825in" svg:y1="3.15707in" svg:x2="7.7967in" svg:y2="3.15707in" draw:id="id94" draw:style-name="a816" draw:transform="translate(-7.35247in -3.15707in) rotate(-3.90803) translate(7.35247in 3.15707in)" draw:name="Gerader Verbinder 27">
                <svg:title/>
                <svg:desc/>
              </draw:connector>
              <draw:connector draw:type="line" svg:x1="7.24946in" svg:y1="3.29933in" svg:x2="7.43984in" svg:y2="3.03107in" draw:id="id95" draw:style-name="a818" draw:transform="translate(-7.34465in -3.1652in) rotate(-3.90803) translate(7.34465in 3.1652in)" draw:name="Gerade Verbindung mit Pfeil 28">
                <svg:title/>
                <svg:desc/>
              </draw:connector>
            </draw:g>
          </draw:g>
        </draw:g>
        <draw:connector draw:type="line" svg:x1="7.64697in" svg:y1="1.99947in" svg:x2="7.64697in" svg:y2="2.21482in" draw:id="id72" draw:style-name="a777" draw:name="Gerader Verbinder 39">
          <svg:title/>
          <svg:desc/>
        </draw:connector>
        <draw:connector draw:type="line" svg:x1="7.03246in" svg:y1="2.84673in" svg:x2="6.81111in" svg:y2="2.84673in" draw:id="id73" draw:style-name="a778" draw:name="Gerader Verbinder 40">
          <svg:title/>
          <svg:desc/>
        </draw:connector>
        <draw:connector draw:type="line" svg:x1="7.67465in" svg:y1="3.45887in" svg:x2="7.67465in" svg:y2="3.67421in" draw:id="id74" draw:style-name="a779" draw:name="Gerader Verbinder 49">
          <svg:title/>
          <svg:desc/>
        </draw:connector>
        <draw:connector draw:type="line" svg:x1="8.59444in" svg:y1="2.82689in" svg:x2="8.29038in" svg:y2="2.82689in" draw:id="id75" draw:style-name="a780" draw:name="Gerader Verbinder 50">
          <svg:title/>
          <svg:desc/>
        </draw:connector>
        <draw:custom-shape svg:x="6.61111in" svg:y="0.9367in" svg:width="2.18889in" svg:height="0.61618in" draw:id="id76" draw:style-name="a783" draw:name="Rechteck: abgerundete Ecken 59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8.58797in" svg:y1="2.82391in" svg:x2="8.58797in" svg:y2="1.55288in" draw:id="id77" draw:style-name="a786" draw:name="Gerade Verbindung mit Pfeil 61">
          <svg:title/>
          <svg:desc/>
        </draw:connector>
        <draw:connector draw:type="line" svg:x1="6.81111in" svg:y1="2.84057in" svg:x2="6.81111in" svg:y2="1.56953in" draw:id="id78" draw:style-name="a789" draw:name="Gerade Verbindung mit Pfeil 64">
          <svg:title/>
          <svg:desc/>
        </draw:connector>
        <draw:g draw:name="Gruppieren 67" draw:id="id79">
          <svg:title/>
          <svg:desc/>
          <draw:custom-shape svg:x="6.92988in" svg:y="0.9367in" svg:width="0.05in" svg:height="0.61618in" draw:id="id86" draw:style-name="a806" draw:name="Rechteck 65">
            <svg:title/>
            <svg:desc/>
            <text:p text:style-name="a805" text:class-names="" text:cond-style-name=""><text:span text:style-name="a8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5937in" svg:y="1.21979in" svg:width="2.35313in" svg:height="0.05in" draw:id="id87" draw:style-name="a809" draw:name="Rechteck 66">
            <svg:title/>
            <svg:desc/>
            <text:p text:style-name="a808" text:class-names="" text:cond-style-name=""><text:span text:style-name="a80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71" draw:id="id80">
          <svg:title/>
          <svg:desc/>
          <draw:custom-shape svg:x="7.09267in" svg:y="2.23731in" svg:width="0.49578in" svg:height="0.56401in" draw:id="id84" draw:style-name="a800" draw:name="Ellipse 69">
            <svg:title/>
            <svg:desc/>
            <text:p text:style-name="a799" text:class-names="" text:cond-style-name=""><text:span text:style-name="a79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7.75102in" svg:y="2.86127in" svg:width="0.49578in" svg:height="0.56401in" draw:id="id85" draw:style-name="a803" draw:name="Ellipse 70">
            <svg:title/>
            <svg:desc/>
            <text:p text:style-name="a802" text:class-names="" text:cond-style-name=""><text:span text:style-name="a80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uppieren 81" draw:id="id81">
          <svg:title/>
          <svg:desc/>
          <draw:custom-shape svg:width="0.9522in" svg:height="0.58846in" draw:id="id82" draw:style-name="a793" draw:transform="translate(-0.4761in -0.29423in) rotate(-1.51761) translate(7.15094in 1.90584in)" draw:name="Bogen 79">
            <svg:title/>
            <svg:desc/>
            <text:p text:style-name="a791" text:class-names="" text:cond-style-name=""><text:span text:style-name="a790" text:class-names=""/></text:p>
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307.0486, -296.2483, -285.4481" draw:modifiers="217,0486 15,4481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180"/>
              <draw:equation draw:name="f15" draw:formula="?f81"/>
              <draw:equation draw:name="f16" draw:formula="?f85"/>
              <draw:equation draw:name="f17" draw:formula="?f16 - ?f15"/>
              <draw:equation draw:name="f18" draw:formula="?f17 + 21600000"/>
              <draw:equation draw:name="f19" draw:formula="if(?f17, ?f17, ?f18)"/>
              <draw:equation draw:name="f20" draw:formula="?f15 + ?f2"/>
              <draw:equation draw:name="f21" draw:formula="?f20 * ?f13 / ?f1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?f11"/>
              <draw:equation draw:name="f26" draw:formula="sin(?f22)"/>
              <draw:equation draw:name="f27" draw:formula="0 - ?f26"/>
              <draw:equation draw:name="f28" draw:formula="?f27 * ?f8"/>
              <draw:equation draw:name="f29" draw:formula="0 - ?f28"/>
              <draw:equation draw:name="f30" draw:formula="0 - ?f25"/>
              <draw:equation draw:name="f31" draw:formula="atan2(?f29, ?f30)"/>
              <draw:equation draw:name="f32" draw:formula="-1 * sin(?f31)"/>
              <draw:equation draw:name="f33" draw:formula="?f32 * ?f11"/>
              <draw:equation draw:name="f34" draw:formula="-1 * cos(?f31)"/>
              <draw:equation draw:name="f35" draw:formula="?f34 * ?f8"/>
              <draw:equation draw:name="f36" draw:formula="?f16 + ?f2"/>
              <draw:equation draw:name="f37" draw:formula="?f36 * ?f13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11"/>
              <draw:equation draw:name="f42" draw:formula="sin(?f38)"/>
              <draw:equation draw:name="f43" draw:formula="0 - ?f42"/>
              <draw:equation draw:name="f44" draw:formula="?f43 * ?f8"/>
              <draw:equation draw:name="f45" draw:formula="0 - ?f44"/>
              <draw:equation draw:name="f46" draw:formula="0 - ?f41"/>
              <draw:equation draw:name="f47" draw:formula="atan2(?f45, ?f46)"/>
              <draw:equation draw:name="f48" draw:formula="-1 * sin(?f47)"/>
              <draw:equation draw:name="f49" draw:formula="?f48 * ?f11"/>
              <draw:equation draw:name="f50" draw:formula="-1 * cos(?f47)"/>
              <draw:equation draw:name="f51" draw:formula="?f50 * ?f8"/>
              <draw:equation draw:name="f52" draw:formula="?f12 + ?f33"/>
              <draw:equation draw:name="f53" draw:formula="?f9 + ?f35"/>
              <draw:equation draw:name="f54" draw:formula="?f12 + ?f49"/>
              <draw:equation draw:name="f55" draw:formula="?f9 + ?f51"/>
              <draw:equation draw:name="f56" draw:formula="21600000 - ?f15"/>
              <draw:equation draw:name="f57" draw:formula="?f19 - ?f56"/>
              <draw:equation draw:name="f58" draw:formula="max(?f52, ?f54)"/>
              <draw:equation draw:name="f59" draw:formula="if(?f57, ?f4, ?f58)"/>
              <draw:equation draw:name="f60" draw:formula="?f2 - ?f15"/>
              <draw:equation draw:name="f61" draw:formula="27000000 - ?f15"/>
              <draw:equation draw:name="f62" draw:formula="if(?f60, ?f60, ?f61)"/>
              <draw:equation draw:name="f63" draw:formula="?f19 - ?f62"/>
              <draw:equation draw:name="f64" draw:formula="max(?f53, ?f55)"/>
              <draw:equation draw:name="f65" draw:formula="if(?f63, ?f6, ?f64)"/>
              <draw:equation draw:name="f66" draw:formula="?f1 - ?f15"/>
              <draw:equation draw:name="f67" draw:formula="32400000 - ?f15"/>
              <draw:equation draw:name="f68" draw:formula="if(?f66, ?f66, ?f67)"/>
              <draw:equation draw:name="f69" draw:formula="?f19 - ?f68"/>
              <draw:equation draw:name="f70" draw:formula="min(?f52, ?f54)"/>
              <draw:equation draw:name="f71" draw:formula="if(?f69, ?f3, ?f70)"/>
              <draw:equation draw:name="f72" draw:formula="?f0 - ?f15"/>
              <draw:equation draw:name="f73" draw:formula="37800000 - ?f15"/>
              <draw:equation draw:name="f74" draw:formula="if(?f72, ?f72, ?f73)"/>
              <draw:equation draw:name="f75" draw:formula="?f19 - ?f74"/>
              <draw:equation draw:name="f76" draw:formula="min(?f53, ?f55)"/>
              <draw:equation draw:name="f77" draw:formula="if(?f75, ?f5, ?f76)"/>
              <draw:equation draw:name="f78" draw:formula="0 - $0"/>
              <draw:equation draw:name="f79" draw:formula="?f78 * ?f1 / ?f14"/>
              <draw:equation draw:name="f80" draw:formula="?f79 - ?f2"/>
              <draw:equation draw:name="f81" draw:formula="0 - ?f80"/>
              <draw:equation draw:name="f82" draw:formula="0 - $1"/>
              <draw:equation draw:name="f83" draw:formula="?f82 * ?f1 / ?f14"/>
              <draw:equation draw:name="f84" draw:formula="?f83 - ?f2"/>
              <draw:equation draw:name="f85" draw:formula="0 - ?f84"/>
              <draw:equation draw:name="f86" draw:formula="?f52 - 10800"/>
              <draw:equation draw:name="f87" draw:formula="?f53 - 10800"/>
              <draw:equation draw:name="f88" draw:formula="sqrt(?f86 * ?f86 + ?f87 * ?f87 + 0 * 0)"/>
              <draw:equation draw:name="f89" draw:formula="atan2(?f86, ?f87)"/>
              <draw:equation draw:name="f90" draw:formula="?f89 + ?f2"/>
              <draw:equation draw:name="f91" draw:formula="?f90 * ?f14 / ?f1"/>
              <draw:equation draw:name="f92" draw:formula="0 - ?f91"/>
              <draw:equation draw:name="f93" draw:formula="?f54 - 10800"/>
              <draw:equation draw:name="f94" draw:formula="?f55 - 10800"/>
              <draw:equation draw:name="f95" draw:formula="sqrt(?f93 * ?f93 + ?f94 * ?f94 + 0 * 0)"/>
              <draw:equation draw:name="f96" draw:formula="atan2(?f93, ?f94)"/>
              <draw:equation draw:name="f97" draw:formula="?f96 + ?f2"/>
              <draw:equation draw:name="f98" draw:formula="?f97 * ?f14 / ?f1"/>
              <draw:equation draw:name="f99" draw:formula="0 - ?f98"/>
              <draw:equation draw:name="f100" draw:formula="21550000 - ?f19"/>
              <draw:equation draw:name="f101" draw:formula="if(?f100, ?f19, 21550000)"/>
              <draw:equation draw:name="f102" draw:formula="-21550000 - ?f101"/>
              <draw:equation draw:name="f103" draw:formula="if(?f102, -21550000, ?f101)"/>
              <draw:equation draw:name="f104" draw:formula="?f15 + ?f103"/>
              <draw:equation draw:name="f105" draw:formula="sqrt(?f25 * ?f25 + ?f28 * ?f28 + 0 * 0)"/>
              <draw:equation draw:name="f106" draw:formula="?f11 * ?f8 / ?f105"/>
              <draw:equation draw:name="f107" draw:formula="?f27 * ?f106"/>
              <draw:equation draw:name="f108" draw:formula="?f52 - ?f107"/>
              <draw:equation draw:name="f109" draw:formula="?f24 * ?f106"/>
              <draw:equation draw:name="f110" draw:formula="?f53 - ?f109"/>
              <draw:equation draw:name="f111" draw:formula="?f108 - ?f11"/>
              <draw:equation draw:name="f112" draw:formula="?f110 - ?f8"/>
              <draw:equation draw:name="f113" draw:formula="?f108 + ?f11"/>
              <draw:equation draw:name="f114" draw:formula="?f110 + ?f8"/>
              <draw:equation draw:name="f115" draw:formula="?f104 + ?f2"/>
              <draw:equation draw:name="f116" draw:formula="?f115 * ?f13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11"/>
              <draw:equation draw:name="f121" draw:formula="sin(?f117)"/>
              <draw:equation draw:name="f122" draw:formula="0 - ?f121"/>
              <draw:equation draw:name="f123" draw:formula="?f122 * ?f8"/>
              <draw:equation draw:name="f124" draw:formula="sqrt(?f120 * ?f120 + ?f123 * ?f123 + 0 * 0)"/>
              <draw:equation draw:name="f125" draw:formula="?f11 * ?f8 / ?f124"/>
              <draw:equation draw:name="f126" draw:formula="?f122 * ?f125"/>
              <draw:equation draw:name="f127" draw:formula="?f108 + ?f126"/>
              <draw:equation draw:name="f128" draw:formula="?f119 * ?f125"/>
              <draw:equation draw:name="f129" draw:formula="?f110 + ?f128"/>
              <draw:equation draw:name="f130" draw:formula="if(?f103, ?f52, ?f111)"/>
              <draw:equation draw:name="f131" draw:formula="if(?f103, ?f53, ?f112)"/>
              <draw:equation draw:name="f132" draw:formula="if(?f103, ?f52, ?f113)"/>
              <draw:equation draw:name="f133" draw:formula="if(?f103, ?f53, ?f114)"/>
              <draw:equation draw:name="f134" draw:formula="if(?f103, ?f111, ?f127)"/>
              <draw:equation draw:name="f135" draw:formula="if(?f103, ?f112, ?f129)"/>
              <draw:equation draw:name="f136" draw:formula="if(?f103, ?f113, ?f127)"/>
              <draw:equation draw:name="f137" draw:formula="if(?f103, ?f114, ?f129)"/>
            </draw:enhanced-geometry>
          </draw:custom-shape>
          <draw:custom-shape svg:width="1.45046in" svg:height="0.58846in" draw:id="id83" draw:style-name="a797" draw:transform="translate(-0.72523in -0.29423in) rotate(-5.18031) translate(8.36187in 3.54861in)" draw:name="Bogen 80">
            <svg:title/>
            <svg:desc/>
            <text:p text:style-name="a795" text:class-names="" text:cond-style-name=""><text:span text:style-name="a794" text:class-names=""/></text:p>
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17.2364, -369.851, -522.4656" draw:modifiers="127,2364 252,4656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180"/>
              <draw:equation draw:name="f15" draw:formula="?f81"/>
              <draw:equation draw:name="f16" draw:formula="?f85"/>
              <draw:equation draw:name="f17" draw:formula="?f16 - ?f15"/>
              <draw:equation draw:name="f18" draw:formula="?f17 + 21600000"/>
              <draw:equation draw:name="f19" draw:formula="if(?f17, ?f17, ?f18)"/>
              <draw:equation draw:name="f20" draw:formula="?f15 + ?f2"/>
              <draw:equation draw:name="f21" draw:formula="?f20 * ?f13 / ?f1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?f11"/>
              <draw:equation draw:name="f26" draw:formula="sin(?f22)"/>
              <draw:equation draw:name="f27" draw:formula="0 - ?f26"/>
              <draw:equation draw:name="f28" draw:formula="?f27 * ?f8"/>
              <draw:equation draw:name="f29" draw:formula="0 - ?f28"/>
              <draw:equation draw:name="f30" draw:formula="0 - ?f25"/>
              <draw:equation draw:name="f31" draw:formula="atan2(?f29, ?f30)"/>
              <draw:equation draw:name="f32" draw:formula="-1 * sin(?f31)"/>
              <draw:equation draw:name="f33" draw:formula="?f32 * ?f11"/>
              <draw:equation draw:name="f34" draw:formula="-1 * cos(?f31)"/>
              <draw:equation draw:name="f35" draw:formula="?f34 * ?f8"/>
              <draw:equation draw:name="f36" draw:formula="?f16 + ?f2"/>
              <draw:equation draw:name="f37" draw:formula="?f36 * ?f13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11"/>
              <draw:equation draw:name="f42" draw:formula="sin(?f38)"/>
              <draw:equation draw:name="f43" draw:formula="0 - ?f42"/>
              <draw:equation draw:name="f44" draw:formula="?f43 * ?f8"/>
              <draw:equation draw:name="f45" draw:formula="0 - ?f44"/>
              <draw:equation draw:name="f46" draw:formula="0 - ?f41"/>
              <draw:equation draw:name="f47" draw:formula="atan2(?f45, ?f46)"/>
              <draw:equation draw:name="f48" draw:formula="-1 * sin(?f47)"/>
              <draw:equation draw:name="f49" draw:formula="?f48 * ?f11"/>
              <draw:equation draw:name="f50" draw:formula="-1 * cos(?f47)"/>
              <draw:equation draw:name="f51" draw:formula="?f50 * ?f8"/>
              <draw:equation draw:name="f52" draw:formula="?f12 + ?f33"/>
              <draw:equation draw:name="f53" draw:formula="?f9 + ?f35"/>
              <draw:equation draw:name="f54" draw:formula="?f12 + ?f49"/>
              <draw:equation draw:name="f55" draw:formula="?f9 + ?f51"/>
              <draw:equation draw:name="f56" draw:formula="21600000 - ?f15"/>
              <draw:equation draw:name="f57" draw:formula="?f19 - ?f56"/>
              <draw:equation draw:name="f58" draw:formula="max(?f52, ?f54)"/>
              <draw:equation draw:name="f59" draw:formula="if(?f57, ?f4, ?f58)"/>
              <draw:equation draw:name="f60" draw:formula="?f2 - ?f15"/>
              <draw:equation draw:name="f61" draw:formula="27000000 - ?f15"/>
              <draw:equation draw:name="f62" draw:formula="if(?f60, ?f60, ?f61)"/>
              <draw:equation draw:name="f63" draw:formula="?f19 - ?f62"/>
              <draw:equation draw:name="f64" draw:formula="max(?f53, ?f55)"/>
              <draw:equation draw:name="f65" draw:formula="if(?f63, ?f6, ?f64)"/>
              <draw:equation draw:name="f66" draw:formula="?f1 - ?f15"/>
              <draw:equation draw:name="f67" draw:formula="32400000 - ?f15"/>
              <draw:equation draw:name="f68" draw:formula="if(?f66, ?f66, ?f67)"/>
              <draw:equation draw:name="f69" draw:formula="?f19 - ?f68"/>
              <draw:equation draw:name="f70" draw:formula="min(?f52, ?f54)"/>
              <draw:equation draw:name="f71" draw:formula="if(?f69, ?f3, ?f70)"/>
              <draw:equation draw:name="f72" draw:formula="?f0 - ?f15"/>
              <draw:equation draw:name="f73" draw:formula="37800000 - ?f15"/>
              <draw:equation draw:name="f74" draw:formula="if(?f72, ?f72, ?f73)"/>
              <draw:equation draw:name="f75" draw:formula="?f19 - ?f74"/>
              <draw:equation draw:name="f76" draw:formula="min(?f53, ?f55)"/>
              <draw:equation draw:name="f77" draw:formula="if(?f75, ?f5, ?f76)"/>
              <draw:equation draw:name="f78" draw:formula="0 - $0"/>
              <draw:equation draw:name="f79" draw:formula="?f78 * ?f1 / ?f14"/>
              <draw:equation draw:name="f80" draw:formula="?f79 - ?f2"/>
              <draw:equation draw:name="f81" draw:formula="0 - ?f80"/>
              <draw:equation draw:name="f82" draw:formula="0 - $1"/>
              <draw:equation draw:name="f83" draw:formula="?f82 * ?f1 / ?f14"/>
              <draw:equation draw:name="f84" draw:formula="?f83 - ?f2"/>
              <draw:equation draw:name="f85" draw:formula="0 - ?f84"/>
              <draw:equation draw:name="f86" draw:formula="?f52 - 10800"/>
              <draw:equation draw:name="f87" draw:formula="?f53 - 10800"/>
              <draw:equation draw:name="f88" draw:formula="sqrt(?f86 * ?f86 + ?f87 * ?f87 + 0 * 0)"/>
              <draw:equation draw:name="f89" draw:formula="atan2(?f86, ?f87)"/>
              <draw:equation draw:name="f90" draw:formula="?f89 + ?f2"/>
              <draw:equation draw:name="f91" draw:formula="?f90 * ?f14 / ?f1"/>
              <draw:equation draw:name="f92" draw:formula="0 - ?f91"/>
              <draw:equation draw:name="f93" draw:formula="?f54 - 10800"/>
              <draw:equation draw:name="f94" draw:formula="?f55 - 10800"/>
              <draw:equation draw:name="f95" draw:formula="sqrt(?f93 * ?f93 + ?f94 * ?f94 + 0 * 0)"/>
              <draw:equation draw:name="f96" draw:formula="atan2(?f93, ?f94)"/>
              <draw:equation draw:name="f97" draw:formula="?f96 + ?f2"/>
              <draw:equation draw:name="f98" draw:formula="?f97 * ?f14 / ?f1"/>
              <draw:equation draw:name="f99" draw:formula="0 - ?f98"/>
              <draw:equation draw:name="f100" draw:formula="21550000 - ?f19"/>
              <draw:equation draw:name="f101" draw:formula="if(?f100, ?f19, 21550000)"/>
              <draw:equation draw:name="f102" draw:formula="-21550000 - ?f101"/>
              <draw:equation draw:name="f103" draw:formula="if(?f102, -21550000, ?f101)"/>
              <draw:equation draw:name="f104" draw:formula="?f15 + ?f103"/>
              <draw:equation draw:name="f105" draw:formula="sqrt(?f25 * ?f25 + ?f28 * ?f28 + 0 * 0)"/>
              <draw:equation draw:name="f106" draw:formula="?f11 * ?f8 / ?f105"/>
              <draw:equation draw:name="f107" draw:formula="?f27 * ?f106"/>
              <draw:equation draw:name="f108" draw:formula="?f52 - ?f107"/>
              <draw:equation draw:name="f109" draw:formula="?f24 * ?f106"/>
              <draw:equation draw:name="f110" draw:formula="?f53 - ?f109"/>
              <draw:equation draw:name="f111" draw:formula="?f108 - ?f11"/>
              <draw:equation draw:name="f112" draw:formula="?f110 - ?f8"/>
              <draw:equation draw:name="f113" draw:formula="?f108 + ?f11"/>
              <draw:equation draw:name="f114" draw:formula="?f110 + ?f8"/>
              <draw:equation draw:name="f115" draw:formula="?f104 + ?f2"/>
              <draw:equation draw:name="f116" draw:formula="?f115 * ?f13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11"/>
              <draw:equation draw:name="f121" draw:formula="sin(?f117)"/>
              <draw:equation draw:name="f122" draw:formula="0 - ?f121"/>
              <draw:equation draw:name="f123" draw:formula="?f122 * ?f8"/>
              <draw:equation draw:name="f124" draw:formula="sqrt(?f120 * ?f120 + ?f123 * ?f123 + 0 * 0)"/>
              <draw:equation draw:name="f125" draw:formula="?f11 * ?f8 / ?f124"/>
              <draw:equation draw:name="f126" draw:formula="?f122 * ?f125"/>
              <draw:equation draw:name="f127" draw:formula="?f108 + ?f126"/>
              <draw:equation draw:name="f128" draw:formula="?f119 * ?f125"/>
              <draw:equation draw:name="f129" draw:formula="?f110 + ?f128"/>
              <draw:equation draw:name="f130" draw:formula="if(?f103, ?f52, ?f111)"/>
              <draw:equation draw:name="f131" draw:formula="if(?f103, ?f53, ?f112)"/>
              <draw:equation draw:name="f132" draw:formula="if(?f103, ?f52, ?f113)"/>
              <draw:equation draw:name="f133" draw:formula="if(?f103, ?f53, ?f114)"/>
              <draw:equation draw:name="f134" draw:formula="if(?f103, ?f111, ?f127)"/>
              <draw:equation draw:name="f135" draw:formula="if(?f103, ?f112, ?f129)"/>
              <draw:equation draw:name="f136" draw:formula="if(?f103, ?f113, ?f127)"/>
              <draw:equation draw:name="f137" draw:formula="if(?f103, ?f114, ?f129)"/>
            </draw:enhanced-geometry>
          </draw:custom-shap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0" smil:attributeName="visibility" smil:to="visible" smil:begin="0.0s" smil:dur="0.001s" smil:fill="hold"/>
                </anim:par>
              </anim:par>
              <anim:par smil:begin="0.0s" smil:fill="hold">
                <anim:par presentation:node-type="after-previous" presentation:preset-id="1" presentation:preset-sub-type="0" presentation:preset-class="entrance" smil:begin="1.0s" smil:fill="hold">
                  <anim:set smil:targetElement="id8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smil:begin="0.0s" smil:fill="hold">
                  <anim:animateMotion svg:path="M -4.58333E-6 -2.22222E-6 L 0.1112 -0.00069 " svg:origin="layout" smil:targetElement="id79" smil:attributeName="x" smil:dur="2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80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81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smil:begin="0.0s" smil:fill="hold">
                  <anim:animateMotion svg:path="M 0.1112 -0.00069 L 3.125E-6 2.22222E-6 " svg:origin="layout" smil:targetElement="id79" smil:attributeName="x" smil:dur="2.0s" smil:fill="hold"/>
                </anim:par>
              </anim:par>
            </anim:par>
          </anim:seq>
        </anim:par>
        <presentation:notes draw:style-name="a869">
          <draw:page-thumbnail draw:page-number="1" svg:x="0.75in" svg:y="1.25in" svg:width="6in" svg:height="3.375in" presentation:class="page" draw:id="id118" presentation:style-name="a864" draw:name="Folienbildplatzhalter 1">
            <svg:title/>
            <svg:desc/>
          </draw:page-thumbnail>
          <draw:frame draw:id="id119" presentation:style-name="a865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20" draw:style-name="a868" draw:name="Foliennummernplatzhalter 3" svg:x="4.24826in" svg:y="9.49826in" svg:width="3.25in" svg:height="0.50174in">
            <draw:text-box>
              <text:p text:style-name="a867" text:class-names="" text:cond-style-name=""><text:span text:style-name="a86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" draw:style-name="a870" draw:master-page-name="Master1-Layout1-title-Titelfolie" presentation:presentation-page-layout-name="Master1-PPL1" draw:id="Slide-256">
        <draw:g draw:name="Gruppieren 10" draw:id="id121">
          <svg:title/>
          <svg:desc/>
          <draw:custom-shape svg:width="0.51686in" svg:height="0.92135in" draw:id="id122" draw:style-name="a873" draw:transform="translate(-0.25843in -0.46067in) rotate(-4.71239) translate(3.85069in 2.11049in)" draw:name="Bogen 4">
            <svg:title/>
            <svg:desc/>
            <text:p text:style-name="a872" text:class-names="" text:cond-style-name=""><text:span text:style-name="a871" text:class-names=""/></text:p>
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180"/>
              <draw:equation draw:name="f15" draw:formula="?f81"/>
              <draw:equation draw:name="f16" draw:formula="?f85"/>
              <draw:equation draw:name="f17" draw:formula="?f16 - ?f15"/>
              <draw:equation draw:name="f18" draw:formula="?f17 + 21600000"/>
              <draw:equation draw:name="f19" draw:formula="if(?f17, ?f17, ?f18)"/>
              <draw:equation draw:name="f20" draw:formula="?f15 + ?f2"/>
              <draw:equation draw:name="f21" draw:formula="?f20 * ?f13 / ?f1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?f11"/>
              <draw:equation draw:name="f26" draw:formula="sin(?f22)"/>
              <draw:equation draw:name="f27" draw:formula="0 - ?f26"/>
              <draw:equation draw:name="f28" draw:formula="?f27 * ?f8"/>
              <draw:equation draw:name="f29" draw:formula="0 - ?f28"/>
              <draw:equation draw:name="f30" draw:formula="0 - ?f25"/>
              <draw:equation draw:name="f31" draw:formula="atan2(?f29, ?f30)"/>
              <draw:equation draw:name="f32" draw:formula="-1 * sin(?f31)"/>
              <draw:equation draw:name="f33" draw:formula="?f32 * ?f11"/>
              <draw:equation draw:name="f34" draw:formula="-1 * cos(?f31)"/>
              <draw:equation draw:name="f35" draw:formula="?f34 * ?f8"/>
              <draw:equation draw:name="f36" draw:formula="?f16 + ?f2"/>
              <draw:equation draw:name="f37" draw:formula="?f36 * ?f13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11"/>
              <draw:equation draw:name="f42" draw:formula="sin(?f38)"/>
              <draw:equation draw:name="f43" draw:formula="0 - ?f42"/>
              <draw:equation draw:name="f44" draw:formula="?f43 * ?f8"/>
              <draw:equation draw:name="f45" draw:formula="0 - ?f44"/>
              <draw:equation draw:name="f46" draw:formula="0 - ?f41"/>
              <draw:equation draw:name="f47" draw:formula="atan2(?f45, ?f46)"/>
              <draw:equation draw:name="f48" draw:formula="-1 * sin(?f47)"/>
              <draw:equation draw:name="f49" draw:formula="?f48 * ?f11"/>
              <draw:equation draw:name="f50" draw:formula="-1 * cos(?f47)"/>
              <draw:equation draw:name="f51" draw:formula="?f50 * ?f8"/>
              <draw:equation draw:name="f52" draw:formula="?f12 + ?f33"/>
              <draw:equation draw:name="f53" draw:formula="?f9 + ?f35"/>
              <draw:equation draw:name="f54" draw:formula="?f12 + ?f49"/>
              <draw:equation draw:name="f55" draw:formula="?f9 + ?f51"/>
              <draw:equation draw:name="f56" draw:formula="21600000 - ?f15"/>
              <draw:equation draw:name="f57" draw:formula="?f19 - ?f56"/>
              <draw:equation draw:name="f58" draw:formula="max(?f52, ?f54)"/>
              <draw:equation draw:name="f59" draw:formula="if(?f57, ?f4, ?f58)"/>
              <draw:equation draw:name="f60" draw:formula="?f2 - ?f15"/>
              <draw:equation draw:name="f61" draw:formula="27000000 - ?f15"/>
              <draw:equation draw:name="f62" draw:formula="if(?f60, ?f60, ?f61)"/>
              <draw:equation draw:name="f63" draw:formula="?f19 - ?f62"/>
              <draw:equation draw:name="f64" draw:formula="max(?f53, ?f55)"/>
              <draw:equation draw:name="f65" draw:formula="if(?f63, ?f6, ?f64)"/>
              <draw:equation draw:name="f66" draw:formula="?f1 - ?f15"/>
              <draw:equation draw:name="f67" draw:formula="32400000 - ?f15"/>
              <draw:equation draw:name="f68" draw:formula="if(?f66, ?f66, ?f67)"/>
              <draw:equation draw:name="f69" draw:formula="?f19 - ?f68"/>
              <draw:equation draw:name="f70" draw:formula="min(?f52, ?f54)"/>
              <draw:equation draw:name="f71" draw:formula="if(?f69, ?f3, ?f70)"/>
              <draw:equation draw:name="f72" draw:formula="?f0 - ?f15"/>
              <draw:equation draw:name="f73" draw:formula="37800000 - ?f15"/>
              <draw:equation draw:name="f74" draw:formula="if(?f72, ?f72, ?f73)"/>
              <draw:equation draw:name="f75" draw:formula="?f19 - ?f74"/>
              <draw:equation draw:name="f76" draw:formula="min(?f53, ?f55)"/>
              <draw:equation draw:name="f77" draw:formula="if(?f75, ?f5, ?f76)"/>
              <draw:equation draw:name="f78" draw:formula="0 - $0"/>
              <draw:equation draw:name="f79" draw:formula="?f78 * ?f1 / ?f14"/>
              <draw:equation draw:name="f80" draw:formula="?f79 - ?f2"/>
              <draw:equation draw:name="f81" draw:formula="0 - ?f80"/>
              <draw:equation draw:name="f82" draw:formula="0 - $1"/>
              <draw:equation draw:name="f83" draw:formula="?f82 * ?f1 / ?f14"/>
              <draw:equation draw:name="f84" draw:formula="?f83 - ?f2"/>
              <draw:equation draw:name="f85" draw:formula="0 - ?f84"/>
              <draw:equation draw:name="f86" draw:formula="?f52 - 10800"/>
              <draw:equation draw:name="f87" draw:formula="?f53 - 10800"/>
              <draw:equation draw:name="f88" draw:formula="sqrt(?f86 * ?f86 + ?f87 * ?f87 + 0 * 0)"/>
              <draw:equation draw:name="f89" draw:formula="atan2(?f86, ?f87)"/>
              <draw:equation draw:name="f90" draw:formula="?f89 + ?f2"/>
              <draw:equation draw:name="f91" draw:formula="?f90 * ?f14 / ?f1"/>
              <draw:equation draw:name="f92" draw:formula="0 - ?f91"/>
              <draw:equation draw:name="f93" draw:formula="?f54 - 10800"/>
              <draw:equation draw:name="f94" draw:formula="?f55 - 10800"/>
              <draw:equation draw:name="f95" draw:formula="sqrt(?f93 * ?f93 + ?f94 * ?f94 + 0 * 0)"/>
              <draw:equation draw:name="f96" draw:formula="atan2(?f93, ?f94)"/>
              <draw:equation draw:name="f97" draw:formula="?f96 + ?f2"/>
              <draw:equation draw:name="f98" draw:formula="?f97 * ?f14 / ?f1"/>
              <draw:equation draw:name="f99" draw:formula="0 - ?f98"/>
              <draw:equation draw:name="f100" draw:formula="21550000 - ?f19"/>
              <draw:equation draw:name="f101" draw:formula="if(?f100, ?f19, 21550000)"/>
              <draw:equation draw:name="f102" draw:formula="-21550000 - ?f101"/>
              <draw:equation draw:name="f103" draw:formula="if(?f102, -21550000, ?f101)"/>
              <draw:equation draw:name="f104" draw:formula="?f15 + ?f103"/>
              <draw:equation draw:name="f105" draw:formula="sqrt(?f25 * ?f25 + ?f28 * ?f28 + 0 * 0)"/>
              <draw:equation draw:name="f106" draw:formula="?f11 * ?f8 / ?f105"/>
              <draw:equation draw:name="f107" draw:formula="?f27 * ?f106"/>
              <draw:equation draw:name="f108" draw:formula="?f52 - ?f107"/>
              <draw:equation draw:name="f109" draw:formula="?f24 * ?f106"/>
              <draw:equation draw:name="f110" draw:formula="?f53 - ?f109"/>
              <draw:equation draw:name="f111" draw:formula="?f108 - ?f11"/>
              <draw:equation draw:name="f112" draw:formula="?f110 - ?f8"/>
              <draw:equation draw:name="f113" draw:formula="?f108 + ?f11"/>
              <draw:equation draw:name="f114" draw:formula="?f110 + ?f8"/>
              <draw:equation draw:name="f115" draw:formula="?f104 + ?f2"/>
              <draw:equation draw:name="f116" draw:formula="?f115 * ?f13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11"/>
              <draw:equation draw:name="f121" draw:formula="sin(?f117)"/>
              <draw:equation draw:name="f122" draw:formula="0 - ?f121"/>
              <draw:equation draw:name="f123" draw:formula="?f122 * ?f8"/>
              <draw:equation draw:name="f124" draw:formula="sqrt(?f120 * ?f120 + ?f123 * ?f123 + 0 * 0)"/>
              <draw:equation draw:name="f125" draw:formula="?f11 * ?f8 / ?f124"/>
              <draw:equation draw:name="f126" draw:formula="?f122 * ?f125"/>
              <draw:equation draw:name="f127" draw:formula="?f108 + ?f126"/>
              <draw:equation draw:name="f128" draw:formula="?f119 * ?f125"/>
              <draw:equation draw:name="f129" draw:formula="?f110 + ?f128"/>
              <draw:equation draw:name="f130" draw:formula="if(?f103, ?f52, ?f111)"/>
              <draw:equation draw:name="f131" draw:formula="if(?f103, ?f53, ?f112)"/>
              <draw:equation draw:name="f132" draw:formula="if(?f103, ?f52, ?f113)"/>
              <draw:equation draw:name="f133" draw:formula="if(?f103, ?f53, ?f114)"/>
              <draw:equation draw:name="f134" draw:formula="if(?f103, ?f111, ?f127)"/>
              <draw:equation draw:name="f135" draw:formula="if(?f103, ?f112, ?f129)"/>
              <draw:equation draw:name="f136" draw:formula="if(?f103, ?f113, ?f127)"/>
              <draw:equation draw:name="f137" draw:formula="if(?f103, ?f114, ?f129)"/>
            </draw:enhanced-geometry>
          </draw:custom-shape>
          <draw:custom-shape svg:width="0.51686in" svg:height="0.92135in" draw:id="id123" draw:style-name="a876" draw:transform="translate(-0.25843in -0.46067in) rotate(-1.5708) translate(3.85069in 1.47854in)" draw:name="Bogen 5">
            <svg:title/>
            <svg:desc/>
            <text:p text:style-name="a875" text:class-names="" text:cond-style-name=""><text:span text:style-name="a874" text:class-names=""/></text:p>
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180"/>
              <draw:equation draw:name="f15" draw:formula="?f81"/>
              <draw:equation draw:name="f16" draw:formula="?f85"/>
              <draw:equation draw:name="f17" draw:formula="?f16 - ?f15"/>
              <draw:equation draw:name="f18" draw:formula="?f17 + 21600000"/>
              <draw:equation draw:name="f19" draw:formula="if(?f17, ?f17, ?f18)"/>
              <draw:equation draw:name="f20" draw:formula="?f15 + ?f2"/>
              <draw:equation draw:name="f21" draw:formula="?f20 * ?f13 / ?f1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?f11"/>
              <draw:equation draw:name="f26" draw:formula="sin(?f22)"/>
              <draw:equation draw:name="f27" draw:formula="0 - ?f26"/>
              <draw:equation draw:name="f28" draw:formula="?f27 * ?f8"/>
              <draw:equation draw:name="f29" draw:formula="0 - ?f28"/>
              <draw:equation draw:name="f30" draw:formula="0 - ?f25"/>
              <draw:equation draw:name="f31" draw:formula="atan2(?f29, ?f30)"/>
              <draw:equation draw:name="f32" draw:formula="-1 * sin(?f31)"/>
              <draw:equation draw:name="f33" draw:formula="?f32 * ?f11"/>
              <draw:equation draw:name="f34" draw:formula="-1 * cos(?f31)"/>
              <draw:equation draw:name="f35" draw:formula="?f34 * ?f8"/>
              <draw:equation draw:name="f36" draw:formula="?f16 + ?f2"/>
              <draw:equation draw:name="f37" draw:formula="?f36 * ?f13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11"/>
              <draw:equation draw:name="f42" draw:formula="sin(?f38)"/>
              <draw:equation draw:name="f43" draw:formula="0 - ?f42"/>
              <draw:equation draw:name="f44" draw:formula="?f43 * ?f8"/>
              <draw:equation draw:name="f45" draw:formula="0 - ?f44"/>
              <draw:equation draw:name="f46" draw:formula="0 - ?f41"/>
              <draw:equation draw:name="f47" draw:formula="atan2(?f45, ?f46)"/>
              <draw:equation draw:name="f48" draw:formula="-1 * sin(?f47)"/>
              <draw:equation draw:name="f49" draw:formula="?f48 * ?f11"/>
              <draw:equation draw:name="f50" draw:formula="-1 * cos(?f47)"/>
              <draw:equation draw:name="f51" draw:formula="?f50 * ?f8"/>
              <draw:equation draw:name="f52" draw:formula="?f12 + ?f33"/>
              <draw:equation draw:name="f53" draw:formula="?f9 + ?f35"/>
              <draw:equation draw:name="f54" draw:formula="?f12 + ?f49"/>
              <draw:equation draw:name="f55" draw:formula="?f9 + ?f51"/>
              <draw:equation draw:name="f56" draw:formula="21600000 - ?f15"/>
              <draw:equation draw:name="f57" draw:formula="?f19 - ?f56"/>
              <draw:equation draw:name="f58" draw:formula="max(?f52, ?f54)"/>
              <draw:equation draw:name="f59" draw:formula="if(?f57, ?f4, ?f58)"/>
              <draw:equation draw:name="f60" draw:formula="?f2 - ?f15"/>
              <draw:equation draw:name="f61" draw:formula="27000000 - ?f15"/>
              <draw:equation draw:name="f62" draw:formula="if(?f60, ?f60, ?f61)"/>
              <draw:equation draw:name="f63" draw:formula="?f19 - ?f62"/>
              <draw:equation draw:name="f64" draw:formula="max(?f53, ?f55)"/>
              <draw:equation draw:name="f65" draw:formula="if(?f63, ?f6, ?f64)"/>
              <draw:equation draw:name="f66" draw:formula="?f1 - ?f15"/>
              <draw:equation draw:name="f67" draw:formula="32400000 - ?f15"/>
              <draw:equation draw:name="f68" draw:formula="if(?f66, ?f66, ?f67)"/>
              <draw:equation draw:name="f69" draw:formula="?f19 - ?f68"/>
              <draw:equation draw:name="f70" draw:formula="min(?f52, ?f54)"/>
              <draw:equation draw:name="f71" draw:formula="if(?f69, ?f3, ?f70)"/>
              <draw:equation draw:name="f72" draw:formula="?f0 - ?f15"/>
              <draw:equation draw:name="f73" draw:formula="37800000 - ?f15"/>
              <draw:equation draw:name="f74" draw:formula="if(?f72, ?f72, ?f73)"/>
              <draw:equation draw:name="f75" draw:formula="?f19 - ?f74"/>
              <draw:equation draw:name="f76" draw:formula="min(?f53, ?f55)"/>
              <draw:equation draw:name="f77" draw:formula="if(?f75, ?f5, ?f76)"/>
              <draw:equation draw:name="f78" draw:formula="0 - $0"/>
              <draw:equation draw:name="f79" draw:formula="?f78 * ?f1 / ?f14"/>
              <draw:equation draw:name="f80" draw:formula="?f79 - ?f2"/>
              <draw:equation draw:name="f81" draw:formula="0 - ?f80"/>
              <draw:equation draw:name="f82" draw:formula="0 - $1"/>
              <draw:equation draw:name="f83" draw:formula="?f82 * ?f1 / ?f14"/>
              <draw:equation draw:name="f84" draw:formula="?f83 - ?f2"/>
              <draw:equation draw:name="f85" draw:formula="0 - ?f84"/>
              <draw:equation draw:name="f86" draw:formula="?f52 - 10800"/>
              <draw:equation draw:name="f87" draw:formula="?f53 - 10800"/>
              <draw:equation draw:name="f88" draw:formula="sqrt(?f86 * ?f86 + ?f87 * ?f87 + 0 * 0)"/>
              <draw:equation draw:name="f89" draw:formula="atan2(?f86, ?f87)"/>
              <draw:equation draw:name="f90" draw:formula="?f89 + ?f2"/>
              <draw:equation draw:name="f91" draw:formula="?f90 * ?f14 / ?f1"/>
              <draw:equation draw:name="f92" draw:formula="0 - ?f91"/>
              <draw:equation draw:name="f93" draw:formula="?f54 - 10800"/>
              <draw:equation draw:name="f94" draw:formula="?f55 - 10800"/>
              <draw:equation draw:name="f95" draw:formula="sqrt(?f93 * ?f93 + ?f94 * ?f94 + 0 * 0)"/>
              <draw:equation draw:name="f96" draw:formula="atan2(?f93, ?f94)"/>
              <draw:equation draw:name="f97" draw:formula="?f96 + ?f2"/>
              <draw:equation draw:name="f98" draw:formula="?f97 * ?f14 / ?f1"/>
              <draw:equation draw:name="f99" draw:formula="0 - ?f98"/>
              <draw:equation draw:name="f100" draw:formula="21550000 - ?f19"/>
              <draw:equation draw:name="f101" draw:formula="if(?f100, ?f19, 21550000)"/>
              <draw:equation draw:name="f102" draw:formula="-21550000 - ?f101"/>
              <draw:equation draw:name="f103" draw:formula="if(?f102, -21550000, ?f101)"/>
              <draw:equation draw:name="f104" draw:formula="?f15 + ?f103"/>
              <draw:equation draw:name="f105" draw:formula="sqrt(?f25 * ?f25 + ?f28 * ?f28 + 0 * 0)"/>
              <draw:equation draw:name="f106" draw:formula="?f11 * ?f8 / ?f105"/>
              <draw:equation draw:name="f107" draw:formula="?f27 * ?f106"/>
              <draw:equation draw:name="f108" draw:formula="?f52 - ?f107"/>
              <draw:equation draw:name="f109" draw:formula="?f24 * ?f106"/>
              <draw:equation draw:name="f110" draw:formula="?f53 - ?f109"/>
              <draw:equation draw:name="f111" draw:formula="?f108 - ?f11"/>
              <draw:equation draw:name="f112" draw:formula="?f110 - ?f8"/>
              <draw:equation draw:name="f113" draw:formula="?f108 + ?f11"/>
              <draw:equation draw:name="f114" draw:formula="?f110 + ?f8"/>
              <draw:equation draw:name="f115" draw:formula="?f104 + ?f2"/>
              <draw:equation draw:name="f116" draw:formula="?f115 * ?f13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11"/>
              <draw:equation draw:name="f121" draw:formula="sin(?f117)"/>
              <draw:equation draw:name="f122" draw:formula="0 - ?f121"/>
              <draw:equation draw:name="f123" draw:formula="?f122 * ?f8"/>
              <draw:equation draw:name="f124" draw:formula="sqrt(?f120 * ?f120 + ?f123 * ?f123 + 0 * 0)"/>
              <draw:equation draw:name="f125" draw:formula="?f11 * ?f8 / ?f124"/>
              <draw:equation draw:name="f126" draw:formula="?f122 * ?f125"/>
              <draw:equation draw:name="f127" draw:formula="?f108 + ?f126"/>
              <draw:equation draw:name="f128" draw:formula="?f119 * ?f125"/>
              <draw:equation draw:name="f129" draw:formula="?f110 + ?f128"/>
              <draw:equation draw:name="f130" draw:formula="if(?f103, ?f52, ?f111)"/>
              <draw:equation draw:name="f131" draw:formula="if(?f103, ?f53, ?f112)"/>
              <draw:equation draw:name="f132" draw:formula="if(?f103, ?f52, ?f113)"/>
              <draw:equation draw:name="f133" draw:formula="if(?f103, ?f53, ?f114)"/>
              <draw:equation draw:name="f134" draw:formula="if(?f103, ?f111, ?f127)"/>
              <draw:equation draw:name="f135" draw:formula="if(?f103, ?f112, ?f129)"/>
              <draw:equation draw:name="f136" draw:formula="if(?f103, ?f113, ?f127)"/>
              <draw:equation draw:name="f137" draw:formula="if(?f103, ?f114, ?f129)"/>
            </draw:enhanced-geometry>
          </draw:custom-shape>
          <draw:connector draw:type="line" svg:x1="2.78125in" svg:y1="1.79452in" svg:x2="4.92014in" svg:y2="1.79452in" draw:id="id124" draw:style-name="a877" draw:name="Gerader Verbinder 7">
            <svg:title/>
            <svg:desc/>
          </draw:connector>
          <draw:connector draw:type="line" svg:x1="3.62153in" svg:y1="2.09028in" svg:x2="4.07986in" svg:y2="1.44444in" draw:id="id125" draw:style-name="a879" draw:name="Gerade Verbindung mit Pfeil 9">
            <svg:title/>
            <svg:desc/>
          </draw:connector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792" svg:viewBox="0 0 20 30" svg:d="m10 0-10 30h20z"/>
    <draw:marker draw:name="a853" svg:viewBox="0 0 20 30" svg:d="m10 0-10 30h20z"/>
    <draw:marker draw:name="a787" svg:viewBox="0 0 20 30" svg:d="m10 0-10 30h20z"/>
    <draw:marker draw:name="a788" svg:viewBox="0 0 20 30" svg:d="m10 0-10 30h20z"/>
    <draw:marker draw:name="a796" svg:viewBox="0 0 20 30" svg:d="m10 0-10 30h20z"/>
    <draw:marker draw:name="a862" svg:viewBox="0 0 20 30" svg:d="m10 0-10 30h20z"/>
    <draw:marker draw:name="a878" svg:viewBox="0 0 20 30" svg:d="m10 0-10 30h20z"/>
    <draw:marker draw:name="a817" svg:viewBox="0 0 20 30" svg:d="m10 0-10 30h20z"/>
    <draw:marker draw:name="a826" svg:viewBox="0 0 20 30" svg:d="m10 0-10 30h20z"/>
    <draw:marker draw:name="a835" svg:viewBox="0 0 20 30" svg:d="m10 0-10 30h20z"/>
    <draw:marker draw:name="a784" svg:viewBox="0 0 20 30" svg:d="m10 0-10 30h20z"/>
    <draw:marker draw:name="a844" svg:viewBox="0 0 20 30" svg:d="m10 0-10 30h20z"/>
    <draw:marker draw:name="a785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Kopfzeilenplatzhalt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umsplatzhalt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Folienbildplatzhalter 3">
          <svg:title/>
          <svg:desc/>
        </draw:page-thumbnail>
        <draw:frame draw:id="id8" presentation:style-name="a58" draw:name="Notizenplatzhalt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Mastertextformat bearbeiten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Zweite Ebene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ünfte Ebene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ußzeilenplatzhalt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Foliennummernplatzhalt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7">
      <draw:frame draw:id="id11" presentation:style-name="a71" draw:name="Titel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Mastertitelformat bearbeiten</text:span><text:span text:style-name="a69" text:class-names=""/></text:p>
        </draw:text-box>
        <svg:title/>
        <svg:desc/>
      </draw:frame>
      <draw:frame draw:id="id12" presentation:style-name="a75" draw:name="Untertitel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Master-Untertitelformat bearbeiten</text:span><text:span text:style-name="a73" text:class-names=""/></text:p>
        </draw:text-box>
        <svg:title/>
        <svg:desc/>
      </draw:frame>
      <draw:frame draw:id="id13" presentation:style-name="a80" draw:name="Datumsplatzhalt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Fußzeilenplatzhalt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Foliennummernplatzhalt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Kopfzeilenplatzhalt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umsplatzhalt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Folienbildplatzhalter 3">
          <svg:title/>
          <svg:desc/>
        </draw:page-thumbnail>
        <draw:frame draw:id="id8" presentation:style-name="a112" draw:name="Notizenplatzhalt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Mastertextformat bearbeiten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Zweite Ebene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ünfte Ebene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ußzeilenplatzhalt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Foliennummernplatzhalt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21">
      <draw:frame draw:id="id16" presentation:style-name="a125" draw:name="Titel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Mastertitelformat bearbeiten</text:span><text:span text:style-name="a123" text:class-names=""/></text:p>
        </draw:text-box>
        <svg:title/>
        <svg:desc/>
      </draw:frame>
      <draw:frame draw:id="id17" presentation:style-name="a142" draw:name="Inhaltsplatzhalter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Mastertextformat bearbeiten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Zweite Ebene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ünfte Ebene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umsplatzhalt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Fußzeilenplatzhalt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Foliennummernplatzhalt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Kopfzeilenplatzhalt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umsplatzhalt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Folienbildplatzhalter 3">
          <svg:title/>
          <svg:desc/>
        </draw:page-thumbnail>
        <draw:frame draw:id="id8" presentation:style-name="a179" draw:name="Notizenplatzhalt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Mastertextformat bearbeiten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Zweite Ebene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ünfte Ebene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ußzeilenplatzhalt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Foliennummernplatzhalt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88">
      <draw:frame draw:id="id21" presentation:style-name="a192" draw:name="Titel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Mastertitelformat bearbeiten</text:span><text:span text:style-name="a190" text:class-names=""/></text:p>
        </draw:text-box>
        <svg:title/>
        <svg:desc/>
      </draw:frame>
      <draw:frame draw:id="id22" presentation:style-name="a196" draw:name="Textplatzhalter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Mastertextformat bearbeiten</text:span></text:p>
            </text:list-item>
          </text:list>
        </draw:text-box>
        <svg:title/>
        <svg:desc/>
      </draw:frame>
      <draw:frame draw:id="id23" presentation:style-name="a201" draw:name="Datumsplatzhalt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Fußzeilenplatzhalt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Foliennummernplatzhalt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Kopfzeilenplatzhalt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umsplatzhalt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Folienbildplatzhalter 3">
          <svg:title/>
          <svg:desc/>
        </draw:page-thumbnail>
        <draw:frame draw:id="id8" presentation:style-name="a233" draw:name="Notizenplatzhalt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Mastertextformat bearbeiten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Zweite Ebene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ünfte Ebene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ußzeilenplatzhalt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Foliennummernplatzhalt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42">
      <draw:frame draw:id="id26" presentation:style-name="a246" draw:name="Titel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Mastertitelformat bearbeiten</text:span><text:span text:style-name="a244" text:class-names=""/></text:p>
        </draw:text-box>
        <svg:title/>
        <svg:desc/>
      </draw:frame>
      <draw:frame draw:id="id27" presentation:style-name="a263" draw:name="Inhaltsplatzhalter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Mastertextformat bearbeiten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Zweite Ebene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ünfte Ebene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Inhaltsplatzhalter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Mastertextformat bearbeite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Zweite Ebene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ünfte Ebene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umsplatzhalt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Fußzeilenplatzhalt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Foliennummernplatzhalt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Kopfzeilenplatzhalt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umsplatzhalt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Folienbildplatzhalter 3">
          <svg:title/>
          <svg:desc/>
        </draw:page-thumbnail>
        <draw:frame draw:id="id8" presentation:style-name="a317" draw:name="Notizenplatzhalt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Mastertextformat bearbeiten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Zweite Ebene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ünfte Ebene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ußzeilenplatzhalt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Foliennummernplatzhalt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26">
      <draw:frame draw:id="id32" presentation:style-name="a330" draw:name="Titel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Mastertitelformat bearbeiten</text:span><text:span text:style-name="a328" text:class-names=""/></text:p>
        </draw:text-box>
        <svg:title/>
        <svg:desc/>
      </draw:frame>
      <draw:frame draw:id="id33" presentation:style-name="a334" draw:name="Textplatzhalter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Mastertextformat bearbeiten</text:span></text:p>
            </text:list-item>
          </text:list>
        </draw:text-box>
        <svg:title/>
        <svg:desc/>
      </draw:frame>
      <draw:frame draw:id="id34" presentation:style-name="a351" draw:name="Inhaltsplatzhalter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Mastertextformat bearbeiten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Zweite Ebene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ünfte Ebene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platzhalter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Mastertextformat bearbeiten</text:span></text:p>
            </text:list-item>
          </text:list>
        </draw:text-box>
        <svg:title/>
        <svg:desc/>
      </draw:frame>
      <draw:frame draw:id="id36" presentation:style-name="a372" draw:name="Inhaltsplatzhalter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Mastertextformat bearbeiten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Zweite Ebene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ünfte Ebene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umsplatzhalter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Fußzeilenplatzhalt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Foliennummernplatzhalt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Kopfzeilenplatzhalt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umsplatzhalt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Folienbildplatzhalter 3">
          <svg:title/>
          <svg:desc/>
        </draw:page-thumbnail>
        <draw:frame draw:id="id8" presentation:style-name="a409" draw:name="Notizenplatzhalt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Mastertextformat bearbeiten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Zweite Ebene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ünfte Ebene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ußzeilenplatzhalt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Foliennummernplatzhalt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18">
      <draw:frame draw:id="id40" presentation:style-name="a422" draw:name="Titel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Mastertitelformat bearbeiten</text:span><text:span text:style-name="a420" text:class-names=""/></text:p>
        </draw:text-box>
        <svg:title/>
        <svg:desc/>
      </draw:frame>
      <draw:frame draw:id="id41" presentation:style-name="a427" draw:name="Datumsplatzhalt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Fußzeilenplatzhalt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Foliennummernplatzhalt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Kopfzeilenplatzhalt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umsplatzhalt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Folienbildplatzhalter 3">
          <svg:title/>
          <svg:desc/>
        </draw:page-thumbnail>
        <draw:frame draw:id="id8" presentation:style-name="a459" draw:name="Notizenplatzhalt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Mastertextformat bearbeiten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Zweite Ebene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ünfte Ebene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ußzeilenplatzhalt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Foliennummernplatzhalt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468">
      <draw:frame draw:id="id44" presentation:style-name="a473" draw:name="Datumsplatzhalt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Fußzeilenplatzhalt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Foliennummernplatzhalt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Kopfzeilenplatzhalt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umsplatzhalt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Folienbildplatzhalter 3">
          <svg:title/>
          <svg:desc/>
        </draw:page-thumbnail>
        <draw:frame draw:id="id8" presentation:style-name="a505" draw:name="Notizenplatzhalt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Mastertextformat bearbeiten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Zweite Ebene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ünfte Ebene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ußzeilenplatzhalt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Foliennummernplatzhalt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14">
      <draw:frame draw:id="id47" presentation:style-name="a518" draw:name="Titel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Mastertitelformat bearbeiten</text:span><text:span text:style-name="a516" text:class-names=""/></text:p>
        </draw:text-box>
        <svg:title/>
        <svg:desc/>
      </draw:frame>
      <draw:frame draw:id="id48" presentation:style-name="a535" draw:name="Inhaltsplatzhalter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Mastertextformat bearbeiten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Zweite Ebene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ünfte Ebene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platzhalter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Mastertextformat bearbeiten</text:span></text:p>
            </text:list-item>
          </text:list>
        </draw:text-box>
        <svg:title/>
        <svg:desc/>
      </draw:frame>
      <draw:frame draw:id="id50" presentation:style-name="a544" draw:name="Datumsplatzhalt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Fußzeilenplatzhalt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Foliennummernplatzhalt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Kopfzeilenplatzhalt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umsplatzhalt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Folienbildplatzhalter 3">
          <svg:title/>
          <svg:desc/>
        </draw:page-thumbnail>
        <draw:frame draw:id="id8" presentation:style-name="a576" draw:name="Notizenplatzhalt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Mastertextformat bearbeiten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Zweite Ebene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ünfte Ebene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ußzeilenplatzhalt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Foliennummernplatzhalt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85">
      <draw:frame draw:id="id53" presentation:style-name="a589" draw:name="Titel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Mastertitelformat bearbeiten</text:span><text:span text:style-name="a587" text:class-names=""/></text:p>
        </draw:text-box>
        <svg:title/>
        <svg:desc/>
      </draw:frame>
      <draw:frame draw:id="id54" presentation:style-name="a592" draw:name="Bildplatzhalter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platzhalter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Mastertextformat bearbeiten</text:span></text:p>
            </text:list-item>
          </text:list>
        </draw:text-box>
        <svg:title/>
        <svg:desc/>
      </draw:frame>
      <draw:frame draw:id="id56" presentation:style-name="a601" draw:name="Datumsplatzhalter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Fußzeilenplatzhalter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Foliennummernplatzhalt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Kopfzeilenplatzhalter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umsplatzhalt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Folienbildplatzhalter 3">
          <svg:title/>
          <svg:desc/>
        </draw:page-thumbnail>
        <draw:frame draw:id="id8" presentation:style-name="a633" draw:name="Notizenplatzhalt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Mastertextformat bearbeiten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Zweite Ebene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ünfte Ebene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ußzeilenplatzhalt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Foliennummernplatzhalt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42">
      <draw:frame draw:id="id59" presentation:style-name="a646" draw:name="Titel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Mastertitelformat bearbeiten</text:span><text:span text:style-name="a644" text:class-names=""/></text:p>
        </draw:text-box>
        <svg:title/>
        <svg:desc/>
      </draw:frame>
      <draw:frame draw:id="id60" presentation:style-name="a663" draw:name="Vertikaler Textplatzhalter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Mastertextformat bearbeiten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Zweite Ebene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ünfte Ebene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umsplatzhalter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Fußzeilenplatzhalter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Foliennummernplatzhalt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Kopfzeilenplatzhalt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umsplatzhalt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Folienbildplatzhalter 3">
          <svg:title/>
          <svg:desc/>
        </draw:page-thumbnail>
        <draw:frame draw:id="id8" presentation:style-name="a700" draw:name="Notizenplatzhalt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Mastertextformat bearbeiten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Zweite Ebene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ünfte Ebene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ußzeilenplatzhalter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Foliennummernplatzhalt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709">
      <draw:frame draw:id="id64" presentation:style-name="a713" draw:name="Vertikaler Titel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Mastertitelformat bearbeiten</text:span><text:span text:style-name="a711" text:class-names=""/></text:p>
        </draw:text-box>
        <svg:title/>
        <svg:desc/>
      </draw:frame>
      <draw:frame draw:id="id65" presentation:style-name="a730" draw:name="Vertikaler Textplatzhalter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Mastertextformat bearbeiten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Zweite Ebene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ünfte Ebene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umsplatzhalter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Fußzeilenplatzhalter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Foliennummernplatzhalter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Kopfzeilenplatzhalt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umsplatzhalt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Folienbildplatzhalter 3">
          <svg:title/>
          <svg:desc/>
        </draw:page-thumbnail>
        <draw:frame draw:id="id8" presentation:style-name="a767" draw:name="Notizenplatzhalt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Mastertextformat bearbeiten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Zweite Ebene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ünfte Ebene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ußzeilenplatzhalt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Foliennummernplatzhalt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Rainer Nitsche</meta:initial-creator>
    <dc:creator>Rainer Nitsche</dc:creator>
    <meta:creation-date>2025-11-01T09:02:13Z</meta:creation-date>
    <dc:date>2025-11-01T10:30:30Z</dc:date>
    <meta:editing-cycles>3</meta:editing-cycles>
    <meta:editing-duration>PT0S</meta:editing-duration>
    <meta:document-statistic meta:paragraph-count="1" meta:word-count="1"/>
  </office:meta>
</office:document-meta>
</file>